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10000000B60917D469C7B0636.png" manifest:media-type="image/png"/>
  <manifest:file-entry manifest:full-path="Pictures/10000000000000110000000B1AED47CF729975EF.png" manifest:media-type="image/png"/>
  <manifest:file-entry manifest:full-path="Pictures/10000000000000110000000B93A2A1B519177592.png" manifest:media-type="image/png"/>
  <manifest:file-entry manifest:full-path="Pictures/1000000000000011000000098F4A526A3450662D.png" manifest:media-type="image/png"/>
  <manifest:file-entry manifest:full-path="Pictures/10000000000000110000000993DFC833A08536E7.png" manifest:media-type="image/png"/>
  <manifest:file-entry manifest:full-path="Pictures/10000000000000110000000BE94E61E56F8284F6.png" manifest:media-type="image/png"/>
  <manifest:file-entry manifest:full-path="Pictures/100000000000001100000009BFF6198D114FD42A.png" manifest:media-type="image/png"/>
  <manifest:file-entry manifest:full-path="Pictures/10000000000000110000000BAF205B2B5C97999A.png" manifest:media-type="image/png"/>
  <manifest:file-entry manifest:full-path="Pictures/100000000000001100000009293E6434E46C0FCC.png" manifest:media-type="image/png"/>
  <manifest:file-entry manifest:full-path="Pictures/100000000000001100000009E0EE100A6706C7DF.png" manifest:media-type="image/png"/>
  <manifest:file-entry manifest:full-path="Pictures/100000000000001100000009492D65620D60CD4A.png" manifest:media-type="image/png"/>
  <manifest:file-entry manifest:full-path="Pictures/10000000000000090000002640E616FF3F1AECC4.png" manifest:media-type="image/png"/>
  <manifest:file-entry manifest:full-path="Pictures/100000000000001100000009B87A02E79E039EFF.png" manifest:media-type="image/png"/>
  <manifest:file-entry manifest:full-path="Pictures/1000000000000011000000094FC6A4686486959F.png" manifest:media-type="image/png"/>
  <manifest:file-entry manifest:full-path="Pictures/100000000000000A0000001CA484561AD36FEC90.png" manifest:media-type="image/png"/>
  <manifest:file-entry manifest:full-path="Pictures/10000000000000110000000BBBDD3A9E3780BD37.png" manifest:media-type="image/png"/>
  <manifest:file-entry manifest:full-path="Pictures/100000000000000900000026A4C80838AEA71E35.png" manifest:media-type="image/png"/>
  <manifest:file-entry manifest:full-path="Pictures/10000000000000110000000BB2F323EBD0494E97.png" manifest:media-type="image/png"/>
  <manifest:file-entry manifest:full-path="Pictures/100000000000001100000009AE9F832DA7AF2B3C.png" manifest:media-type="image/png"/>
  <manifest:file-entry manifest:full-path="Pictures/10000000000000110000000903017BA02FBDE496.png" manifest:media-type="image/png"/>
  <manifest:file-entry manifest:full-path="Pictures/100000000000001100000009BE058DC53DD4CE68.png" manifest:media-type="image/png"/>
  <manifest:file-entry manifest:full-path="Pictures/10000000000000090000002639B5F9B1553605A9.png" manifest:media-type="image/png"/>
  <manifest:file-entry manifest:full-path="Pictures/10000000000000110000000974E6F2CB86476699.png" manifest:media-type="image/png"/>
  <manifest:file-entry manifest:full-path="Pictures/100000000000000A0000001C428C690F40B2579C.png" manifest:media-type="image/png"/>
  <manifest:file-entry manifest:full-path="Pictures/1000000000000009000000265E56738299CB1500.png" manifest:media-type="image/png"/>
  <manifest:file-entry manifest:full-path="Pictures/10000000000000110000000BA385D4569B54828C.png" manifest:media-type="image/png"/>
  <manifest:file-entry manifest:full-path="Pictures/10000000000000090000002687ADFF6B126F2016.png" manifest:media-type="image/png"/>
  <manifest:file-entry manifest:full-path="Pictures/100000000000000A0000001CFB44D99727D221D7.png" manifest:media-type="image/png"/>
  <manifest:file-entry manifest:full-path="Pictures/100000000000000A0000001CC7CA8EABC90B8D35.png" manifest:media-type="image/png"/>
  <manifest:file-entry manifest:full-path="Pictures/10000000000000110000000B48FEC4E88D888D36.png" manifest:media-type="image/png"/>
  <manifest:file-entry manifest:full-path="Pictures/10000000000000110000000B2344CA2418E0657E.png" manifest:media-type="image/png"/>
  <manifest:file-entry manifest:full-path="Pictures/100000000000001100000009B6157B9477CD1F68.png" manifest:media-type="image/png"/>
  <manifest:file-entry manifest:full-path="Pictures/1000000000000009000000265A81D4FC6C2A87BC.png" manifest:media-type="image/png"/>
  <manifest:file-entry manifest:full-path="Pictures/100000000000000900000026C7CC7F55CE933D95.png" manifest:media-type="image/png"/>
  <manifest:file-entry manifest:full-path="Pictures/10000000000000110000000BFABF1F8C93689A6F.png" manifest:media-type="image/png"/>
  <manifest:file-entry manifest:full-path="Pictures/100000000000000900000026B347BD0C2BADD0FE.png" manifest:media-type="image/png"/>
  <manifest:file-entry manifest:full-path="Pictures/1000000000000011000000096EC7C93620409925.png" manifest:media-type="image/png"/>
  <manifest:file-entry manifest:full-path="Pictures/10000000000000090000002679D462C619C31539.png" manifest:media-type="image/png"/>
  <manifest:file-entry manifest:full-path="Pictures/100000000000001100000009D13B81419958D4B9.png" manifest:media-type="image/png"/>
  <manifest:file-entry manifest:full-path="Pictures/1000000000000008000000265CA9C31D1E9F9FD4.png" manifest:media-type="image/png"/>
  <manifest:file-entry manifest:full-path="Pictures/100000000000001100000009E0B4B9FB1BAD36BD.png" manifest:media-type="image/png"/>
  <manifest:file-entry manifest:full-path="Pictures/1000000000000011000000099F881B990641AB10.png" manifest:media-type="image/png"/>
  <manifest:file-entry manifest:full-path="Pictures/10000000000000110000000947FC9DAC76A335C5.png" manifest:media-type="image/png"/>
  <manifest:file-entry manifest:full-path="Pictures/10000000000000090000002682A798EEBF4B7045.png" manifest:media-type="image/png"/>
  <manifest:file-entry manifest:full-path="Pictures/10000000000000110000000B0FFBB833950BCC7A.png" manifest:media-type="image/png"/>
  <manifest:file-entry manifest:full-path="Pictures/10000000000000110000000BDEA05C7FAEF601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9.225cm" fo:margin-left="-1.021cm" table:align="left"/>
    </style:style>
    <style:style style:name="Table1.A" style:family="table-column">
      <style:table-column-properties style:column-width="0.794cm"/>
    </style:style>
    <style:style style:name="Table1.B" style:family="table-column">
      <style:table-column-properties style:column-width="18.431cm"/>
    </style:style>
    <style:style style:name="Table2" style:family="table">
      <style:table-properties style:width="18.431cm" style:rel-width="100%" table:align="left"/>
    </style:style>
    <style:style style:name="Table2.A" style:family="table-column">
      <style:table-column-properties style:column-width="0.469cm" style:rel-column-width="266*"/>
    </style:style>
    <style:style style:name="Table2.B" style:family="table-column">
      <style:table-column-properties style:column-width="17.962cm" style:rel-column-width="10183*"/>
    </style:style>
    <style:style style:name="Table2.A1" style:family="table-cell">
      <style:table-cell-properties style:vertical-align="middle"/>
    </style:style>
    <style:style style:name="Table3" style:family="table">
      <style:table-properties style:width="4.112cm" table:align="left"/>
    </style:style>
    <style:style style:name="Table3.A" style:family="table-column">
      <style:table-column-properties style:column-width="1.439cm"/>
    </style:style>
    <style:style style:name="Table3.B" style:family="table-column">
      <style:table-column-properties style:column-width="0.238cm"/>
    </style:style>
    <style:style style:name="Table3.C" style:family="table-column">
      <style:table-column-properties style:column-width="1.094cm"/>
    </style:style>
    <style:style style:name="Table3.D" style:family="table-column">
      <style:table-column-properties style:column-width="1.341cm"/>
    </style:style>
    <style:style style:name="Table3.A1" style:family="table-cell">
      <style:table-cell-properties style:vertical-align="middle"/>
    </style:style>
    <style:style style:name="Table4" style:family="table">
      <style:table-properties style:width="3.14cm" table:align="left"/>
    </style:style>
    <style:style style:name="Table4.A" style:family="table-column">
      <style:table-column-properties style:column-width="0.617cm"/>
    </style:style>
    <style:style style:name="Table4.B" style:family="table-column">
      <style:table-column-properties style:column-width="0.238cm"/>
    </style:style>
    <style:style style:name="Table4.C" style:family="table-column">
      <style:table-column-properties style:column-width="0.564cm"/>
    </style:style>
    <style:style style:name="Table4.D" style:family="table-column">
      <style:table-column-properties style:column-width="0.459cm"/>
    </style:style>
    <style:style style:name="Table4.E" style:family="table-column">
      <style:table-column-properties style:column-width="0.212cm"/>
    </style:style>
    <style:style style:name="Table4.F" style:family="table-column">
      <style:table-column-properties style:column-width="1.05cm"/>
    </style:style>
    <style:style style:name="Table4.A1" style:family="table-cell">
      <style:table-cell-properties style:vertical-align="middle"/>
    </style:style>
    <style:style style:name="Table5" style:family="table">
      <style:table-properties style:width="19.209cm" fo:margin-left="-0.995cm" table:align="left"/>
    </style:style>
    <style:style style:name="Table5.A" style:family="table-column">
      <style:table-column-properties style:column-width="0.794cm"/>
    </style:style>
    <style:style style:name="Table5.B" style:family="table-column">
      <style:table-column-properties style:column-width="18.415cm"/>
    </style:style>
    <style:style style:name="Table6" style:family="table">
      <style:table-properties style:width="18.415cm" style:rel-width="100%" table:align="left"/>
    </style:style>
    <style:style style:name="Table6.A" style:family="table-column">
      <style:table-column-properties style:column-width="0.462cm" style:rel-column-width="1644*"/>
    </style:style>
    <style:style style:name="Table6.B" style:family="table-column">
      <style:table-column-properties style:column-width="17.953cm" style:rel-column-width="63891*"/>
    </style:style>
    <style:style style:name="Table6.A1" style:family="table-cell">
      <style:table-cell-properties style:vertical-align="middle"/>
    </style:style>
    <style:style style:name="Table7" style:family="table">
      <style:table-properties style:width="8.715cm" table:align="left"/>
    </style:style>
    <style:style style:name="Table7.A" style:family="table-column">
      <style:table-column-properties style:column-width="3.577cm"/>
    </style:style>
    <style:style style:name="Table7.B" style:family="table-column">
      <style:table-column-properties style:column-width="0.238cm"/>
    </style:style>
    <style:style style:name="Table7.C" style:family="table-column">
      <style:table-column-properties style:column-width="1.199cm"/>
    </style:style>
    <style:style style:name="Table7.D" style:family="table-column">
      <style:table-column-properties style:column-width="0.247cm"/>
    </style:style>
    <style:style style:name="Table7.E" style:family="table-column">
      <style:table-column-properties style:column-width="1.235cm"/>
    </style:style>
    <style:style style:name="Table7.F" style:family="table-column">
      <style:table-column-properties style:column-width="2.219cm"/>
    </style:style>
    <style:style style:name="Table7.A1" style:family="table-cell">
      <style:table-cell-properties style:vertical-align="middle"/>
    </style:style>
    <style:style style:name="Table8" style:family="table">
      <style:table-properties style:width="18.018cm" fo:margin-left="-0.995cm" table:align="left"/>
    </style:style>
    <style:style style:name="Table8.A" style:family="table-column">
      <style:table-column-properties style:column-width="0.794cm"/>
    </style:style>
    <style:style style:name="Table8.B" style:family="table-column">
      <style:table-column-properties style:column-width="17.224cm"/>
    </style:style>
    <style:style style:name="Table9" style:family="table">
      <style:table-properties style:width="18.389cm" fo:margin-left="0cm" table:align="left"/>
    </style:style>
    <style:style style:name="Table9.A" style:family="table-column">
      <style:table-column-properties style:column-width="0.467cm"/>
    </style:style>
    <style:style style:name="Table9.B" style:family="table-column">
      <style:table-column-properties style:column-width="17.921cm"/>
    </style:style>
    <style:style style:name="Table9.A1" style:family="table-cell">
      <style:table-cell-properties style:vertical-align="middle"/>
    </style:style>
    <style:style style:name="Table10" style:family="table">
      <style:table-properties style:width="2.889cm" table:align="left"/>
    </style:style>
    <style:style style:name="Table10.A" style:family="table-column">
      <style:table-column-properties style:column-width="1.037cm"/>
    </style:style>
    <style:style style:name="Table10.B" style:family="table-column">
      <style:table-column-properties style:column-width="0.459cm"/>
    </style:style>
    <style:style style:name="Table10.C" style:family="table-column">
      <style:table-column-properties style:column-width="0.273cm"/>
    </style:style>
    <style:style style:name="Table10.D" style:family="table-column">
      <style:table-column-properties style:column-width="1.12cm"/>
    </style:style>
    <style:style style:name="Table10.A1" style:family="table-cell">
      <style:table-cell-properties style:vertical-align="middle"/>
    </style:style>
    <style:style style:name="Table11" style:family="table">
      <style:table-properties style:width="17.965cm" fo:margin-left="-0.942cm" table:align="left"/>
    </style:style>
    <style:style style:name="Table11.A" style:family="table-column">
      <style:table-column-properties style:column-width="1.27cm"/>
    </style:style>
    <style:style style:name="Table11.B" style:family="table-column">
      <style:table-column-properties style:column-width="16.695cm"/>
    </style:style>
    <style:style style:name="Table12" style:family="table">
      <style:table-properties style:width="16.695cm" style:rel-width="100%" table:align="left"/>
    </style:style>
    <style:style style:name="Table12.A" style:family="table-column">
      <style:table-column-properties style:column-width="0.46cm" style:rel-column-width="1807*"/>
    </style:style>
    <style:style style:name="Table12.B" style:family="table-column">
      <style:table-column-properties style:column-width="16.235cm" style:rel-column-width="63728*"/>
    </style:style>
    <style:style style:name="Table12.A1" style:family="table-cell">
      <style:table-cell-properties style:vertical-align="middle"/>
    </style:style>
    <style:style style:name="Table13" style:family="table">
      <style:table-properties style:width="7.608cm" table:align="left"/>
    </style:style>
    <style:style style:name="Table13.A" style:family="table-column">
      <style:table-column-properties style:column-width="4.396cm"/>
    </style:style>
    <style:style style:name="Table13.B" style:family="table-column">
      <style:table-column-properties style:column-width="0.67cm"/>
    </style:style>
    <style:style style:name="Table13.C" style:family="table-column">
      <style:table-column-properties style:column-width="0.22cm"/>
    </style:style>
    <style:style style:name="Table13.D" style:family="table-column">
      <style:table-column-properties style:column-width="0.273cm"/>
    </style:style>
    <style:style style:name="Table13.E" style:family="table-column">
      <style:table-column-properties style:column-width="0.238cm"/>
    </style:style>
    <style:style style:name="Table13.F" style:family="table-column">
      <style:table-column-properties style:column-width="0.247cm"/>
    </style:style>
    <style:style style:name="Table13.H" style:family="table-column">
      <style:table-column-properties style:column-width="1.342cm"/>
    </style:style>
    <style:style style:name="Table13.A1" style:family="table-cell">
      <style:table-cell-properties style:vertical-align="middle"/>
    </style:style>
    <style:style style:name="Table14" style:family="table">
      <style:table-properties style:width="3.831cm" table:align="left"/>
    </style:style>
    <style:style style:name="Table14.A" style:family="table-column">
      <style:table-column-properties style:column-width="0.582cm"/>
    </style:style>
    <style:style style:name="Table14.B" style:family="table-column">
      <style:table-column-properties style:column-width="0.459cm"/>
    </style:style>
    <style:style style:name="Table14.C" style:family="table-column">
      <style:table-column-properties style:column-width="0.168cm"/>
    </style:style>
    <style:style style:name="Table14.D" style:family="table-column">
      <style:table-column-properties style:column-width="1.018cm"/>
    </style:style>
    <style:style style:name="Table14.E" style:family="table-column">
      <style:table-column-properties style:column-width="0.273cm"/>
    </style:style>
    <style:style style:name="Table14.F" style:family="table-column">
      <style:table-column-properties style:column-width="1.332cm"/>
    </style:style>
    <style:style style:name="Table14.A1" style:family="table-cell">
      <style:table-cell-properties style:vertical-align="middle"/>
    </style:style>
    <style:style style:name="Table15" style:family="table">
      <style:table-properties style:width="2.425cm" table:align="left"/>
    </style:style>
    <style:style style:name="Table15.A" style:family="table-column">
      <style:table-column-properties style:column-width="0.582cm"/>
    </style:style>
    <style:style style:name="Table15.B" style:family="table-column">
      <style:table-column-properties style:column-width="0.459cm"/>
    </style:style>
    <style:style style:name="Table15.C" style:family="table-column">
      <style:table-column-properties style:column-width="0.168cm"/>
    </style:style>
    <style:style style:name="Table15.E" style:family="table-column">
      <style:table-column-properties style:column-width="0.273cm"/>
    </style:style>
    <style:style style:name="Table15.F" style:family="table-column">
      <style:table-column-properties style:column-width="0.485cm"/>
    </style:style>
    <style:style style:name="Table15.A1" style:family="table-cell">
      <style:table-cell-properties style:vertical-align="middle"/>
    </style:style>
    <style:style style:name="Table16" style:family="table">
      <style:table-properties style:width="5.011cm" table:align="left"/>
    </style:style>
    <style:style style:name="Table16.A" style:family="table-column">
      <style:table-column-properties style:column-width="1.147cm"/>
    </style:style>
    <style:style style:name="Table16.B" style:family="table-column">
      <style:table-column-properties style:column-width="0.238cm"/>
    </style:style>
    <style:style style:name="Table16.C" style:family="table-column">
      <style:table-column-properties style:column-width="1.199cm"/>
    </style:style>
    <style:style style:name="Table16.D" style:family="table-column">
      <style:table-column-properties style:column-width="0.212cm"/>
    </style:style>
    <style:style style:name="Table16.E" style:family="table-column">
      <style:table-column-properties style:column-width="2.215cm"/>
    </style:style>
    <style:style style:name="Table16.A1" style:family="table-cell">
      <style:table-cell-properties style:vertical-align="middle"/>
    </style:style>
    <style:style style:name="Table17" style:family="table">
      <style:table-properties style:width="17.939cm" fo:margin-left="-0.915cm" table:align="left"/>
    </style:style>
    <style:style style:name="Table17.A" style:family="table-column">
      <style:table-column-properties style:column-width="1.244cm"/>
    </style:style>
    <style:style style:name="Table17.B" style:family="table-column">
      <style:table-column-properties style:column-width="16.695cm"/>
    </style:style>
    <style:style style:name="Table18" style:family="table">
      <style:table-properties style:width="16.695cm" style:rel-width="100%" table:align="left"/>
    </style:style>
    <style:style style:name="Table18.A" style:family="table-column">
      <style:table-column-properties style:column-width="0.452cm" style:rel-column-width="1772*"/>
    </style:style>
    <style:style style:name="Table18.B" style:family="table-column">
      <style:table-column-properties style:column-width="16.244cm" style:rel-column-width="63763*"/>
    </style:style>
    <style:style style:name="Table18.A1" style:family="table-cell">
      <style:table-cell-properties style:vertical-align="middle"/>
    </style:style>
    <style:style style:name="Table19" style:family="table">
      <style:table-properties style:width="8.791cm" table:align="left"/>
    </style:style>
    <style:style style:name="Table19.A" style:family="table-column">
      <style:table-column-properties style:column-width="4.725cm"/>
    </style:style>
    <style:style style:name="Table19.B" style:family="table-column">
      <style:table-column-properties style:column-width="0.238cm"/>
    </style:style>
    <style:style style:name="Table19.C" style:family="table-column">
      <style:table-column-properties style:column-width="0.459cm"/>
    </style:style>
    <style:style style:name="Table19.D" style:family="table-column">
      <style:table-column-properties style:column-width="0.776cm"/>
    </style:style>
    <style:style style:name="Table19.E" style:family="table-column">
      <style:table-column-properties style:column-width="0.898cm"/>
    </style:style>
    <style:style style:name="Table19.F" style:family="table-column">
      <style:table-column-properties style:column-width="1.695cm"/>
    </style:style>
    <style:style style:name="Table19.A1" style:family="table-cell">
      <style:table-cell-properties style:vertical-align="middle"/>
    </style:style>
    <style:style style:name="Table20" style:family="table">
      <style:table-properties style:width="17.912cm" fo:margin-left="-0.889cm" table:align="left"/>
    </style:style>
    <style:style style:name="Table20.A" style:family="table-column">
      <style:table-column-properties style:column-width="1.217cm"/>
    </style:style>
    <style:style style:name="Table20.B" style:family="table-column">
      <style:table-column-properties style:column-width="16.695cm"/>
    </style:style>
    <style:style style:name="Table21" style:family="table">
      <style:table-properties style:width="16.695cm" style:rel-width="100%" table:align="left"/>
    </style:style>
    <style:style style:name="Table21.A" style:family="table-column">
      <style:table-column-properties style:column-width="0.457cm" style:rel-column-width="1793*"/>
    </style:style>
    <style:style style:name="Table21.B" style:family="table-column">
      <style:table-column-properties style:column-width="16.238cm" style:rel-column-width="63742*"/>
    </style:style>
    <style:style style:name="Table21.A1" style:family="table-cell">
      <style:table-cell-properties style:vertical-align="middle"/>
    </style:style>
    <style:style style:name="Table22" style:family="table">
      <style:table-properties style:width="4.383cm" table:align="left"/>
    </style:style>
    <style:style style:name="Table22.A" style:family="table-column">
      <style:table-column-properties style:column-width="1.037cm"/>
    </style:style>
    <style:style style:name="Table22.B" style:family="table-column">
      <style:table-column-properties style:column-width="0.67cm"/>
    </style:style>
    <style:style style:name="Table22.C" style:family="table-column">
      <style:table-column-properties style:column-width="0.168cm"/>
    </style:style>
    <style:style style:name="Table22.D" style:family="table-column">
      <style:table-column-properties style:column-width="1.468cm"/>
    </style:style>
    <style:style style:name="Table22.E" style:family="table-column">
      <style:table-column-properties style:column-width="1.041cm"/>
    </style:style>
    <style:style style:name="Table22.A1" style:family="table-cell">
      <style:table-cell-properties style:vertical-align="middle"/>
    </style:style>
    <style:style style:name="Table23" style:family="table">
      <style:table-properties style:width="3.554cm" table:align="left"/>
    </style:style>
    <style:style style:name="Table23.A" style:family="table-column">
      <style:table-column-properties style:column-width="0.582cm"/>
    </style:style>
    <style:style style:name="Table23.B" style:family="table-column">
      <style:table-column-properties style:column-width="0.67cm"/>
    </style:style>
    <style:style style:name="Table23.C" style:family="table-column">
      <style:table-column-properties style:column-width="0.168cm"/>
    </style:style>
    <style:style style:name="Table23.D" style:family="table-column">
      <style:table-column-properties style:column-width="1.094cm"/>
    </style:style>
    <style:style style:name="Table23.E" style:family="table-column">
      <style:table-column-properties style:column-width="1.041cm"/>
    </style:style>
    <style:style style:name="Table23.A1" style:family="table-cell">
      <style:table-cell-properties style:vertical-align="middle"/>
    </style:style>
    <style:style style:name="Table24" style:family="table">
      <style:table-properties style:width="17.806cm" fo:margin-left="-0.783cm" table:align="left"/>
    </style:style>
    <style:style style:name="Table24.A" style:family="table-column">
      <style:table-column-properties style:column-width="1.085cm"/>
    </style:style>
    <style:style style:name="Table24.B" style:family="table-column">
      <style:table-column-properties style:column-width="16.722cm"/>
    </style:style>
    <style:style style:name="Table25" style:family="table">
      <style:table-properties style:width="16.722cm" style:rel-width="100%" table:align="left"/>
    </style:style>
    <style:style style:name="Table25.A" style:family="table-column">
      <style:table-column-properties style:column-width="0.482cm" style:rel-column-width="1887*"/>
    </style:style>
    <style:style style:name="Table25.B" style:family="table-column">
      <style:table-column-properties style:column-width="16.24cm" style:rel-column-width="63648*"/>
    </style:style>
    <style:style style:name="Table25.A1" style:family="table-cell">
      <style:table-cell-properties style:vertical-align="middle"/>
    </style:style>
    <style:style style:name="Table26" style:family="table">
      <style:table-properties style:width="3.164cm" table:align="left"/>
    </style:style>
    <style:style style:name="Table26.A" style:family="table-column">
      <style:table-column-properties style:column-width="1.044cm"/>
    </style:style>
    <style:style style:name="Table26.B" style:family="table-column">
      <style:table-column-properties style:column-width="0.273cm"/>
    </style:style>
    <style:style style:name="Table26.C" style:family="table-column">
      <style:table-column-properties style:column-width="1.018cm"/>
    </style:style>
    <style:style style:name="Table26.D" style:family="table-column">
      <style:table-column-properties style:column-width="0.829cm"/>
    </style:style>
    <style:style style:name="Table26.A1" style:family="table-cell">
      <style:table-cell-properties style:vertical-align="middle"/>
    </style:style>
    <style:style style:name="Table27" style:family="table">
      <style:table-properties style:width="2.602cm" table:align="left"/>
    </style:style>
    <style:style style:name="Table27.A" style:family="table-column">
      <style:table-column-properties style:column-width="0.582cm"/>
    </style:style>
    <style:style style:name="Table27.B" style:family="table-column">
      <style:table-column-properties style:column-width="0.459cm"/>
    </style:style>
    <style:style style:name="Table27.C" style:family="table-column">
      <style:table-column-properties style:column-width="0.273cm"/>
    </style:style>
    <style:style style:name="Table27.E" style:family="table-column">
      <style:table-column-properties style:column-width="0.829cm"/>
    </style:style>
    <style:style style:name="Table27.A1" style:family="table-cell">
      <style:table-cell-properties style:vertical-align="middle"/>
    </style:style>
    <style:style style:name="Table28" style:family="table">
      <style:table-properties style:width="4.904cm" table:align="left"/>
    </style:style>
    <style:style style:name="Table28.A" style:family="table-column">
      <style:table-column-properties style:column-width="1.147cm"/>
    </style:style>
    <style:style style:name="Table28.B" style:family="table-column">
      <style:table-column-properties style:column-width="0.238cm"/>
    </style:style>
    <style:style style:name="Table28.C" style:family="table-column">
      <style:table-column-properties style:column-width="1.517cm"/>
    </style:style>
    <style:style style:name="Table28.D" style:family="table-column">
      <style:table-column-properties style:column-width="0.212cm"/>
    </style:style>
    <style:style style:name="Table28.E" style:family="table-column">
      <style:table-column-properties style:column-width="1.79cm"/>
    </style:style>
    <style:style style:name="Table28.A1" style:family="table-cell">
      <style:table-cell-properties style:vertical-align="middle"/>
    </style:style>
    <style:style style:name="Table29" style:family="table">
      <style:table-properties style:width="17.727cm" fo:margin-left="-0.704cm" table:align="left"/>
    </style:style>
    <style:style style:name="Table29.A" style:family="table-column">
      <style:table-column-properties style:column-width="1.005cm"/>
    </style:style>
    <style:style style:name="Table29.B" style:family="table-column">
      <style:table-column-properties style:column-width="16.722cm"/>
    </style:style>
    <style:style style:name="Table30" style:family="table">
      <style:table-properties style:width="16.722cm" style:rel-width="100%" table:align="left"/>
    </style:style>
    <style:style style:name="Table30.A" style:family="table-column">
      <style:table-column-properties style:column-width="0.492cm" style:rel-column-width="1928*"/>
    </style:style>
    <style:style style:name="Table30.B" style:family="table-column">
      <style:table-column-properties style:column-width="16.23cm" style:rel-column-width="63607*"/>
    </style:style>
    <style:style style:name="Table30.A1" style:family="table-cell">
      <style:table-cell-properties style:vertical-align="middle"/>
    </style:style>
    <style:style style:name="Table31" style:family="table">
      <style:table-properties style:width="4.045cm" table:align="left"/>
    </style:style>
    <style:style style:name="Table31.A" style:family="table-column">
      <style:table-column-properties style:column-width="1.884cm"/>
    </style:style>
    <style:style style:name="Table31.B" style:family="table-column">
      <style:table-column-properties style:column-width="0.238cm"/>
    </style:style>
    <style:style style:name="Table31.C" style:family="table-column">
      <style:table-column-properties style:column-width="0.67cm"/>
    </style:style>
    <style:style style:name="Table31.D" style:family="table-column">
      <style:table-column-properties style:column-width="0.212cm"/>
    </style:style>
    <style:style style:name="Table31.E" style:family="table-column">
      <style:table-column-properties style:column-width="1.041cm"/>
    </style:style>
    <style:style style:name="Table31.A1" style:family="table-cell">
      <style:table-cell-properties style:vertical-align="middle"/>
    </style:style>
    <style:style style:name="Table32" style:family="table">
      <style:table-properties style:width="3.413cm" table:align="left"/>
    </style:style>
    <style:style style:name="Table32.A" style:family="table-column">
      <style:table-column-properties style:column-width="1.147cm"/>
    </style:style>
    <style:style style:name="Table32.B" style:family="table-column">
      <style:table-column-properties style:column-width="0.238cm"/>
    </style:style>
    <style:style style:name="Table32.C" style:family="table-column">
      <style:table-column-properties style:column-width="0.67cm"/>
    </style:style>
    <style:style style:name="Table32.D" style:family="table-column">
      <style:table-column-properties style:column-width="0.212cm"/>
    </style:style>
    <style:style style:name="Table32.A1" style:family="table-cell">
      <style:table-cell-properties style:vertical-align="middle"/>
    </style:style>
    <style:style style:name="Table33" style:family="table">
      <style:table-properties style:width="17.754cm" fo:margin-left="-0.73cm" table:align="left"/>
    </style:style>
    <style:style style:name="Table33.A" style:family="table-column">
      <style:table-column-properties style:column-width="1.032cm"/>
    </style:style>
    <style:style style:name="Table33.B" style:family="table-column">
      <style:table-column-properties style:column-width="16.722cm"/>
    </style:style>
    <style:style style:name="Table34" style:family="table">
      <style:table-properties style:width="16.722cm" style:rel-width="100%" table:align="left"/>
    </style:style>
    <style:style style:name="Table34.A" style:family="table-column">
      <style:table-column-properties style:column-width="0.46cm" style:rel-column-width="1804*"/>
    </style:style>
    <style:style style:name="Table34.B" style:family="table-column">
      <style:table-column-properties style:column-width="16.261cm" style:rel-column-width="63731*"/>
    </style:style>
    <style:style style:name="Table34.A1" style:family="table-cell">
      <style:table-cell-properties style:vertical-align="middle"/>
    </style:style>
    <style:style style:name="Table35" style:family="table">
      <style:table-properties style:width="7.05cm" table:align="left"/>
    </style:style>
    <style:style style:name="Table35.A" style:family="table-column">
      <style:table-column-properties style:column-width="3.131cm"/>
    </style:style>
    <style:style style:name="Table35.B" style:family="table-column">
      <style:table-column-properties style:column-width="0.238cm"/>
    </style:style>
    <style:style style:name="Table35.C" style:family="table-column">
      <style:table-column-properties style:column-width="0.67cm"/>
    </style:style>
    <style:style style:name="Table35.D" style:family="table-column">
      <style:table-column-properties style:column-width="0.273cm"/>
    </style:style>
    <style:style style:name="Table35.F" style:family="table-column">
      <style:table-column-properties style:column-width="0.866cm"/>
    </style:style>
    <style:style style:name="Table35.H" style:family="table-column">
      <style:table-column-properties style:column-width="0.247cm"/>
    </style:style>
    <style:style style:name="Table35.I" style:family="table-column">
      <style:table-column-properties style:column-width="0.681cm"/>
    </style:style>
    <style:style style:name="Table35.A1" style:family="table-cell">
      <style:table-cell-properties style:vertical-align="middle"/>
    </style:style>
    <style:style style:name="Table36" style:family="table">
      <style:table-properties style:width="8.629cm" table:align="left"/>
    </style:style>
    <style:style style:name="Table36.A" style:family="table-column">
      <style:table-column-properties style:column-width="3.404cm"/>
    </style:style>
    <style:style style:name="Table36.B" style:family="table-column">
      <style:table-column-properties style:column-width="0.238cm"/>
    </style:style>
    <style:style style:name="Table36.C" style:family="table-column">
      <style:table-column-properties style:column-width="0.988cm"/>
    </style:style>
    <style:style style:name="Table36.D" style:family="table-column">
      <style:table-column-properties style:column-width="0.247cm"/>
    </style:style>
    <style:style style:name="Table36.E" style:family="table-column">
      <style:table-column-properties style:column-width="1.235cm"/>
    </style:style>
    <style:style style:name="Table36.F" style:family="table-column">
      <style:table-column-properties style:column-width="2.517cm"/>
    </style:style>
    <style:style style:name="Table36.A1" style:family="table-cell">
      <style:table-cell-properties style:vertical-align="middle"/>
    </style:style>
    <style:style style:name="Table37" style:family="table">
      <style:table-properties style:width="17.701cm" fo:margin-left="-0.677cm" table:align="left"/>
    </style:style>
    <style:style style:name="Table37.A" style:family="table-column">
      <style:table-column-properties style:column-width="1.164cm"/>
    </style:style>
    <style:style style:name="Table37.B" style:family="table-column">
      <style:table-column-properties style:column-width="16.536cm"/>
    </style:style>
    <style:style style:name="Table38" style:family="table">
      <style:table-properties style:width="16.536cm" style:rel-width="100%" table:align="left"/>
    </style:style>
    <style:style style:name="Table38.A" style:family="table-column">
      <style:table-column-properties style:column-width="1.48cm" style:rel-column-width="5864*"/>
    </style:style>
    <style:style style:name="Table38.B" style:family="table-column">
      <style:table-column-properties style:column-width="15.057cm" style:rel-column-width="59671*"/>
    </style:style>
    <style:style style:name="Table38.A1" style:family="table-cell">
      <style:table-cell-properties style:vertical-align="middle"/>
    </style:style>
    <style:style style:name="Table39" style:family="table">
      <style:table-properties style:width="1.478cm" table:align="left"/>
    </style:style>
    <style:style style:name="Table39.A" style:family="table-column">
      <style:table-column-properties style:column-width="0.485cm"/>
    </style:style>
    <style:style style:name="Table39.B" style:family="table-column">
      <style:table-column-properties style:column-width="0.247cm"/>
    </style:style>
    <style:style style:name="Table39.C" style:family="table-column">
      <style:table-column-properties style:column-width="0.746cm"/>
    </style:style>
    <style:style style:name="Table39.A1" style:family="table-cell">
      <style:table-cell-properties style:vertical-align="middle"/>
    </style:style>
    <style:style style:name="Table40" style:family="table">
      <style:table-properties style:width="11.465cm" table:align="left"/>
    </style:style>
    <style:style style:name="Table40.A" style:family="table-column">
      <style:table-column-properties style:column-width="7.17cm"/>
    </style:style>
    <style:style style:name="Table40.B" style:family="table-column">
      <style:table-column-properties style:column-width="0.247cm"/>
    </style:style>
    <style:style style:name="Table40.C" style:family="table-column">
      <style:table-column-properties style:column-width="1.348cm"/>
    </style:style>
    <style:style style:name="Table40.D" style:family="table-column">
      <style:table-column-properties style:column-width="0.459cm"/>
    </style:style>
    <style:style style:name="Table40.E" style:family="table-column">
      <style:table-column-properties style:column-width="0.891cm"/>
    </style:style>
    <style:style style:name="Table40.F" style:family="table-column">
      <style:table-column-properties style:column-width="0.67cm"/>
    </style:style>
    <style:style style:name="Table40.G" style:family="table-column">
      <style:table-column-properties style:column-width="0.681cm"/>
    </style:style>
    <style:style style:name="Table40.A1" style:family="table-cell">
      <style:table-cell-properties style:vertical-align="middle"/>
    </style:style>
    <style:style style:name="Table41" style:family="table">
      <style:table-properties style:width="3.427cm" table:align="left"/>
    </style:style>
    <style:style style:name="Table41.A" style:family="table-column">
      <style:table-column-properties style:column-width="1.143cm"/>
    </style:style>
    <style:style style:name="Table41.B" style:family="table-column">
      <style:table-column-properties style:column-width="0.247cm"/>
    </style:style>
    <style:style style:name="Table41.C" style:family="table-column">
      <style:table-column-properties style:column-width="0.538cm"/>
    </style:style>
    <style:style style:name="Table41.D" style:family="table-column">
      <style:table-column-properties style:column-width="0.67cm"/>
    </style:style>
    <style:style style:name="Table41.E" style:family="table-column">
      <style:table-column-properties style:column-width="0.829cm"/>
    </style:style>
    <style:style style:name="Table41.A1" style:family="table-cell">
      <style:table-cell-properties style:vertical-align="middle"/>
    </style:style>
    <style:style style:name="Table42" style:family="table">
      <style:table-properties style:width="5.544cm" table:align="left"/>
    </style:style>
    <style:style style:name="Table42.A" style:family="table-column">
      <style:table-column-properties style:column-width="1.147cm"/>
    </style:style>
    <style:style style:name="Table42.B" style:family="table-column">
      <style:table-column-properties style:column-width="0.238cm"/>
    </style:style>
    <style:style style:name="Table42.C" style:family="table-column">
      <style:table-column-properties style:column-width="1.94cm"/>
    </style:style>
    <style:style style:name="Table42.D" style:family="table-column">
      <style:table-column-properties style:column-width="0.212cm"/>
    </style:style>
    <style:style style:name="Table42.E" style:family="table-column">
      <style:table-column-properties style:column-width="2.007cm"/>
    </style:style>
    <style:style style:name="Table42.A1" style:family="table-cell">
      <style:table-cell-properties style:vertical-align="middle"/>
    </style:style>
    <style:style style:name="Table43" style:family="table">
      <style:table-properties style:width="17.754cm" fo:margin-left="-0.73cm" table:align="left"/>
    </style:style>
    <style:style style:name="Table43.A" style:family="table-column">
      <style:table-column-properties style:column-width="1.244cm"/>
    </style:style>
    <style:style style:name="Table43.B" style:family="table-column">
      <style:table-column-properties style:column-width="16.51cm"/>
    </style:style>
    <style:style style:name="Table44" style:family="table">
      <style:table-properties style:width="16.51cm" style:rel-width="100%" table:align="left"/>
    </style:style>
    <style:style style:name="Table44.A" style:family="table-column">
      <style:table-column-properties style:column-width="0.46cm" style:rel-column-width="1827*"/>
    </style:style>
    <style:style style:name="Table44.B" style:family="table-column">
      <style:table-column-properties style:column-width="16.05cm" style:rel-column-width="63708*"/>
    </style:style>
    <style:style style:name="Table44.A1" style:family="table-cell">
      <style:table-cell-properties style:vertical-align="middle"/>
    </style:style>
    <style:style style:name="Table45" style:family="table">
      <style:table-properties style:width="2.739cm" table:align="left"/>
    </style:style>
    <style:style style:name="Table45.A" style:family="table-column">
      <style:table-column-properties style:column-width="1.037cm"/>
    </style:style>
    <style:style style:name="Table45.B" style:family="table-column">
      <style:table-column-properties style:column-width="0.459cm"/>
    </style:style>
    <style:style style:name="Table45.C" style:family="table-column">
      <style:table-column-properties style:column-width="0.168cm"/>
    </style:style>
    <style:style style:name="Table45.E" style:family="table-column">
      <style:table-column-properties style:column-width="0.617cm"/>
    </style:style>
    <style:style style:name="Table45.A1" style:family="table-cell">
      <style:table-cell-properties style:vertical-align="middle"/>
    </style:style>
    <style:style style:name="Table46" style:family="table">
      <style:table-properties style:width="17.754cm" fo:margin-left="-0.73cm" table:align="left"/>
    </style:style>
    <style:style style:name="Table46.A" style:family="table-column">
      <style:table-column-properties style:column-width="1.244cm"/>
    </style:style>
    <style:style style:name="Table46.B" style:family="table-column">
      <style:table-column-properties style:column-width="16.51cm"/>
    </style:style>
    <style:style style:name="Table47" style:family="table">
      <style:table-properties style:width="16.51cm" style:rel-width="100%" table:align="left"/>
    </style:style>
    <style:style style:name="Table47.A" style:family="table-column">
      <style:table-column-properties style:column-width="0.46cm" style:rel-column-width="1827*"/>
    </style:style>
    <style:style style:name="Table47.B" style:family="table-column">
      <style:table-column-properties style:column-width="16.05cm" style:rel-column-width="63708*"/>
    </style:style>
    <style:style style:name="Table47.A1" style:family="table-cell">
      <style:table-cell-properties style:vertical-align="middle"/>
    </style:style>
    <style:style style:name="Table48" style:family="table">
      <style:table-properties style:width="2.739cm" table:align="left"/>
    </style:style>
    <style:style style:name="Table48.A" style:family="table-column">
      <style:table-column-properties style:column-width="1.037cm"/>
    </style:style>
    <style:style style:name="Table48.B" style:family="table-column">
      <style:table-column-properties style:column-width="0.459cm"/>
    </style:style>
    <style:style style:name="Table48.C" style:family="table-column">
      <style:table-column-properties style:column-width="0.168cm"/>
    </style:style>
    <style:style style:name="Table48.E" style:family="table-column">
      <style:table-column-properties style:column-width="0.617cm"/>
    </style:style>
    <style:style style:name="Table48.A1" style:family="table-cell">
      <style:table-cell-properties style:vertical-align="middle"/>
    </style:style>
    <style:style style:name="Table49" style:family="table">
      <style:table-properties style:width="9.783cm" table:align="left"/>
    </style:style>
    <style:style style:name="Table49.A" style:family="table-column">
      <style:table-column-properties style:column-width="6.985cm"/>
    </style:style>
    <style:style style:name="Table49.B" style:family="table-column">
      <style:table-column-properties style:column-width="0.238cm"/>
    </style:style>
    <style:style style:name="Table49.C" style:family="table-column">
      <style:table-column-properties style:column-width="0.459cm"/>
    </style:style>
    <style:style style:name="Table49.D" style:family="table-column">
      <style:table-column-properties style:column-width="0.758cm"/>
    </style:style>
    <style:style style:name="Table49.E" style:family="table-column">
      <style:table-column-properties style:column-width="1.342cm"/>
    </style:style>
    <style:style style:name="Table49.A1" style:family="table-cell">
      <style:table-cell-properties style:vertical-align="middle"/>
    </style:style>
    <style:style style:name="Table50" style:family="table">
      <style:table-properties style:width="7.594cm" table:align="left"/>
    </style:style>
    <style:style style:name="Table50.A" style:family="table-column">
      <style:table-column-properties style:column-width="3.577cm"/>
    </style:style>
    <style:style style:name="Table50.B" style:family="table-column">
      <style:table-column-properties style:column-width="0.238cm"/>
    </style:style>
    <style:style style:name="Table50.C" style:family="table-column">
      <style:table-column-properties style:column-width="0.459cm"/>
    </style:style>
    <style:style style:name="Table50.D" style:family="table-column">
      <style:table-column-properties style:column-width="1.316cm"/>
    </style:style>
    <style:style style:name="Table50.E" style:family="table-column">
      <style:table-column-properties style:column-width="2.004cm"/>
    </style:style>
    <style:style style:name="Table50.A1" style:family="table-cell">
      <style:table-cell-properties style:vertical-align="middle"/>
    </style:style>
    <style:style style:name="Table51" style:family="table">
      <style:table-properties style:width="17.648cm" fo:margin-left="-0.624cm" table:align="left"/>
    </style:style>
    <style:style style:name="Table51.A" style:family="table-column">
      <style:table-column-properties style:column-width="1.138cm"/>
    </style:style>
    <style:style style:name="Table51.B" style:family="table-column">
      <style:table-column-properties style:column-width="16.51cm"/>
    </style:style>
    <style:style style:name="Table52" style:family="table">
      <style:table-properties style:width="16.51cm" style:rel-width="100%" table:align="left"/>
    </style:style>
    <style:style style:name="Table52.A" style:family="table-column">
      <style:table-column-properties style:column-width="0.453cm" style:rel-column-width="1799*"/>
    </style:style>
    <style:style style:name="Table52.B" style:family="table-column">
      <style:table-column-properties style:column-width="16.057cm" style:rel-column-width="63736*"/>
    </style:style>
    <style:style style:name="Table52.A1" style:family="table-cell">
      <style:table-cell-properties style:vertical-align="middle"/>
    </style:style>
    <style:style style:name="Table53" style:family="table">
      <style:table-properties style:width="6.897cm" table:align="left"/>
    </style:style>
    <style:style style:name="Table53.A" style:family="table-column">
      <style:table-column-properties style:column-width="1.037cm"/>
    </style:style>
    <style:style style:name="Table53.B" style:family="table-column">
      <style:table-column-properties style:column-width="0.67cm"/>
    </style:style>
    <style:style style:name="Table53.C" style:family="table-column">
      <style:table-column-properties style:column-width="0.273cm"/>
    </style:style>
    <style:style style:name="Table53.E" style:family="table-column">
      <style:table-column-properties style:column-width="1.887cm"/>
    </style:style>
    <style:style style:name="Table53.F" style:family="table-column">
      <style:table-column-properties style:column-width="0.247cm"/>
    </style:style>
    <style:style style:name="Table53.J" style:family="table-column">
      <style:table-column-properties style:column-width="0.459cm"/>
    </style:style>
    <style:style style:name="Table53.K" style:family="table-column">
      <style:table-column-properties style:column-width="0.859cm"/>
    </style:style>
    <style:style style:name="Table53.A1" style:family="table-cell">
      <style:table-cell-properties style:vertical-align="middle"/>
    </style:style>
    <style:style style:name="Table54" style:family="table">
      <style:table-properties style:width="6.697cm" table:align="left"/>
    </style:style>
    <style:style style:name="Table54.A" style:family="table-column">
      <style:table-column-properties style:column-width="0.898cm"/>
    </style:style>
    <style:style style:name="Table54.B" style:family="table-column">
      <style:table-column-properties style:column-width="0.67cm"/>
    </style:style>
    <style:style style:name="Table54.C" style:family="table-column">
      <style:table-column-properties style:column-width="0.273cm"/>
    </style:style>
    <style:style style:name="Table54.F" style:family="table-column">
      <style:table-column-properties style:column-width="0.459cm"/>
    </style:style>
    <style:style style:name="Table54.G" style:family="table-column">
      <style:table-column-properties style:column-width="0.979cm"/>
    </style:style>
    <style:style style:name="Table54.H" style:family="table-column">
      <style:table-column-properties style:column-width="0.247cm"/>
    </style:style>
    <style:style style:name="Table54.M" style:family="table-column">
      <style:table-column-properties style:column-width="0.975cm"/>
    </style:style>
    <style:style style:name="Table54.A1" style:family="table-cell">
      <style:table-cell-properties style:vertical-align="middle"/>
    </style:style>
    <style:style style:name="Table55" style:family="table">
      <style:table-properties style:width="17.674cm" fo:margin-left="-0.651cm" table:align="left"/>
    </style:style>
    <style:style style:name="Table55.A" style:family="table-column">
      <style:table-column-properties style:column-width="1.191cm"/>
    </style:style>
    <style:style style:name="Table55.B" style:family="table-column">
      <style:table-column-properties style:column-width="16.484cm"/>
    </style:style>
    <style:style style:name="Table56" style:family="table">
      <style:table-properties style:width="16.484cm" style:rel-width="100%" table:align="left"/>
    </style:style>
    <style:style style:name="Table56.A" style:family="table-column">
      <style:table-column-properties style:column-width="0.469cm" style:rel-column-width="1865*"/>
    </style:style>
    <style:style style:name="Table56.B" style:family="table-column">
      <style:table-column-properties style:column-width="16.014cm" style:rel-column-width="63670*"/>
    </style:style>
    <style:style style:name="Table56.A1" style:family="table-cell">
      <style:table-cell-properties style:vertical-align="middle"/>
    </style:style>
    <style:style style:name="Table57" style:family="table">
      <style:table-properties style:width="2.905cm" table:align="left"/>
    </style:style>
    <style:style style:name="Table57.A" style:family="table-column">
      <style:table-column-properties style:column-width="0.616cm"/>
    </style:style>
    <style:style style:name="Table57.B" style:family="table-column">
      <style:table-column-properties style:column-width="0.247cm"/>
    </style:style>
    <style:style style:name="Table57.C" style:family="table-column">
      <style:table-column-properties style:column-width="0.273cm"/>
    </style:style>
    <style:style style:name="Table57.D" style:family="table-column">
      <style:table-column-properties style:column-width="1.152cm"/>
    </style:style>
    <style:style style:name="Table57.E" style:family="table-column">
      <style:table-column-properties style:column-width="0.617cm"/>
    </style:style>
    <style:style style:name="Table57.A1" style:family="table-cell">
      <style:table-cell-properties style:vertical-align="middle"/>
    </style:style>
    <style:style style:name="Table58" style:family="table">
      <style:table-properties style:width="17.515cm" fo:margin-left="-0.492cm" table:align="left"/>
    </style:style>
    <style:style style:name="Table58.A" style:family="table-column">
      <style:table-column-properties style:column-width="0.979cm"/>
    </style:style>
    <style:style style:name="Table58.B" style:family="table-column">
      <style:table-column-properties style:column-width="16.536cm"/>
    </style:style>
    <style:style style:name="Table59" style:family="table">
      <style:table-properties style:width="16.536cm" style:rel-width="100%" table:align="left"/>
    </style:style>
    <style:style style:name="Table59.A" style:family="table-column">
      <style:table-column-properties style:column-width="0.817cm" style:rel-column-width="3236*"/>
    </style:style>
    <style:style style:name="Table59.B" style:family="table-column">
      <style:table-column-properties style:column-width="15.72cm" style:rel-column-width="62299*"/>
    </style:style>
    <style:style style:name="Table59.A1" style:family="table-cell">
      <style:table-cell-properties style:vertical-align="middle"/>
    </style:style>
    <style:style style:name="Table60" style:family="table">
      <style:table-properties style:width="0.758cm" table:align="left"/>
    </style:style>
    <style:style style:name="Table60.A" style:family="table-column">
      <style:table-column-properties style:column-width="0.485cm"/>
    </style:style>
    <style:style style:name="Table60.B" style:family="table-column">
      <style:table-column-properties style:column-width="0.273cm"/>
    </style:style>
    <style:style style:name="Table60.A1" style:family="table-cell">
      <style:table-cell-properties style:vertical-align="middle"/>
    </style:style>
    <style:style style:name="Table61" style:family="table">
      <style:table-properties style:width="0.758cm" table:align="left"/>
    </style:style>
    <style:style style:name="Table61.A" style:family="table-column">
      <style:table-column-properties style:column-width="0.485cm"/>
    </style:style>
    <style:style style:name="Table61.B" style:family="table-column">
      <style:table-column-properties style:column-width="0.273cm"/>
    </style:style>
    <style:style style:name="Table61.A1" style:family="table-cell">
      <style:table-cell-properties style:vertical-align="middle"/>
    </style:style>
    <style:style style:name="Table62" style:family="table">
      <style:table-properties style:width="7.452cm" table:align="left"/>
    </style:style>
    <style:style style:name="Table62.A" style:family="table-column">
      <style:table-column-properties style:column-width="1.037cm"/>
    </style:style>
    <style:style style:name="Table62.B" style:family="table-column">
      <style:table-column-properties style:column-width="0.22cm"/>
    </style:style>
    <style:style style:name="Table62.C" style:family="table-column">
      <style:table-column-properties style:column-width="0.168cm"/>
    </style:style>
    <style:style style:name="Table62.D" style:family="table-column">
      <style:table-column-properties style:column-width="0.882cm"/>
    </style:style>
    <style:style style:name="Table62.E" style:family="table-column">
      <style:table-column-properties style:column-width="0.273cm"/>
    </style:style>
    <style:style style:name="Table62.F" style:family="table-column">
      <style:table-column-properties style:column-width="0.459cm"/>
    </style:style>
    <style:style style:name="Table62.G" style:family="table-column">
      <style:table-column-properties style:column-width="4.413cm"/>
    </style:style>
    <style:style style:name="Table62.A1" style:family="table-cell">
      <style:table-cell-properties style:vertical-align="middle"/>
    </style:style>
    <style:style style:name="Table63" style:family="table">
      <style:table-properties style:width="6.918cm" table:align="left"/>
    </style:style>
    <style:style style:name="Table63.A" style:family="table-column">
      <style:table-column-properties style:column-width="0.898cm"/>
    </style:style>
    <style:style style:name="Table63.B" style:family="table-column">
      <style:table-column-properties style:column-width="0.679cm"/>
    </style:style>
    <style:style style:name="Table63.C" style:family="table-column">
      <style:table-column-properties style:column-width="0.168cm"/>
    </style:style>
    <style:style style:name="Table63.D" style:family="table-column">
      <style:table-column-properties style:column-width="0.22cm"/>
    </style:style>
    <style:style style:name="Table63.E" style:family="table-column">
      <style:table-column-properties style:column-width="0.273cm"/>
    </style:style>
    <style:style style:name="Table63.F" style:family="table-column">
      <style:table-column-properties style:column-width="0.459cm"/>
    </style:style>
    <style:style style:name="Table63.G" style:family="table-column">
      <style:table-column-properties style:column-width="4.221cm"/>
    </style:style>
    <style:style style:name="Table63.A1" style:family="table-cell">
      <style:table-cell-properties style:vertical-align="middle"/>
    </style:style>
    <style:style style:name="Table69" style:family="table">
      <style:table-properties style:width="17.463cm" fo:margin-left="-0.439cm" table:align="left"/>
    </style:style>
    <style:style style:name="Table69.A" style:family="table-column">
      <style:table-column-properties style:column-width="0.741cm"/>
    </style:style>
    <style:style style:name="Table69.B" style:family="table-column">
      <style:table-column-properties style:column-width="16.722cm"/>
    </style:style>
    <style:style style:name="Table70" style:family="table">
      <style:table-properties style:width="16.722cm" table:align="left"/>
    </style:style>
    <style:style style:name="Table70.A" style:family="table-column">
      <style:table-column-properties style:column-width="0.656cm"/>
    </style:style>
    <style:style style:name="Table70.B" style:family="table-column">
      <style:table-column-properties style:column-width="16.066cm"/>
    </style:style>
    <style:style style:name="Table70.A1" style:family="table-cell">
      <style:table-cell-properties style:vertical-align="middle"/>
    </style:style>
    <style:style style:name="Table71" style:family="table">
      <style:table-properties style:width="16.066cm" style:rel-width="100%" table:align="left"/>
    </style:style>
    <style:style style:name="Table71.A" style:family="table-column">
      <style:table-column-properties style:column-width="0.473cm" style:rel-column-width="1928*"/>
    </style:style>
    <style:style style:name="Table71.B" style:family="table-column">
      <style:table-column-properties style:column-width="15.593cm" style:rel-column-width="63607*"/>
    </style:style>
    <style:style style:name="Table71.A1" style:family="table-cell">
      <style:table-cell-properties style:vertical-align="middle"/>
    </style:style>
    <style:style style:name="Table72" style:family="table">
      <style:table-properties style:width="3.246cm" table:align="left"/>
    </style:style>
    <style:style style:name="Table72.A" style:family="table-column">
      <style:table-column-properties style:column-width="0.6cm"/>
    </style:style>
    <style:style style:name="Table72.B" style:family="table-column">
      <style:table-column-properties style:column-width="0.22cm"/>
    </style:style>
    <style:style style:name="Table72.C" style:family="table-column">
      <style:table-column-properties style:column-width="0.168cm"/>
    </style:style>
    <style:style style:name="Table72.D" style:family="table-column">
      <style:table-column-properties style:column-width="1.358cm"/>
    </style:style>
    <style:style style:name="Table72.E" style:family="table-column">
      <style:table-column-properties style:column-width="0.273cm"/>
    </style:style>
    <style:style style:name="Table72.F" style:family="table-column">
      <style:table-column-properties style:column-width="0.459cm"/>
    </style:style>
    <style:style style:name="Table72.A1" style:family="table-cell">
      <style:table-cell-properties style:vertical-align="middle"/>
    </style:style>
    <style:style style:name="Table73" style:family="table">
      <style:table-properties style:width="17cm" style:rel-width="100%" table:align="left"/>
    </style:style>
    <style:style style:name="Table73.A" style:family="table-column">
      <style:table-column-properties style:column-width="0.268cm" style:rel-column-width="1033*"/>
    </style:style>
    <style:style style:name="Table73.B" style:family="table-column">
      <style:table-column-properties style:column-width="16.732cm" style:rel-column-width="64502*"/>
    </style:style>
    <style:style style:name="Table74" style:family="table">
      <style:table-properties style:width="16.734cm" table:align="left"/>
    </style:style>
    <style:style style:name="Table74.A" style:family="table-column">
      <style:table-column-properties style:column-width="0.656cm"/>
    </style:style>
    <style:style style:name="Table74.B" style:family="table-column">
      <style:table-column-properties style:column-width="16.078cm"/>
    </style:style>
    <style:style style:name="Table74.A1" style:family="table-cell">
      <style:table-cell-properties style:vertical-align="middle"/>
    </style:style>
    <style:style style:name="Table75" style:family="table">
      <style:table-properties style:width="16.078cm" style:rel-width="100%" table:align="left"/>
    </style:style>
    <style:style style:name="Table75.A" style:family="table-column">
      <style:table-column-properties style:column-width="0.473cm" style:rel-column-width="1926*"/>
    </style:style>
    <style:style style:name="Table75.B" style:family="table-column">
      <style:table-column-properties style:column-width="15.605cm" style:rel-column-width="63609*"/>
    </style:style>
    <style:style style:name="Table75.A1" style:family="table-cell">
      <style:table-cell-properties style:vertical-align="middle"/>
    </style:style>
    <style:style style:name="Table76" style:family="table">
      <style:table-properties style:width="4.055cm" table:align="left"/>
    </style:style>
    <style:style style:name="Table76.A" style:family="table-column">
      <style:table-column-properties style:column-width="1.561cm"/>
    </style:style>
    <style:style style:name="Table76.B" style:family="table-column">
      <style:table-column-properties style:column-width="0.67cm"/>
    </style:style>
    <style:style style:name="Table76.C" style:family="table-column">
      <style:table-column-properties style:column-width="1.824cm"/>
    </style:style>
    <style:style style:name="Table76.A1" style:family="table-cell">
      <style:table-cell-properties style:vertical-align="middle"/>
    </style:style>
    <style:style style:name="Table77" style:family="table">
      <style:table-properties style:width="4.692cm" table:align="left"/>
    </style:style>
    <style:style style:name="Table77.A" style:family="table-column">
      <style:table-column-properties style:column-width="2.134cm"/>
    </style:style>
    <style:style style:name="Table77.B" style:family="table-column">
      <style:table-column-properties style:column-width="1.729cm"/>
    </style:style>
    <style:style style:name="Table77.C" style:family="table-column">
      <style:table-column-properties style:column-width="0.829cm"/>
    </style:style>
    <style:style style:name="Table77.A1" style:family="table-cell">
      <style:table-cell-properties style:vertical-align="middle"/>
    </style:style>
    <style:style style:name="Table78" style:family="table">
      <style:table-properties style:width="2.424cm" table:align="left"/>
    </style:style>
    <style:style style:name="Table78.A" style:family="table-column">
      <style:table-column-properties style:column-width="1.542cm"/>
    </style:style>
    <style:style style:name="Table78.B" style:family="table-column">
      <style:table-column-properties style:column-width="0.247cm"/>
    </style:style>
    <style:style style:name="Table78.C" style:family="table-column">
      <style:table-column-properties style:column-width="0.635cm"/>
    </style:style>
    <style:style style:name="Table78.A1" style:family="table-cell">
      <style:table-cell-properties style:vertical-align="middle"/>
    </style:style>
    <style:style style:name="Table79" style:family="table">
      <style:table-properties style:width="3.006cm" table:align="left"/>
    </style:style>
    <style:style style:name="Table79.A" style:family="table-column">
      <style:table-column-properties style:column-width="1.252cm"/>
    </style:style>
    <style:style style:name="Table79.B" style:family="table-column">
      <style:table-column-properties style:column-width="0.247cm"/>
    </style:style>
    <style:style style:name="Table79.C" style:family="table-column">
      <style:table-column-properties style:column-width="1.506cm"/>
    </style:style>
    <style:style style:name="Table79.A1" style:family="table-cell">
      <style:table-cell-properties style:vertical-align="middle"/>
    </style:style>
    <style:style style:name="Table80" style:family="table">
      <style:table-properties style:width="17cm" style:rel-width="100%" table:align="left"/>
    </style:style>
    <style:style style:name="Table80.A" style:family="table-column">
      <style:table-column-properties style:column-width="0.303cm" style:rel-column-width="1169*"/>
    </style:style>
    <style:style style:name="Table80.B" style:family="table-column">
      <style:table-column-properties style:column-width="16.697cm" style:rel-column-width="64366*"/>
    </style:style>
    <style:style style:name="Table81" style:family="table">
      <style:table-properties style:width="16.699cm" table:align="left"/>
    </style:style>
    <style:style style:name="Table81.A" style:family="table-column">
      <style:table-column-properties style:column-width="0.656cm"/>
    </style:style>
    <style:style style:name="Table81.B" style:family="table-column">
      <style:table-column-properties style:column-width="16.043cm"/>
    </style:style>
    <style:style style:name="Table81.A1" style:family="table-cell">
      <style:table-cell-properties style:vertical-align="middle"/>
    </style:style>
    <style:style style:name="Table82" style:family="table">
      <style:table-properties style:width="16.043cm" style:rel-width="100%" table:align="left"/>
    </style:style>
    <style:style style:name="Table82.A" style:family="table-column">
      <style:table-column-properties style:column-width="0.473cm" style:rel-column-width="1931*"/>
    </style:style>
    <style:style style:name="Table82.B" style:family="table-column">
      <style:table-column-properties style:column-width="15.57cm" style:rel-column-width="63604*"/>
    </style:style>
    <style:style style:name="Table82.A1" style:family="table-cell">
      <style:table-cell-properties style:vertical-align="middle"/>
    </style:style>
    <style:style style:name="Table83" style:family="table">
      <style:table-properties style:width="4.198cm" table:align="left"/>
    </style:style>
    <style:style style:name="Table83.A" style:family="table-column">
      <style:table-column-properties style:column-width="2.847cm"/>
    </style:style>
    <style:style style:name="Table83.B" style:family="table-column">
      <style:table-column-properties style:column-width="0.67cm"/>
    </style:style>
    <style:style style:name="Table83.C" style:family="table-column">
      <style:table-column-properties style:column-width="0.681cm"/>
    </style:style>
    <style:style style:name="Table83.A1" style:family="table-cell">
      <style:table-cell-properties style:vertical-align="middle"/>
    </style:style>
    <style:style style:name="Table84" style:family="table">
      <style:table-properties style:width="17cm" style:rel-width="100%" table:align="left"/>
    </style:style>
    <style:style style:name="Table84.A" style:family="table-column">
      <style:table-column-properties style:column-width="0.302cm" style:rel-column-width="1162*"/>
    </style:style>
    <style:style style:name="Table84.B" style:family="table-column">
      <style:table-column-properties style:column-width="16.699cm" style:rel-column-width="64373*"/>
    </style:style>
    <style:style style:name="Table85" style:family="table">
      <style:table-properties style:width="16.701cm" table:align="left"/>
    </style:style>
    <style:style style:name="Table85.A" style:family="table-column">
      <style:table-column-properties style:column-width="0.656cm"/>
    </style:style>
    <style:style style:name="Table85.B" style:family="table-column">
      <style:table-column-properties style:column-width="16.044cm"/>
    </style:style>
    <style:style style:name="Table85.A1" style:family="table-cell">
      <style:table-cell-properties style:vertical-align="middle"/>
    </style:style>
    <style:style style:name="Table86" style:family="table">
      <style:table-properties style:width="16.044cm" style:rel-width="100%" table:align="left"/>
    </style:style>
    <style:style style:name="Table86.A" style:family="table-column">
      <style:table-column-properties style:column-width="0.473cm" style:rel-column-width="1930*"/>
    </style:style>
    <style:style style:name="Table86.B" style:family="table-column">
      <style:table-column-properties style:column-width="15.572cm" style:rel-column-width="63605*"/>
    </style:style>
    <style:style style:name="Table86.A1" style:family="table-cell">
      <style:table-cell-properties style:vertical-align="middle"/>
    </style:style>
    <style:style style:name="Table87" style:family="table">
      <style:table-properties style:width="9.843cm" table:align="left"/>
    </style:style>
    <style:style style:name="Table87.A" style:family="table-column">
      <style:table-column-properties style:column-width="5.988cm"/>
    </style:style>
    <style:style style:name="Table87.B" style:family="table-column">
      <style:table-column-properties style:column-width="0.238cm"/>
    </style:style>
    <style:style style:name="Table87.C" style:family="table-column">
      <style:table-column-properties style:column-width="0.247cm"/>
    </style:style>
    <style:style style:name="Table87.D" style:family="table-column">
      <style:table-column-properties style:column-width="0.776cm"/>
    </style:style>
    <style:style style:name="Table87.E" style:family="table-column">
      <style:table-column-properties style:column-width="0.898cm"/>
    </style:style>
    <style:style style:name="Table87.F" style:family="table-column">
      <style:table-column-properties style:column-width="1.695cm"/>
    </style:style>
    <style:style style:name="Table87.A1" style:family="table-cell">
      <style:table-cell-properties style:vertical-align="middle"/>
    </style:style>
    <style:style style:name="Table64" style:family="table">
      <style:table-properties style:width="11.596cm" table:align="left"/>
    </style:style>
    <style:style style:name="Table64.A" style:family="table-column">
      <style:table-column-properties style:column-width="1.439cm"/>
    </style:style>
    <style:style style:name="Table64.B" style:family="table-column">
      <style:table-column-properties style:column-width="0.238cm"/>
    </style:style>
    <style:style style:name="Table64.C" style:family="table-column">
      <style:table-column-properties style:column-width="1.513cm"/>
    </style:style>
    <style:style style:name="Table64.D" style:family="table-column">
      <style:table-column-properties style:column-width="0.212cm"/>
    </style:style>
    <style:style style:name="Table64.E" style:family="table-column">
      <style:table-column-properties style:column-width="0.141cm"/>
    </style:style>
    <style:style style:name="Table64.F" style:family="table-column">
      <style:table-column-properties style:column-width="1.251cm"/>
    </style:style>
    <style:style style:name="Table64.K" style:family="table-column">
      <style:table-column-properties style:column-width="4.697cm"/>
    </style:style>
    <style:style style:name="Table64.A1" style:family="table-cell">
      <style:table-cell-properties style:vertical-align="middle"/>
    </style:style>
    <style:style style:name="Table65" style:family="table">
      <style:table-properties style:width="4.26cm" table:align="left"/>
    </style:style>
    <style:style style:name="Table65.A" style:family="table-column">
      <style:table-column-properties style:column-width="1.685cm"/>
    </style:style>
    <style:style style:name="Table65.B" style:family="table-column">
      <style:table-column-properties style:column-width="0.238cm"/>
    </style:style>
    <style:style style:name="Table65.C" style:family="table-column">
      <style:table-column-properties style:column-width="0.538cm"/>
    </style:style>
    <style:style style:name="Table65.D" style:family="table-column">
      <style:table-column-properties style:column-width="0.459cm"/>
    </style:style>
    <style:style style:name="Table65.E" style:family="table-column">
      <style:table-column-properties style:column-width="0.212cm"/>
    </style:style>
    <style:style style:name="Table65.F" style:family="table-column">
      <style:table-column-properties style:column-width="1.129cm"/>
    </style:style>
    <style:style style:name="Table65.A1" style:family="table-cell">
      <style:table-cell-properties style:vertical-align="middle"/>
    </style:style>
    <style:style style:name="Table66" style:family="table">
      <style:table-properties style:width="4.237cm" table:align="left"/>
    </style:style>
    <style:style style:name="Table66.A" style:family="table-column">
      <style:table-column-properties style:column-width="1.656cm"/>
    </style:style>
    <style:style style:name="Table66.B" style:family="table-column">
      <style:table-column-properties style:column-width="0.238cm"/>
    </style:style>
    <style:style style:name="Table66.C" style:family="table-column">
      <style:table-column-properties style:column-width="0.538cm"/>
    </style:style>
    <style:style style:name="Table66.D" style:family="table-column">
      <style:table-column-properties style:column-width="0.459cm"/>
    </style:style>
    <style:style style:name="Table66.E" style:family="table-column">
      <style:table-column-properties style:column-width="0.212cm"/>
    </style:style>
    <style:style style:name="Table66.F" style:family="table-column">
      <style:table-column-properties style:column-width="1.134cm"/>
    </style:style>
    <style:style style:name="Table66.A1" style:family="table-cell">
      <style:table-cell-properties style:vertical-align="middle"/>
    </style:style>
    <style:style style:name="Table67" style:family="table">
      <style:table-properties style:width="10.904cm" table:align="left"/>
    </style:style>
    <style:style style:name="Table67.A" style:family="table-column">
      <style:table-column-properties style:column-width="8.895cm"/>
    </style:style>
    <style:style style:name="Table67.B" style:family="table-column">
      <style:table-column-properties style:column-width="0.247cm"/>
    </style:style>
    <style:style style:name="Table67.C" style:family="table-column">
      <style:table-column-properties style:column-width="0.141cm"/>
    </style:style>
    <style:style style:name="Table67.E" style:family="table-column">
      <style:table-column-properties style:column-width="1.374cm"/>
    </style:style>
    <style:style style:name="Table67.A1" style:family="table-cell">
      <style:table-cell-properties style:vertical-align="middle"/>
    </style:style>
    <style:style style:name="Table68" style:family="table">
      <style:table-properties style:width="10.236cm" table:align="left"/>
    </style:style>
    <style:style style:name="Table68.A" style:family="table-column">
      <style:table-column-properties style:column-width="7.796cm"/>
    </style:style>
    <style:style style:name="Table68.B" style:family="table-column">
      <style:table-column-properties style:column-width="0.238cm"/>
    </style:style>
    <style:style style:name="Table68.C" style:family="table-column">
      <style:table-column-properties style:column-width="0.855cm"/>
    </style:style>
    <style:style style:name="Table68.D" style:family="table-column">
      <style:table-column-properties style:column-width="0.212cm"/>
    </style:style>
    <style:style style:name="Table68.E" style:family="table-column">
      <style:table-column-properties style:column-width="1.134cm"/>
    </style:style>
    <style:style style:name="Table68.A1" style:family="table-cell">
      <style:table-cell-properties style:vertical-align="middle"/>
    </style:style>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c32ad" officeooo:paragraph-rsid="000c32a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c32ad" officeooo:paragraph-rsid="000c32ad" style:font-weight-asian="bold" style:font-weight-complex="bold"/>
    </style:style>
    <style:style style:name="P3" style:family="paragraph" style:parent-style-name="Standard">
      <style:paragraph-properties fo:text-align="start" style:justify-single-word="false"/>
      <style:text-properties style:text-underline-style="none" fo:font-weight="normal" officeooo:rsid="000c32ad" officeooo:paragraph-rsid="000c32ad" style:font-weight-asian="normal" style:font-weight-complex="normal"/>
    </style:style>
    <style:style style:name="P4" style:family="paragraph" style:parent-style-name="Standard">
      <style:paragraph-properties fo:text-align="start" style:justify-single-word="false"/>
      <style:text-properties fo:font-style="italic" style:text-underline-style="none" fo:font-weight="normal" officeooo:rsid="000c32ad" officeooo:paragraph-rsid="000c32ad" style:font-weight-asian="normal" style:font-weight-complex="normal"/>
    </style:style>
    <style:style style:name="P5" style:family="paragraph" style:parent-style-name="Preformatted_20_Text">
      <style:paragraph-properties fo:margin-top="0cm" fo:margin-bottom="0.499cm" loext:contextual-spacing="false"/>
    </style:style>
    <style:style style:name="P6" style:family="paragraph" style:parent-style-name="Table_20_Contents">
      <style:paragraph-properties fo:margin-top="0cm" fo:margin-bottom="0.499cm" loext:contextual-spacing="false"/>
    </style:style>
    <style:style style:name="P7" style:family="paragraph" style:parent-style-name="Table_20_Contents">
      <style:paragraph-properties fo:margin-top="0cm" fo:margin-bottom="0.499cm" loext:contextual-spacing="false"/>
      <style:text-properties fo:font-size="10.5pt" style:font-size-asian="10.5pt" style:font-size-complex="10.5pt"/>
    </style:style>
    <style:style style:name="P8" style:family="paragraph" style:parent-style-name="Table_20_Contents">
      <style:paragraph-properties fo:margin-top="0cm" fo:margin-bottom="0.499cm" loext:contextual-spacing="false"/>
      <style:text-properties fo:font-size="10.5pt" officeooo:paragraph-rsid="000c32ad" style:font-size-asian="10.5pt" style:font-size-complex="10.5pt"/>
    </style:style>
    <style:style style:name="P9" style:family="paragraph" style:parent-style-name="Table_20_Contents">
      <style:paragraph-properties fo:margin-top="0cm" fo:margin-bottom="0.499cm" loext:contextual-spacing="false" fo:text-align="end" style:justify-single-word="false"/>
    </style:style>
    <style:style style:name="P10" style:family="paragraph" style:parent-style-name="Table_20_Contents">
      <style:paragraph-properties fo:margin-top="0cm" fo:margin-bottom="0.499cm" loext:contextual-spacing="false" fo:text-align="start" style:justify-single-word="false"/>
    </style:style>
    <style:style style:name="P11" style:family="paragraph" style:parent-style-name="Text_20_body">
      <style:paragraph-properties fo:text-align="start" style:justify-single-word="false"/>
      <style:text-properties fo:font-style="italic" style:text-underline-style="none" fo:font-weight="normal" officeooo:rsid="000c32ad" officeooo:paragraph-rsid="000c32ad" style:font-weight-asian="normal" style:font-weight-complex="normal"/>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fo:font-size="2pt" style:font-size-asian="2pt" style:font-size-complex="2pt"/>
    </style:style>
    <style:style style:name="P15" style:family="paragraph" style:parent-style-name="Table_20_Contents">
      <style:text-properties fo:font-size="10.5pt" style:font-size-asian="10.5pt" style:font-size-complex="10.5pt"/>
    </style:style>
    <style:style style:name="P16" style:family="paragraph" style:parent-style-name="Table_20_Contents">
      <style:paragraph-properties fo:text-align="center" style:justify-single-word="false"/>
      <style:text-properties fo:font-size="10.5pt" style:font-size-asian="10.5pt" style:font-size-complex="10.5pt"/>
    </style:style>
    <style:style style:name="P17" style:family="paragraph" style:parent-style-name="Table_20_Contents">
      <style:paragraph-properties fo:text-align="center" style:justify-single-word="false"/>
      <style:text-properties fo:font-style="italic"/>
    </style:style>
    <style:style style:name="P18" style:family="paragraph" style:parent-style-name="Text_20_body" style:list-style-name="L1">
      <style:text-properties officeooo:paragraph-rsid="000f403c"/>
    </style:style>
    <style:style style:name="P19" style:family="paragraph" style:parent-style-name="Text_20_body" style:list-style-name="L2">
      <style:text-properties fo:font-style="italic"/>
    </style:style>
    <style:style style:name="P20" style:family="paragraph" style:parent-style-name="Text_20_body" style:list-style-name="L3">
      <style:text-properties fo:font-style="italic"/>
    </style:style>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1">
      <style:paragraph-properties fo:margin-top="0cm" fo:margin-bottom="0cm" loext:contextual-spacing="false"/>
    </style:style>
    <style:style style:name="P24" style:family="paragraph" style:parent-style-name="Table_20_Contents">
      <style:text-properties fo:font-size="10.5pt" style:font-size-asian="10.5pt" style:font-size-complex="10.5pt"/>
    </style:style>
    <style:style style:name="T1" style:family="text">
      <style:text-properties fo:font-size="10.5pt" style:font-size-asian="10.5pt" style:font-size-complex="10.5pt"/>
    </style:style>
    <style:style style:name="T2" style:family="text">
      <style:text-properties fo:font-style="italic"/>
    </style:style>
    <style:style style:name="T3" style:family="text">
      <style:text-properties style:text-position="33% 80%"/>
    </style:style>
    <style:style style:name="T4" style:family="text">
      <style:text-properties officeooo:rsid="000dcfe8"/>
    </style:style>
    <style:style style:name="T5"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EED, TIME AND DISTANCE</text:p>
      <text:p text:style-name="P2"/>
      <text:p text:style-name="P3"/>
      <table:table table:name="Table1" table:style-name="Table1">
        <table:table-column table:style-name="Table1.A"/>
        <table:table-column table:style-name="Table1.B"/>
        <table:table-row>
          <table:table-cell table:number-rows-spanned="2" office:value-type="string">
            <text:p text:style-name="P12">1. </text:p>
          </table:table-cell>
          <table:table-cell office:value-type="string">
            <text:p text:style-name="P15">A person crosses a 600 m long street in 5 minutes. What is his speed in km per hour?<text:bookmark text:name="tblOption_434"/></text:p>
            <table:table table:name="Table2" table:style-name="Table2">
              <table:table-column table:style-name="Table2.A"/>
              <table:table-column table:style-name="Table2.B"/>
              <table:table-row>
                <table:table-cell table:style-name="Table2.A1" office:value-type="string">
                  <text:p text:style-name="Table_20_Contents"><text:bookmark text:name="tdOptionNo_A_434"/><text:bookmark text:name="lnkOptionLink_A_434"/><text:a xlink:type="simple" xlink:href="javascript:%20void%200;" text:style-name="Internet_20_link" text:visited-style-name="Visited_20_Internet_20_Link"><text:span text:style-name="T1">A.</text:span></text:a><text:bookmark text:name="tdOptionDt_A_434"/></text:p>
                </table:table-cell>
                <table:table-cell table:style-name="Table2.A1" office:value-type="string">
                  <text:p text:style-name="P15">3.6<text:bookmark text:name="tdOptionNo_B_434"/></text:p>
                </table:table-cell>
              </table:table-row>
              <table:table-row>
                <table:table-cell table:style-name="Table2.A1" office:value-type="string">
                  <text:p text:style-name="Table_20_Contents"><text:bookmark text:name="lnkOptionLink_B_434"/><text:a xlink:type="simple" xlink:href="javascript:%20void%200;" text:style-name="Internet_20_link" text:visited-style-name="Visited_20_Internet_20_Link"><text:span text:style-name="T1">B.</text:span></text:a><text:bookmark text:name="tdOptionDt_B_434"/></text:p>
                </table:table-cell>
                <table:table-cell table:style-name="Table2.A1" office:value-type="string">
                  <text:p text:style-name="P15">7.2<text:bookmark text:name="tdOptionNo_C_434"/></text:p>
                </table:table-cell>
              </table:table-row>
              <table:table-row>
                <table:table-cell table:style-name="Table2.A1" office:value-type="string">
                  <text:p text:style-name="Table_20_Contents"><text:bookmark text:name="lnkOptionLink_C_434"/><text:a xlink:type="simple" xlink:href="javascript:%20void%200;" text:style-name="Internet_20_link" text:visited-style-name="Visited_20_Internet_20_Link"><text:span text:style-name="T1">C.</text:span></text:a><text:bookmark text:name="tdOptionDt_C_434"/></text:p>
                </table:table-cell>
                <table:table-cell table:style-name="Table2.A1" office:value-type="string">
                  <text:p text:style-name="P15">8.4<text:bookmark text:name="tdOptionNo_D_434"/></text:p>
                </table:table-cell>
              </table:table-row>
              <table:table-row>
                <table:table-cell table:style-name="Table2.A1" office:value-type="string">
                  <text:p text:style-name="Table_20_Contents"><text:bookmark text:name="lnkOptionLink_D_434"/><text:a xlink:type="simple" xlink:href="javascript:%20void%200;" text:style-name="Internet_20_link" text:visited-style-name="Visited_20_Internet_20_Link"><text:span text:style-name="T1">D.</text:span></text:a><text:bookmark text:name="tdOptionDt_D_434"/></text:p>
                </table:table-cell>
                <table:table-cell table:style-name="Table2.A1" office:value-type="string">
                  <text:p text:style-name="P15">10</text:p>
                </table:table-cell>
              </table:table-row>
            </table:table>
            <text:p text:style-name="P15"/>
          </table:table-cell>
        </table:table-row>
        <table:table-row>
          <table:covered-table-cell/>
          <table:table-cell office:value-type="string">
            <text:section text:style-name="Sect1" text:name="divAnswer_434">
              <text:p text:style-name="P8">Answer: Option B</text:p>
              <text:p text:style-name="P8">Explanation:</text:p>
              <table:table table:name="Table3" table:style-name="Table3">
                <table:table-column table:style-name="Table3.A"/>
                <table:table-column table:style-name="Table3.B"/>
                <table:table-column table:style-name="Table3.C"/>
                <table:table-column table:style-name="Table3.D"/>
                <table:table-row>
                  <table:table-cell table:style-name="Table3.A1" table:number-rows-spanned="2" office:value-type="string">
                    <text:p text:style-name="P16">Speed =</text:p>
                  </table:table-cell>
                  <table:table-cell table:style-name="Table3.A1" table:number-rows-spanned="2" office:value-type="string">
                    <text:p text:style-name="P16"><draw:frame draw:style-name="fr1" draw:name="Image1" text:anchor-type="as-char" svg:width="0.238cm" svg:height="1.005cm" draw:z-index="0"><draw:image xlink:href="Pictures/10000000000000090000002639B5F9B1553605A9.png" xlink:type="simple" xlink:show="embed" xlink:actuate="onLoad"/></draw:frame></text:p>
                  </table:table-cell>
                  <table:table-cell table:style-name="Table3.A1" office:value-type="string">
                    <text:p text:style-name="P16">600</text:p>
                  </table:table-cell>
                  <table:table-cell table:style-name="Table3.A1" table:number-rows-spanned="2" office:value-type="string">
                    <text:p text:style-name="P16"><draw:frame draw:style-name="fr1" draw:name="Image2" text:anchor-type="as-char" svg:width="0.212cm" svg:height="1.005cm" draw:z-index="1"><draw:image xlink:href="Pictures/1000000000000008000000265CA9C31D1E9F9FD4.png" xlink:type="simple" xlink:show="embed" xlink:actuate="onLoad"/></draw:frame>m/sec.</text:p>
                  </table:table-cell>
                </table:table-row>
                <table:table-row>
                  <table:covered-table-cell/>
                  <table:covered-table-cell/>
                  <table:table-cell table:style-name="Table3.A1" office:value-type="string">
                    <text:p text:style-name="P16">5 x 60</text:p>
                  </table:table-cell>
                  <table:covered-table-cell/>
                </table:table-row>
              </table:table>
              <text:p text:style-name="P7">   = 2 m/sec.</text:p>
              <text:p text:style-name="P6"><text:span text:style-name="T1">Converting m/sec to km/hr (see </text:span><text:a xlink:type="simple" xlink:href="https://www.indiabix.com/aptitude/time-and-distance/formulas" text:style-name="Internet_20_link" text:visited-style-name="Visited_20_Internet_20_Link"><text:span text:style-name="T1">important formulas</text:span></text:a><text:span text:style-name="T1"> sectio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table:number-rows-spanned="2" office:value-type="string">
                    <text:p text:style-name="P16">   =</text:p>
                  </table:table-cell>
                  <table:table-cell table:style-name="Table4.A1" table:number-rows-spanned="2" office:value-type="string">
                    <text:p text:style-name="P16"><draw:frame draw:style-name="fr1" draw:name="Image3" text:anchor-type="as-char" svg:width="0.238cm" svg:height="1.005cm" draw:z-index="2"><draw:image xlink:href="Pictures/1000000000000009000000265A81D4FC6C2A87BC.png" xlink:type="simple" xlink:show="embed" xlink:actuate="onLoad"/></draw:frame></text:p>
                  </table:table-cell>
                  <table:table-cell table:style-name="Table4.A1" table:number-rows-spanned="2" office:value-type="string">
                    <text:p text:style-name="P16">2 x</text:p>
                  </table:table-cell>
                  <table:table-cell table:style-name="Table4.A1" office:value-type="string">
                    <text:p text:style-name="P16">18</text:p>
                  </table:table-cell>
                  <table:table-cell table:style-name="Table4.A1" table:number-rows-spanned="2" office:value-type="string">
                    <text:p text:style-name="P16"><draw:frame draw:style-name="fr1" draw:name="Image4" text:anchor-type="as-char" svg:width="0.212cm" svg:height="1.005cm" draw:z-index="3"><draw:image xlink:href="Pictures/1000000000000008000000265CA9C31D1E9F9FD4.png" xlink:type="simple" xlink:show="embed" xlink:actuate="onLoad"/></draw:frame></text:p>
                  </table:table-cell>
                  <table:table-cell table:style-name="Table4.A1" table:number-rows-spanned="2" office:value-type="string">
                    <text:p text:style-name="P16">km/hr</text:p>
                  </table:table-cell>
                </table:table-row>
                <table:table-row>
                  <table:covered-table-cell/>
                  <table:covered-table-cell/>
                  <table:covered-table-cell/>
                  <table:table-cell table:style-name="Table4.A1" office:value-type="string">
                    <text:p text:style-name="P16">5</text:p>
                  </table:table-cell>
                  <table:covered-table-cell/>
                  <table:covered-table-cell/>
                </table:table-row>
              </table:table>
              <text:p text:style-name="P7">   = 7.2 km/hr.</text:p>
            </text:section>
          </table:table-cell>
        </table:table-row>
      </table:table>
      <text:p text:style-name="P3"/>
      <text:p text:style-name="P3"/>
      <table:table table:name="Table5" table:style-name="Table5">
        <table:table-column table:style-name="Table5.A"/>
        <table:table-column table:style-name="Table5.B"/>
        <table:table-row>
          <table:table-cell table:number-rows-spanned="2" office:value-type="string">
            <text:p text:style-name="P12">2. </text:p>
          </table:table-cell>
          <table:table-cell office:value-type="string">
            <text:p text:style-name="P15">An aeroplane covers a certain distance at a speed of 240 kmph in 5 hours. To cover the same distance in 1<draw:frame draw:style-name="fr1" draw:name="Image5" text:anchor-type="as-char" svg:width="0.265cm" svg:height="0.741cm" draw:z-index="4"><draw:image xlink:href="Pictures/100000000000000A0000001CC7CA8EABC90B8D35.png" xlink:type="simple" xlink:show="embed" xlink:actuate="onLoad"/></draw:frame> hours, it must travel at a speed of:<text:bookmark text:name="tblOption_436"/></text:p>
            <table:table table:name="Table6" table:style-name="Table6">
              <table:table-column table:style-name="Table6.A"/>
              <table:table-column table:style-name="Table6.B"/>
              <table:table-row>
                <table:table-cell table:style-name="Table6.A1" office:value-type="string">
                  <text:p text:style-name="Table_20_Contents"><text:bookmark text:name="lnkOptionLink_A_436"/><text:bookmark text:name="tdOptionNo_A_436"/><text:a xlink:type="simple" xlink:href="javascript:%20void%200;" text:style-name="Internet_20_link" text:visited-style-name="Visited_20_Internet_20_Link"><text:span text:style-name="T1">A.</text:span></text:a><text:bookmark text:name="tdOptionDt_A_436"/></text:p>
                </table:table-cell>
                <table:table-cell table:style-name="Table6.A1" office:value-type="string">
                  <text:p text:style-name="P15">300 kmph<text:bookmark text:name="tdOptionNo_B_436"/></text:p>
                </table:table-cell>
              </table:table-row>
              <table:table-row>
                <table:table-cell table:style-name="Table6.A1" office:value-type="string">
                  <text:p text:style-name="Table_20_Contents"><text:bookmark text:name="lnkOptionLink_B_436"/><text:a xlink:type="simple" xlink:href="javascript:%20void%200;" text:style-name="Internet_20_link" text:visited-style-name="Visited_20_Internet_20_Link"><text:span text:style-name="T1">B.</text:span></text:a><text:bookmark text:name="tdOptionDt_B_436"/></text:p>
                </table:table-cell>
                <table:table-cell table:style-name="Table6.A1" office:value-type="string">
                  <text:p text:style-name="P15">360 kmph<text:bookmark text:name="tdOptionNo_C_436"/></text:p>
                </table:table-cell>
              </table:table-row>
              <table:table-row>
                <table:table-cell table:style-name="Table6.A1" office:value-type="string">
                  <text:p text:style-name="Table_20_Contents"><text:bookmark text:name="lnkOptionLink_C_436"/><text:a xlink:type="simple" xlink:href="javascript:%20void%200;" text:style-name="Internet_20_link" text:visited-style-name="Visited_20_Internet_20_Link"><text:span text:style-name="T1">C.</text:span></text:a><text:bookmark text:name="tdOptionDt_C_436"/></text:p>
                </table:table-cell>
                <table:table-cell table:style-name="Table6.A1" office:value-type="string">
                  <text:p text:style-name="P15">600 kmph<text:bookmark text:name="tdOptionNo_D_436"/></text:p>
                </table:table-cell>
              </table:table-row>
              <table:table-row>
                <table:table-cell table:style-name="Table6.A1" office:value-type="string">
                  <text:p text:style-name="Table_20_Contents"><text:bookmark text:name="lnkOptionLink_D_436"/><text:a xlink:type="simple" xlink:href="javascript:%20void%200;" text:style-name="Internet_20_link" text:visited-style-name="Visited_20_Internet_20_Link"><text:span text:style-name="T1">D.</text:span></text:a><text:bookmark text:name="tdOptionDt_D_436"/></text:p>
                </table:table-cell>
                <table:table-cell table:style-name="Table6.A1" office:value-type="string">
                  <text:p text:style-name="P15">720 kmph</text:p>
                </table:table-cell>
              </table:table-row>
            </table:table>
            <text:p text:style-name="P15"/>
          </table:table-cell>
        </table:table-row>
        <table:table-row>
          <table:covered-table-cell/>
          <table:table-cell office:value-type="string">
            <text:section text:style-name="Sect1" text:name="divAnswer_436">
              <text:p text:style-name="P7">Answer: Option D</text:p>
              <text:p text:style-name="P7">Explanation:</text:p>
              <text:p text:style-name="P7">Distance = (240 x 5) = 1200 km.</text:p>
              <text:p text:style-name="P7">Speed = Distance/Time</text:p>
              <text:p text:style-name="P7">Speed = 1200/(5/3) km/hr.     [We can write 1<draw:frame draw:style-name="fr1" draw:name="Image6" text:anchor-type="as-char" svg:width="0.265cm" svg:height="0.741cm" draw:z-index="5"><draw:image xlink:href="Pictures/100000000000000A0000001CFB44D99727D221D7.png" xlink:type="simple" xlink:show="embed" xlink:actuate="onLoad"/></draw:frame> hours as 5/3 hour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table:number-rows-spanned="2" office:value-type="string">
                    <text:p text:style-name="P16"><draw:frame draw:style-name="fr1" draw:name="Image7" text:anchor-type="as-char" svg:width="0.45cm" svg:height="0.291cm" draw:z-index="6"><draw:image xlink:href="Pictures/10000000000000110000000BA385D4569B54828C.png" xlink:type="simple" xlink:show="embed" xlink:actuate="onLoad"/></draw:frame> Required speed =</text:p>
                  </table:table-cell>
                  <table:table-cell table:style-name="Table7.A1" table:number-rows-spanned="2" office:value-type="string">
                    <text:p text:style-name="P16"><draw:frame draw:style-name="fr1" draw:name="Image8" text:anchor-type="as-char" svg:width="0.238cm" svg:height="1.005cm" draw:z-index="7"><draw:image xlink:href="Pictures/10000000000000090000002687ADFF6B126F2016.png" xlink:type="simple" xlink:show="embed" xlink:actuate="onLoad"/></draw:frame></text:p>
                  </table:table-cell>
                  <table:table-cell table:style-name="Table7.A1" table:number-rows-spanned="2" office:value-type="string">
                    <text:p text:style-name="P16">1200 x</text:p>
                  </table:table-cell>
                  <table:table-cell table:style-name="Table7.A1" office:value-type="string">
                    <text:p text:style-name="P16">3</text:p>
                  </table:table-cell>
                  <table:table-cell table:style-name="Table7.A1" table:number-rows-spanned="2" office:value-type="string">
                    <text:p text:style-name="P16"><draw:frame draw:style-name="fr1" draw:name="Image9" text:anchor-type="as-char" svg:width="0.212cm" svg:height="1.005cm" draw:z-index="8"><draw:image xlink:href="Pictures/1000000000000008000000265CA9C31D1E9F9FD4.png" xlink:type="simple" xlink:show="embed" xlink:actuate="onLoad"/></draw:frame>km/hr</text:p>
                  </table:table-cell>
                  <table:table-cell table:style-name="Table7.A1" table:number-rows-spanned="2" office:value-type="string">
                    <text:p text:style-name="P16">= 720 km/hr.</text:p>
                  </table:table-cell>
                </table:table-row>
                <table:table-row>
                  <table:covered-table-cell/>
                  <table:covered-table-cell/>
                  <table:covered-table-cell/>
                  <table:table-cell table:style-name="Table7.A1" office:value-type="string">
                    <text:p text:style-name="P16">5</text:p>
                  </table:table-cell>
                  <table:covered-table-cell/>
                  <table:covered-table-cell/>
                </table:table-row>
              </table:table>
            </text:section>
            <text:section text:style-name="Sect1" text:name="divToolBar_436">
              <text:p text:style-name="P15"/>
            </text:section>
          </table:table-cell>
        </table:table-row>
      </table:table>
      <text:p text:style-name="P3"/>
      <table:table table:name="Table8" table:style-name="Table8">
        <table:table-column table:style-name="Table8.A"/>
        <table:table-column table:style-name="Table8.B"/>
        <table:table-row>
          <table:table-cell table:number-rows-spanned="2" office:value-type="string">
            <text:p text:style-name="P12">3. </text:p>
          </table:table-cell>
          <table:table-cell office:value-type="string">
            <text:p text:style-name="Table_20_Contents">If a person walks at 14 km/hr instead of 10 km/hr, he would have walked 20 km more. The actual distance travelled by him is: <text:bookmark text:name="tblOption_446"/></text:p>
            <table:table table:name="Table9" table:style-name="Table9">
              <table:table-column table:style-name="Table9.A"/>
              <table:table-column table:style-name="Table9.B"/>
              <table:table-row>
                <table:table-cell table:style-name="Table9.A1" office:value-type="string">
                  <text:p text:style-name="Table_20_Contents"><text:bookmark text:name="lnkOptionLink_A_446"/><text:bookmark text:name="tdOptionNo_A_446"/><text:a xlink:type="simple" xlink:href="javascript:%20void%200;" text:style-name="Internet_20_link" text:visited-style-name="Visited_20_Internet_20_Link">A.</text:a><text:bookmark text:name="tdOptionDt_A_446"/></text:p>
                </table:table-cell>
                <table:table-cell table:style-name="Table9.A1" office:value-type="string">
                  <text:p text:style-name="Table_20_Contents">50 km<text:bookmark text:name="tdOptionNo_B_446"/></text:p>
                </table:table-cell>
              </table:table-row>
              <table:table-row>
                <table:table-cell table:style-name="Table9.A1" office:value-type="string">
                  <text:p text:style-name="Table_20_Contents"><text:bookmark text:name="lnkOptionLink_B_446"/><text:a xlink:type="simple" xlink:href="javascript:%20void%200;" text:style-name="Internet_20_link" text:visited-style-name="Visited_20_Internet_20_Link">B.</text:a><text:bookmark text:name="tdOptionDt_B_446"/></text:p>
                </table:table-cell>
                <table:table-cell table:style-name="Table9.A1" office:value-type="string">
                  <text:p text:style-name="Table_20_Contents">56 km<text:bookmark text:name="tdOptionNo_C_446"/></text:p>
                </table:table-cell>
              </table:table-row>
              <table:table-row>
                <table:table-cell table:style-name="Table9.A1" office:value-type="string">
                  <text:p text:style-name="Table_20_Contents"><text:bookmark text:name="lnkOptionLink_C_446"/><text:a xlink:type="simple" xlink:href="javascript:%20void%200;" text:style-name="Internet_20_link" text:visited-style-name="Visited_20_Internet_20_Link">C.</text:a><text:bookmark text:name="tdOptionDt_C_446"/></text:p>
                </table:table-cell>
                <table:table-cell table:style-name="Table9.A1" office:value-type="string">
                  <text:p text:style-name="Table_20_Contents">70 km<text:bookmark text:name="tdOptionNo_D_446"/></text:p>
                </table:table-cell>
              </table:table-row>
              <table:table-row>
                <table:table-cell table:style-name="Table9.A1" office:value-type="string">
                  <text:p text:style-name="Table_20_Contents"><text:bookmark text:name="lnkOptionLink_D_446"/><text:a xlink:type="simple" xlink:href="javascript:%20void%200;" text:style-name="Internet_20_link" text:visited-style-name="Visited_20_Internet_20_Link">D.</text:a><text:bookmark text:name="tdOptionDt_D_446"/></text:p>
                </table:table-cell>
                <table:table-cell table:style-name="Table9.A1" office:value-type="string">
                  <text:p text:style-name="Table_20_Contents">80 km</text:p>
                </table:table-cell>
              </table:table-row>
            </table:table>
            <text:p text:style-name="Table_20_Contents"/>
          </table:table-cell>
        </table:table-row>
        <table:table-row>
          <table:covered-table-cell/>
          <table:table-cell office:value-type="string">
            <text:section text:style-name="Sect1" text:name="divAnswer_446">
              <text:p text:style-name="P6">Answer: Option A</text:p>
              <text:p text:style-name="P6">Explanation:</text:p>
              <text:p text:style-name="P6">Let the actual distance travelled be <text:span text:style-name="T2">x</text:span> km.</text:p>
              <table:table table:name="Table10" table:style-name="Table10">
                <table:table-column table:style-name="Table10.A"/>
                <table:table-column table:style-name="Table10.B"/>
                <table:table-column table:style-name="Table10.C"/>
                <table:table-column table:style-name="Table10.D"/>
                <table:table-row>
                  <table:table-cell table:style-name="Table10.A1" table:number-rows-spanned="2" office:value-type="string">
                    <text:p text:style-name="P13">Then,</text:p>
                  </table:table-cell>
                  <table:table-cell table:style-name="Table10.A1" office:value-type="string">
                    <text:p text:style-name="P17">x</text:p>
                  </table:table-cell>
                  <table:table-cell table:style-name="Table10.A1" table:number-rows-spanned="2" office:value-type="string">
                    <text:p text:style-name="P13">=</text:p>
                  </table:table-cell>
                  <table:table-cell table:style-name="Table10.A1" office:value-type="string">
                    <text:p text:style-name="P13"><text:span text:style-name="T2">x</text:span> + 20</text:p>
                  </table:table-cell>
                </table:table-row>
                <table:table-row>
                  <table:covered-table-cell/>
                  <table:table-cell table:style-name="Table10.A1" office:value-type="string">
                    <text:p text:style-name="P13">10</text:p>
                  </table:table-cell>
                  <table:covered-table-cell/>
                  <table:table-cell table:style-name="Table10.A1" office:value-type="string">
                    <text:p text:style-name="P13">14</text:p>
                  </table:table-cell>
                </table:table-row>
              </table:table>
              <text:p text:style-name="P6"><draw:frame draw:style-name="fr1" draw:name="Image10" text:anchor-type="as-char" svg:width="0.45cm" svg:height="0.238cm" draw:z-index="9"><draw:image xlink:href="Pictures/100000000000001100000009AE9F832DA7AF2B3C.png" xlink:type="simple" xlink:show="embed" xlink:actuate="onLoad"/></draw:frame> 14<text:span text:style-name="T2">x</text:span> = 10<text:span text:style-name="T2">x</text:span> + 200</text:p>
              <text:p text:style-name="P6"><draw:frame draw:style-name="fr1" draw:name="Image11" text:anchor-type="as-char" svg:width="0.45cm" svg:height="0.238cm" draw:z-index="10"><draw:image xlink:href="Pictures/100000000000001100000009BE058DC53DD4CE68.png" xlink:type="simple" xlink:show="embed" xlink:actuate="onLoad"/></draw:frame> 4<text:span text:style-name="T2">x</text:span> = 200</text:p>
              <text:p text:style-name="P6"><draw:frame draw:style-name="fr1" draw:name="Image12" text:anchor-type="as-char" svg:width="0.45cm" svg:height="0.238cm" draw:z-index="11"><draw:image xlink:href="Pictures/100000000000001100000009B6157B9477CD1F68.png" xlink:type="simple" xlink:show="embed" xlink:actuate="onLoad"/></draw:frame> <text:span text:style-name="T2">x</text:span> = 50 km.</text:p>
            </text:section>
          </table:table-cell>
        </table:table-row>
      </table:table>
      <text:p text:style-name="P3"/>
      <table:table table:name="Table11" table:style-name="Table11">
        <table:table-column table:style-name="Table11.A"/>
        <table:table-column table:style-name="Table11.B"/>
        <table:table-row>
          <table:table-cell table:number-rows-spanned="2" office:value-type="string">
            <text:p text:style-name="P12">4. </text:p>
          </table:table-cell>
          <table:table-cell office:value-type="string">
            <text:p text:style-name="Table_20_Contents">A train can travel 50% faster than a car. Both start from point A at the same time and reach point B 75 kms away from A at the same time. On the way, however, the train lost about 12.5 minutes while stopping at the stations. The speed of the car is: <text:bookmark text:name="tblOption_443"/></text:p>
            <table:table table:name="Table12" table:style-name="Table12">
              <table:table-column table:style-name="Table12.A"/>
              <table:table-column table:style-name="Table12.B"/>
              <table:table-row>
                <table:table-cell table:style-name="Table12.A1" office:value-type="string">
                  <text:p text:style-name="Table_20_Contents"><text:bookmark text:name="lnkOptionLink_A_443"/><text:bookmark text:name="tdOptionNo_A_443"/><text:a xlink:type="simple" xlink:href="javascript:%20void%200;" text:style-name="Internet_20_link" text:visited-style-name="Visited_20_Internet_20_Link">A.</text:a><text:bookmark text:name="tdOptionDt_A_443"/></text:p>
                </table:table-cell>
                <table:table-cell table:style-name="Table12.A1" office:value-type="string">
                  <text:p text:style-name="Table_20_Contents">100 kmph<text:bookmark text:name="tdOptionNo_B_443"/></text:p>
                </table:table-cell>
              </table:table-row>
              <table:table-row>
                <table:table-cell table:style-name="Table12.A1" office:value-type="string">
                  <text:p text:style-name="Table_20_Contents"><text:bookmark text:name="lnkOptionLink_B_443"/><text:a xlink:type="simple" xlink:href="javascript:%20void%200;" text:style-name="Internet_20_link" text:visited-style-name="Visited_20_Internet_20_Link">B.</text:a><text:bookmark text:name="tdOptionDt_B_443"/></text:p>
                </table:table-cell>
                <table:table-cell table:style-name="Table12.A1" office:value-type="string">
                  <text:p text:style-name="Table_20_Contents">110 kmph<text:bookmark text:name="tdOptionNo_C_443"/></text:p>
                </table:table-cell>
              </table:table-row>
              <table:table-row>
                <table:table-cell table:style-name="Table12.A1" office:value-type="string">
                  <text:p text:style-name="Table_20_Contents"><text:bookmark text:name="lnkOptionLink_C_443"/><text:a xlink:type="simple" xlink:href="javascript:%20void%200;" text:style-name="Internet_20_link" text:visited-style-name="Visited_20_Internet_20_Link">C.</text:a><text:bookmark text:name="tdOptionDt_C_443"/></text:p>
                </table:table-cell>
                <table:table-cell table:style-name="Table12.A1" office:value-type="string">
                  <text:p text:style-name="Table_20_Contents">120 kmph<text:bookmark text:name="tdOptionNo_D_443"/></text:p>
                </table:table-cell>
              </table:table-row>
              <table:table-row>
                <table:table-cell table:style-name="Table12.A1" office:value-type="string">
                  <text:p text:style-name="Table_20_Contents"><text:bookmark text:name="lnkOptionLink_D_443"/><text:a xlink:type="simple" xlink:href="javascript:%20void%200;" text:style-name="Internet_20_link" text:visited-style-name="Visited_20_Internet_20_Link">D.</text:a><text:bookmark text:name="tdOptionDt_D_443"/></text:p>
                </table:table-cell>
                <table:table-cell table:style-name="Table12.A1" office:value-type="string">
                  <text:p text:style-name="Table_20_Contents">130 kmph</text:p>
                </table:table-cell>
              </table:table-row>
            </table:table>
            <text:p text:style-name="Table_20_Contents"/>
          </table:table-cell>
        </table:table-row>
        <table:table-row>
          <table:covered-table-cell/>
          <table:table-cell office:value-type="string">
            <text:section text:style-name="Sect1" text:name="divAnswer_443">
              <text:p text:style-name="P6">Answer: Option C</text:p>
              <text:p text:style-name="P6">Explanation:</text:p>
              <text:p text:style-name="P6">Let speed of the car be <text:span text:style-name="T2">x</text:span> kmph.</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C"/>
                <table:table-column table:style-name="Table13.H"/>
                <table:table-row>
                  <table:table-cell table:style-name="Table13.A1" table:number-rows-spanned="2" office:value-type="string">
                    <text:p text:style-name="P13">Then, speed of the train =</text:p>
                  </table:table-cell>
                  <table:table-cell table:style-name="Table13.A1" office:value-type="string">
                    <text:p text:style-name="P13">150</text:p>
                  </table:table-cell>
                  <table:table-cell table:style-name="Table13.A1" table:number-rows-spanned="2" office:value-type="string">
                    <text:p text:style-name="P17">x</text:p>
                  </table:table-cell>
                  <table:table-cell table:style-name="Table13.A1" table:number-rows-spanned="2" office:value-type="string">
                    <text:p text:style-name="P13">=</text:p>
                  </table:table-cell>
                  <table:table-cell table:style-name="Table13.A1" table:number-rows-spanned="2" office:value-type="string">
                    <text:p text:style-name="P13"><draw:frame draw:style-name="fr1" draw:name="Image13" text:anchor-type="as-char" svg:width="0.238cm" svg:height="1.005cm" draw:z-index="12"><draw:image xlink:href="Pictures/100000000000000900000026C7CC7F55CE933D95.png" xlink:type="simple" xlink:show="embed" xlink:actuate="onLoad"/></draw:frame></text:p>
                  </table:table-cell>
                  <table:table-cell table:style-name="Table13.A1" office:value-type="string">
                    <text:p text:style-name="P13">3</text:p>
                  </table:table-cell>
                  <table:table-cell table:style-name="Table13.A1" table:number-rows-spanned="2" office:value-type="string">
                    <text:p text:style-name="P17">x</text:p>
                  </table:table-cell>
                  <table:table-cell table:style-name="Table13.A1" table:number-rows-spanned="2" office:value-type="string">
                    <text:p text:style-name="P13"><draw:frame draw:style-name="fr1" draw:name="Image14" text:anchor-type="as-char" svg:width="0.212cm" svg:height="1.005cm" draw:z-index="13"><draw:image xlink:href="Pictures/1000000000000008000000265CA9C31D1E9F9FD4.png" xlink:type="simple" xlink:show="embed" xlink:actuate="onLoad"/></draw:frame>kmph.</text:p>
                  </table:table-cell>
                </table:table-row>
                <table:table-row>
                  <table:covered-table-cell/>
                  <table:table-cell table:style-name="Table13.A1" office:value-type="string">
                    <text:p text:style-name="P13">100</text:p>
                  </table:table-cell>
                  <table:covered-table-cell/>
                  <table:covered-table-cell/>
                  <table:covered-table-cell/>
                  <table:table-cell table:style-name="Table13.A1" office:value-type="string">
                    <text:p text:style-name="P13">2</text:p>
                  </table:table-cell>
                  <table:covered-table-cell/>
                  <table:covered-table-cell/>
                </table:table-row>
              </table:table>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table-cell table:style-name="Table14.A1" table:number-rows-spanned="2" office:value-type="string">
                    <text:p text:style-name="P13"><draw:frame draw:style-name="fr1" draw:name="Image15" text:anchor-type="as-char" svg:width="0.45cm" svg:height="0.291cm" draw:z-index="14"><draw:image xlink:href="Pictures/10000000000000110000000B48FEC4E88D888D36.png" xlink:type="simple" xlink:show="embed" xlink:actuate="onLoad"/></draw:frame> </text:p>
                  </table:table-cell>
                  <table:table-cell table:style-name="Table14.A1" office:value-type="string">
                    <text:p text:style-name="P13">75</text:p>
                  </table:table-cell>
                  <table:table-cell table:style-name="Table14.A1" table:number-rows-spanned="2" office:value-type="string">
                    <text:p text:style-name="P13">-</text:p>
                  </table:table-cell>
                  <table:table-cell table:style-name="Table14.A1" office:value-type="string">
                    <text:p text:style-name="P13">75</text:p>
                  </table:table-cell>
                  <table:table-cell table:style-name="Table14.A1" table:number-rows-spanned="2" office:value-type="string">
                    <text:p text:style-name="P13">=</text:p>
                  </table:table-cell>
                  <table:table-cell table:style-name="Table14.A1" office:value-type="string">
                    <text:p text:style-name="P13">125</text:p>
                  </table:table-cell>
                </table:table-row>
                <table:table-row>
                  <table:covered-table-cell/>
                  <table:table-cell table:style-name="Table14.A1" office:value-type="string">
                    <text:p text:style-name="P17">x</text:p>
                  </table:table-cell>
                  <table:covered-table-cell/>
                  <table:table-cell table:style-name="Table14.A1" office:value-type="string">
                    <text:p text:style-name="P13">(3/2)<text:span text:style-name="T2">x</text:span></text:p>
                  </table:table-cell>
                  <table:covered-table-cell/>
                  <table:table-cell table:style-name="Table14.A1" office:value-type="string">
                    <text:p text:style-name="P13">10 x 60</text:p>
                  </table:table-cell>
                </table:table-row>
              </table:table>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table:number-rows-spanned="2" office:value-type="string">
                    <text:p text:style-name="P13"><draw:frame draw:style-name="fr1" draw:name="Image16" text:anchor-type="as-char" svg:width="0.45cm" svg:height="0.238cm" draw:z-index="15"><draw:image xlink:href="Pictures/1000000000000011000000099F881B990641AB10.png" xlink:type="simple" xlink:show="embed" xlink:actuate="onLoad"/></draw:frame> </text:p>
                  </table:table-cell>
                  <table:table-cell table:style-name="Table15.A1" office:value-type="string">
                    <text:p text:style-name="P13">75</text:p>
                  </table:table-cell>
                  <table:table-cell table:style-name="Table15.A1" table:number-rows-spanned="2" office:value-type="string">
                    <text:p text:style-name="P13">-</text:p>
                  </table:table-cell>
                  <table:table-cell table:style-name="Table15.A1" office:value-type="string">
                    <text:p text:style-name="P13">50</text:p>
                  </table:table-cell>
                  <table:table-cell table:style-name="Table15.A1" table:number-rows-spanned="2" office:value-type="string">
                    <text:p text:style-name="P13">=</text:p>
                  </table:table-cell>
                  <table:table-cell table:style-name="Table15.A1" office:value-type="string">
                    <text:p text:style-name="P13">5</text:p>
                  </table:table-cell>
                </table:table-row>
                <table:table-row>
                  <table:covered-table-cell/>
                  <table:table-cell table:style-name="Table15.A1" office:value-type="string">
                    <text:p text:style-name="P17">x</text:p>
                  </table:table-cell>
                  <table:covered-table-cell/>
                  <table:table-cell table:style-name="Table15.A1" office:value-type="string">
                    <text:p text:style-name="P17">x</text:p>
                  </table:table-cell>
                  <table:covered-table-cell/>
                  <table:table-cell table:style-name="Table15.A1" office:value-type="string">
                    <text:p text:style-name="P13">24</text:p>
                  </table:table-cell>
                </table:table-row>
              </table:table>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table:number-rows-spanned="2" office:value-type="string">
                    <text:p text:style-name="P13"><draw:frame draw:style-name="fr1" draw:name="Image17" text:anchor-type="as-char" svg:width="0.45cm" svg:height="0.238cm" draw:z-index="16"><draw:image xlink:href="Pictures/100000000000001100000009B6157B9477CD1F68.png" xlink:type="simple" xlink:show="embed" xlink:actuate="onLoad"/></draw:frame> <text:span text:style-name="T2">x</text:span> =</text:p>
                  </table:table-cell>
                  <table:table-cell table:style-name="Table16.A1" table:number-rows-spanned="2" office:value-type="string">
                    <text:p text:style-name="P13"><draw:frame draw:style-name="fr1" draw:name="Image18" text:anchor-type="as-char" svg:width="0.238cm" svg:height="1.005cm" draw:z-index="17"><draw:image xlink:href="Pictures/100000000000000900000026B347BD0C2BADD0FE.png" xlink:type="simple" xlink:show="embed" xlink:actuate="onLoad"/></draw:frame></text:p>
                  </table:table-cell>
                  <table:table-cell table:style-name="Table16.A1" office:value-type="string">
                    <text:p text:style-name="P13">25 x24</text:p>
                  </table:table-cell>
                  <table:table-cell table:style-name="Table16.A1" table:number-rows-spanned="2" office:value-type="string">
                    <text:p text:style-name="P13"><draw:frame draw:style-name="fr1" draw:name="Image19" text:anchor-type="as-char" svg:width="0.212cm" svg:height="1.005cm" draw:z-index="18"><draw:image xlink:href="Pictures/1000000000000008000000265CA9C31D1E9F9FD4.png" xlink:type="simple" xlink:show="embed" xlink:actuate="onLoad"/></draw:frame></text:p>
                  </table:table-cell>
                  <table:table-cell table:style-name="Table16.A1" table:number-rows-spanned="2" office:value-type="string">
                    <text:p text:style-name="P13">= 120 kmph.</text:p>
                  </table:table-cell>
                </table:table-row>
                <table:table-row>
                  <table:covered-table-cell/>
                  <table:covered-table-cell/>
                  <table:table-cell table:style-name="Table16.A1" office:value-type="string">
                    <text:p text:style-name="P13">5</text:p>
                  </table:table-cell>
                  <table:covered-table-cell/>
                  <table:covered-table-cell/>
                </table:table-row>
              </table:table>
            </text:section>
            <text:section text:style-name="Sect1" text:name="divToolBar_443">
              <text:p text:style-name="P14"/>
            </text:section>
          </table:table-cell>
        </table:table-row>
      </table:table>
      <text:p text:style-name="P3"/>
      <table:table table:name="Table17" table:style-name="Table17">
        <table:table-column table:style-name="Table17.A"/>
        <table:table-column table:style-name="Table17.B"/>
        <table:table-row>
          <table:table-cell table:number-rows-spanned="2" office:value-type="string">
            <text:p text:style-name="P12">5. </text:p>
          </table:table-cell>
          <table:table-cell office:value-type="string">
            <text:p text:style-name="Table_20_Contents">Excluding stoppages, the speed of a bus is 54 kmph and including stoppages, it is 45 kmph. For how many minutes does the bus stop per hour?<text:bookmark text:name="tblOption_444"/></text:p>
            <table:table table:name="Table18" table:style-name="Table18">
              <table:table-column table:style-name="Table18.A"/>
              <table:table-column table:style-name="Table18.B"/>
              <table:table-row>
                <table:table-cell table:style-name="Table18.A1" office:value-type="string">
                  <text:p text:style-name="Table_20_Contents"><text:bookmark text:name="lnkOptionLink_A_444"/><text:bookmark text:name="tdOptionNo_A_444"/><text:a xlink:type="simple" xlink:href="javascript:%20void%200;" text:style-name="Internet_20_link" text:visited-style-name="Visited_20_Internet_20_Link">A.</text:a><text:bookmark text:name="tdOptionDt_A_444"/></text:p>
                </table:table-cell>
                <table:table-cell table:style-name="Table18.A1" office:value-type="string">
                  <text:p text:style-name="Table_20_Contents">9<text:bookmark text:name="tdOptionNo_B_444"/></text:p>
                </table:table-cell>
              </table:table-row>
              <table:table-row>
                <table:table-cell table:style-name="Table18.A1" office:value-type="string">
                  <text:p text:style-name="Table_20_Contents"><text:bookmark text:name="lnkOptionLink_B_444"/><text:a xlink:type="simple" xlink:href="javascript:%20void%200;" text:style-name="Internet_20_link" text:visited-style-name="Visited_20_Internet_20_Link">B.</text:a><text:bookmark text:name="tdOptionDt_B_444"/></text:p>
                </table:table-cell>
                <table:table-cell table:style-name="Table18.A1" office:value-type="string">
                  <text:p text:style-name="Table_20_Contents">10<text:bookmark text:name="tdOptionNo_C_444"/></text:p>
                </table:table-cell>
              </table:table-row>
              <table:table-row>
                <table:table-cell table:style-name="Table18.A1" office:value-type="string">
                  <text:p text:style-name="Table_20_Contents"><text:bookmark text:name="lnkOptionLink_C_444"/><text:a xlink:type="simple" xlink:href="javascript:%20void%200;" text:style-name="Internet_20_link" text:visited-style-name="Visited_20_Internet_20_Link">C.</text:a><text:bookmark text:name="tdOptionDt_C_444"/></text:p>
                </table:table-cell>
                <table:table-cell table:style-name="Table18.A1" office:value-type="string">
                  <text:p text:style-name="Table_20_Contents">12<text:bookmark text:name="tdOptionNo_D_444"/></text:p>
                </table:table-cell>
              </table:table-row>
              <table:table-row>
                <table:table-cell table:style-name="Table18.A1" office:value-type="string">
                  <text:p text:style-name="Table_20_Contents"><text:bookmark text:name="lnkOptionLink_D_444"/><text:a xlink:type="simple" xlink:href="javascript:%20void%200;" text:style-name="Internet_20_link" text:visited-style-name="Visited_20_Internet_20_Link">D.</text:a><text:bookmark text:name="tdOptionDt_D_444"/></text:p>
                </table:table-cell>
                <table:table-cell table:style-name="Table18.A1" office:value-type="string">
                  <text:p text:style-name="Table_20_Contents">20</text:p>
                </table:table-cell>
              </table:table-row>
            </table:table>
            <text:p text:style-name="Table_20_Contents"/>
          </table:table-cell>
        </table:table-row>
        <table:table-row>
          <table:covered-table-cell/>
          <table:table-cell office:value-type="string">
            <text:section text:style-name="Sect1" text:name="divAnswer_444">
              <text:p text:style-name="P6">Answer: Option B</text:p>
              <text:p text:style-name="P6">Explanation:</text:p>
              <text:p text:style-name="P6">Due to stoppages, it covers 9 km less.</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table-cell table:style-name="Table19.A1" table:number-rows-spanned="2" office:value-type="string">
                    <text:p text:style-name="P13">Time taken to cover 9 km =</text:p>
                  </table:table-cell>
                  <table:table-cell table:style-name="Table19.A1" table:number-rows-spanned="2" office:value-type="string">
                    <text:p text:style-name="P13"><draw:frame draw:style-name="fr1" draw:name="Image20" text:anchor-type="as-char" svg:width="0.238cm" svg:height="1.005cm" draw:z-index="19"><draw:image xlink:href="Pictures/10000000000000090000002679D462C619C31539.png" xlink:type="simple" xlink:show="embed" xlink:actuate="onLoad"/></draw:frame></text:p>
                  </table:table-cell>
                  <table:table-cell table:style-name="Table19.A1" office:value-type="string">
                    <text:p text:style-name="P13">9</text:p>
                  </table:table-cell>
                  <table:table-cell table:style-name="Table19.A1" table:number-rows-spanned="2" office:value-type="string">
                    <text:p text:style-name="P13">x 60</text:p>
                  </table:table-cell>
                  <table:table-cell table:style-name="Table19.A1" table:number-rows-spanned="2" office:value-type="string">
                    <text:p text:style-name="P13"><draw:frame draw:style-name="fr1" draw:name="Image21" text:anchor-type="as-char" svg:width="0.212cm" svg:height="1.005cm" draw:z-index="20"><draw:image xlink:href="Pictures/1000000000000008000000265CA9C31D1E9F9FD4.png" xlink:type="simple" xlink:show="embed" xlink:actuate="onLoad"/></draw:frame>min</text:p>
                  </table:table-cell>
                  <table:table-cell table:style-name="Table19.A1" table:number-rows-spanned="2" office:value-type="string">
                    <text:p text:style-name="P13">= 10 min.</text:p>
                  </table:table-cell>
                </table:table-row>
                <table:table-row>
                  <table:covered-table-cell/>
                  <table:covered-table-cell/>
                  <table:table-cell table:style-name="Table19.A1" office:value-type="string">
                    <text:p text:style-name="P13">54</text:p>
                  </table:table-cell>
                  <table:covered-table-cell/>
                  <table:covered-table-cell/>
                  <table:covered-table-cell/>
                </table:table-row>
              </table:table>
            </text:section>
          </table:table-cell>
        </table:table-row>
      </table:table>
      <text:p text:style-name="P3"/>
      <table:table table:name="Table20" table:style-name="Table20">
        <table:table-column table:style-name="Table20.A"/>
        <table:table-column table:style-name="Table20.B"/>
        <table:table-row>
          <table:table-cell table:number-rows-spanned="2" office:value-type="string">
            <text:p text:style-name="P12">6. </text:p>
          </table:table-cell>
          <table:table-cell office:value-type="string">
            <text:p text:style-name="Table_20_Contents">In a flight of 600 km, an aircraft was slowed down due to bad weather. Its average speed for the trip was reduced by 200 km/hr and the time of flight increased by 30 minutes. The duration of the flight is: <text:bookmark text:name="tblOption_447"/></text:p>
            <table:table table:name="Table21" table:style-name="Table21">
              <table:table-column table:style-name="Table21.A"/>
              <table:table-column table:style-name="Table21.B"/>
              <table:table-row>
                <table:table-cell table:style-name="Table21.A1" office:value-type="string">
                  <text:p text:style-name="Table_20_Contents"><text:bookmark text:name="lnkOptionLink_A_447"/><text:bookmark text:name="tdOptionNo_A_447"/><text:a xlink:type="simple" xlink:href="javascript:%20void%200;" text:style-name="Internet_20_link" text:visited-style-name="Visited_20_Internet_20_Link">A.</text:a><text:bookmark text:name="tdOptionDt_A_447"/></text:p>
                </table:table-cell>
                <table:table-cell table:style-name="Table21.A1" office:value-type="string">
                  <text:p text:style-name="Table_20_Contents">1 hour<text:bookmark text:name="tdOptionNo_B_447"/></text:p>
                </table:table-cell>
              </table:table-row>
              <table:table-row>
                <table:table-cell table:style-name="Table21.A1" office:value-type="string">
                  <text:p text:style-name="Table_20_Contents"><text:bookmark text:name="lnkOptionLink_B_447"/><text:a xlink:type="simple" xlink:href="javascript:%20void%200;" text:style-name="Internet_20_link" text:visited-style-name="Visited_20_Internet_20_Link">B.</text:a><text:bookmark text:name="tdOptionDt_B_447"/></text:p>
                </table:table-cell>
                <table:table-cell table:style-name="Table21.A1" office:value-type="string">
                  <text:p text:style-name="Table_20_Contents">2 hours<text:bookmark text:name="tdOptionNo_C_447"/></text:p>
                </table:table-cell>
              </table:table-row>
              <table:table-row>
                <table:table-cell table:style-name="Table21.A1" office:value-type="string">
                  <text:p text:style-name="Table_20_Contents"><text:bookmark text:name="lnkOptionLink_C_447"/><text:a xlink:type="simple" xlink:href="javascript:%20void%200;" text:style-name="Internet_20_link" text:visited-style-name="Visited_20_Internet_20_Link">C.</text:a><text:bookmark text:name="tdOptionDt_C_447"/></text:p>
                </table:table-cell>
                <table:table-cell table:style-name="Table21.A1" office:value-type="string">
                  <text:p text:style-name="Table_20_Contents">3 hours<text:bookmark text:name="tdOptionNo_D_447"/></text:p>
                </table:table-cell>
              </table:table-row>
              <table:table-row>
                <table:table-cell table:style-name="Table21.A1" office:value-type="string">
                  <text:p text:style-name="Table_20_Contents"><text:bookmark text:name="lnkOptionLink_D_447"/><text:a xlink:type="simple" xlink:href="javascript:%20void%200;" text:style-name="Internet_20_link" text:visited-style-name="Visited_20_Internet_20_Link">D.</text:a><text:bookmark text:name="tdOptionDt_D_447"/></text:p>
                </table:table-cell>
                <table:table-cell table:style-name="Table21.A1" office:value-type="string">
                  <text:p text:style-name="Table_20_Contents">4 hours</text:p>
                </table:table-cell>
              </table:table-row>
            </table:table>
            <text:p text:style-name="Table_20_Contents"/>
          </table:table-cell>
        </table:table-row>
        <table:table-row>
          <table:covered-table-cell/>
          <table:table-cell office:value-type="string">
            <text:section text:style-name="Sect1" text:name="divAnswer_447">
              <text:p text:style-name="P6">Answer: Option A</text:p>
              <text:p text:style-name="P6">Explanation:</text:p>
              <text:p text:style-name="P6">Let the duration of the flight be <text:span text:style-name="T2">x</text:span> hours.</text:p>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table:number-rows-spanned="2" office:value-type="string">
                    <text:p text:style-name="P13">Then,</text:p>
                  </table:table-cell>
                  <table:table-cell table:style-name="Table22.A1" office:value-type="string">
                    <text:p text:style-name="P13">600</text:p>
                  </table:table-cell>
                  <table:table-cell table:style-name="Table22.A1" table:number-rows-spanned="2" office:value-type="string">
                    <text:p text:style-name="P13">-</text:p>
                  </table:table-cell>
                  <table:table-cell table:style-name="Table22.A1" office:value-type="string">
                    <text:p text:style-name="P13">600</text:p>
                  </table:table-cell>
                  <table:table-cell table:style-name="Table22.A1" table:number-rows-spanned="2" office:value-type="string">
                    <text:p text:style-name="P13">= 200</text:p>
                  </table:table-cell>
                </table:table-row>
                <table:table-row>
                  <table:covered-table-cell/>
                  <table:table-cell table:style-name="Table22.A1" office:value-type="string">
                    <text:p text:style-name="P17">x</text:p>
                  </table:table-cell>
                  <table:covered-table-cell/>
                  <table:table-cell table:style-name="Table22.A1" office:value-type="string">
                    <text:p text:style-name="P13"><text:span text:style-name="T2">x</text:span> + (1/2)</text:p>
                  </table:table-cell>
                  <table:covered-table-cell/>
                </table:table-row>
              </table:table>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rows-spanned="2" office:value-type="string">
                    <text:p text:style-name="P13"><draw:frame draw:style-name="fr1" draw:name="Image22" text:anchor-type="as-char" svg:width="0.45cm" svg:height="0.238cm" draw:z-index="21"><draw:image xlink:href="Pictures/100000000000001100000009D13B81419958D4B9.png" xlink:type="simple" xlink:show="embed" xlink:actuate="onLoad"/></draw:frame> </text:p>
                  </table:table-cell>
                  <table:table-cell table:style-name="Table23.A1" office:value-type="string">
                    <text:p text:style-name="P13">600</text:p>
                  </table:table-cell>
                  <table:table-cell table:style-name="Table23.A1" table:number-rows-spanned="2" office:value-type="string">
                    <text:p text:style-name="P13">-</text:p>
                  </table:table-cell>
                  <table:table-cell table:style-name="Table23.A1" office:value-type="string">
                    <text:p text:style-name="P13">1200</text:p>
                  </table:table-cell>
                  <table:table-cell table:style-name="Table23.A1" table:number-rows-spanned="2" office:value-type="string">
                    <text:p text:style-name="P13">= 200</text:p>
                  </table:table-cell>
                </table:table-row>
                <table:table-row>
                  <table:covered-table-cell/>
                  <table:table-cell table:style-name="Table23.A1" office:value-type="string">
                    <text:p text:style-name="P17">x</text:p>
                  </table:table-cell>
                  <table:covered-table-cell/>
                  <table:table-cell table:style-name="Table23.A1" office:value-type="string">
                    <text:p text:style-name="P13">2<text:span text:style-name="T2">x</text:span> + 1</text:p>
                  </table:table-cell>
                  <table:covered-table-cell/>
                </table:table-row>
              </table:table>
              <text:p text:style-name="P6"><draw:frame draw:style-name="fr1" draw:name="Image23" text:anchor-type="as-char" svg:width="0.45cm" svg:height="0.238cm" draw:z-index="22"><draw:image xlink:href="Pictures/100000000000001100000009D13B81419958D4B9.png" xlink:type="simple" xlink:show="embed" xlink:actuate="onLoad"/></draw:frame> <text:span text:style-name="T2">x</text:span>(2<text:span text:style-name="T2">x</text:span> + 1) = 3</text:p>
              <text:p text:style-name="P6"><draw:frame draw:style-name="fr1" draw:name="Image24" text:anchor-type="as-char" svg:width="0.45cm" svg:height="0.238cm" draw:z-index="23"><draw:image xlink:href="Pictures/100000000000001100000009D13B81419958D4B9.png" xlink:type="simple" xlink:show="embed" xlink:actuate="onLoad"/></draw:frame> 2<text:span text:style-name="T2">x</text:span><text:span text:style-name="T3">2</text:span> + <text:span text:style-name="T2">x</text:span> - 3 = 0</text:p>
              <text:p text:style-name="P6"><draw:frame draw:style-name="fr1" draw:name="Image25" text:anchor-type="as-char" svg:width="0.45cm" svg:height="0.238cm" draw:z-index="24"><draw:image xlink:href="Pictures/10000000000000110000000974E6F2CB86476699.png" xlink:type="simple" xlink:show="embed" xlink:actuate="onLoad"/></draw:frame> (2<text:span text:style-name="T2">x</text:span> + 3)(<text:span text:style-name="T2">x</text:span> - 1) = 0</text:p>
              <text:p text:style-name="P6"><draw:frame draw:style-name="fr1" draw:name="Image26" text:anchor-type="as-char" svg:width="0.45cm" svg:height="0.238cm" draw:z-index="25"><draw:image xlink:href="Pictures/100000000000001100000009E0B4B9FB1BAD36BD.png" xlink:type="simple" xlink:show="embed" xlink:actuate="onLoad"/></draw:frame> <text:span text:style-name="T2">x</text:span> = 1 hr.      [neglecting the -ve value of <text:span text:style-name="T2">x</text:span>]</text:p>
            </text:section>
          </table:table-cell>
        </table:table-row>
      </table:table>
      <text:p text:style-name="P3"/>
      <table:table table:name="Table24" table:style-name="Table24">
        <table:table-column table:style-name="Table24.A"/>
        <table:table-column table:style-name="Table24.B"/>
        <table:table-row>
          <table:table-cell table:number-rows-spanned="2" office:value-type="string">
            <text:p text:style-name="P12">7. </text:p>
          </table:table-cell>
          <table:table-cell office:value-type="string">
            <text:p text:style-name="Table_20_Contents">A man complete a journey in 10 hours. He travels first half of the journey at the rate of 21 km/hr and second half at the rate of 24 km/hr. Find the total journey in km. <text:bookmark text:name="tblOption_437"/></text:p>
            <table:table table:name="Table25" table:style-name="Table25">
              <table:table-column table:style-name="Table25.A"/>
              <table:table-column table:style-name="Table25.B"/>
              <table:table-row>
                <table:table-cell table:style-name="Table25.A1" office:value-type="string">
                  <text:p text:style-name="Table_20_Contents"><text:bookmark text:name="lnkOptionLink_A_437"/><text:bookmark text:name="tdOptionNo_A_437"/><text:a xlink:type="simple" xlink:href="javascript:%20void%200;" text:style-name="Internet_20_link" text:visited-style-name="Visited_20_Internet_20_Link">A.</text:a><text:bookmark text:name="tdOptionDt_A_437"/></text:p>
                </table:table-cell>
                <table:table-cell table:style-name="Table25.A1" office:value-type="string">
                  <text:p text:style-name="Table_20_Contents">220 km<text:bookmark text:name="tdOptionNo_B_437"/></text:p>
                </table:table-cell>
              </table:table-row>
              <table:table-row>
                <table:table-cell table:style-name="Table25.A1" office:value-type="string">
                  <text:p text:style-name="Table_20_Contents"><text:bookmark text:name="lnkOptionLink_B_437"/><text:a xlink:type="simple" xlink:href="javascript:%20void%200;" text:style-name="Internet_20_link" text:visited-style-name="Visited_20_Internet_20_Link">B.</text:a><text:bookmark text:name="tdOptionDt_B_437"/></text:p>
                </table:table-cell>
                <table:table-cell table:style-name="Table25.A1" office:value-type="string">
                  <text:p text:style-name="Table_20_Contents">224 km<text:bookmark text:name="tdOptionNo_C_437"/></text:p>
                </table:table-cell>
              </table:table-row>
              <table:table-row>
                <table:table-cell table:style-name="Table25.A1" office:value-type="string">
                  <text:p text:style-name="Table_20_Contents"><text:bookmark text:name="lnkOptionLink_C_437"/><text:a xlink:type="simple" xlink:href="javascript:%20void%200;" text:style-name="Internet_20_link" text:visited-style-name="Visited_20_Internet_20_Link">C.</text:a><text:bookmark text:name="tdOptionDt_C_437"/></text:p>
                </table:table-cell>
                <table:table-cell table:style-name="Table25.A1" office:value-type="string">
                  <text:p text:style-name="Table_20_Contents">230 km<text:bookmark text:name="tdOptionNo_D_437"/></text:p>
                </table:table-cell>
              </table:table-row>
              <table:table-row>
                <table:table-cell table:style-name="Table25.A1" office:value-type="string">
                  <text:p text:style-name="Table_20_Contents"><text:bookmark text:name="lnkOptionLink_D_437"/><text:a xlink:type="simple" xlink:href="javascript:%20void%200;" text:style-name="Internet_20_link" text:visited-style-name="Visited_20_Internet_20_Link">D.</text:a><text:bookmark text:name="tdOptionDt_D_437"/></text:p>
                </table:table-cell>
                <table:table-cell table:style-name="Table25.A1" office:value-type="string">
                  <text:p text:style-name="Table_20_Contents">234 km</text:p>
                </table:table-cell>
              </table:table-row>
            </table:table>
            <text:p text:style-name="Table_20_Contents"/>
          </table:table-cell>
        </table:table-row>
        <table:table-row>
          <table:covered-table-cell/>
          <table:table-cell office:value-type="string">
            <text:section text:style-name="Sect1" text:name="divAnswer_437">
              <text:p text:style-name="P6">Answer: Option B</text:p>
              <text:p text:style-name="P6">Explanation:</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13">(1/2)<text:span text:style-name="T2">x</text:span></text:p>
                  </table:table-cell>
                  <table:table-cell table:style-name="Table26.A1" table:number-rows-spanned="2" office:value-type="string">
                    <text:p text:style-name="P13">+</text:p>
                  </table:table-cell>
                  <table:table-cell table:style-name="Table26.A1" office:value-type="string">
                    <text:p text:style-name="P13">(1/2)<text:span text:style-name="T2">x</text:span></text:p>
                  </table:table-cell>
                  <table:table-cell table:style-name="Table26.A1" table:number-rows-spanned="2" office:value-type="string">
                    <text:p text:style-name="P13">= 10</text:p>
                  </table:table-cell>
                </table:table-row>
                <table:table-row>
                  <table:table-cell table:style-name="Table26.A1" office:value-type="string">
                    <text:p text:style-name="P13">21</text:p>
                  </table:table-cell>
                  <table:covered-table-cell/>
                  <table:table-cell table:style-name="Table26.A1" office:value-type="string">
                    <text:p text:style-name="P13">24</text:p>
                  </table:table-cell>
                  <table:covered-table-cell/>
                </table:table-row>
              </table:table>
              <table:table table:name="Table27" table:style-name="Table27">
                <table:table-column table:style-name="Table27.A"/>
                <table:table-column table:style-name="Table27.B"/>
                <table:table-column table:style-name="Table27.C"/>
                <table:table-column table:style-name="Table27.B"/>
                <table:table-column table:style-name="Table27.E"/>
                <table:table-row>
                  <table:table-cell table:style-name="Table27.A1" table:number-rows-spanned="2" office:value-type="string">
                    <text:p text:style-name="P13"><draw:frame draw:style-name="fr1" draw:name="Image27" text:anchor-type="as-char" svg:width="0.45cm" svg:height="0.238cm" draw:z-index="27"><draw:image xlink:href="Pictures/100000000000001100000009D13B81419958D4B9.png" xlink:type="simple" xlink:show="embed" xlink:actuate="onLoad"/></draw:frame> </text:p>
                  </table:table-cell>
                  <table:table-cell table:style-name="Table27.A1" office:value-type="string">
                    <text:p text:style-name="P17">x</text:p>
                  </table:table-cell>
                  <table:table-cell table:style-name="Table27.A1" table:number-rows-spanned="2" office:value-type="string">
                    <text:p text:style-name="P13">+</text:p>
                  </table:table-cell>
                  <table:table-cell table:style-name="Table27.A1" office:value-type="string">
                    <text:p text:style-name="P17">x</text:p>
                  </table:table-cell>
                  <table:table-cell table:style-name="Table27.A1" table:number-rows-spanned="2" office:value-type="string">
                    <text:p text:style-name="P13">= 20</text:p>
                  </table:table-cell>
                </table:table-row>
                <table:table-row>
                  <table:covered-table-cell/>
                  <table:table-cell table:style-name="Table27.A1" office:value-type="string">
                    <text:p text:style-name="P13">21</text:p>
                  </table:table-cell>
                  <table:covered-table-cell/>
                  <table:table-cell table:style-name="Table27.A1" office:value-type="string">
                    <text:p text:style-name="P13">24</text:p>
                  </table:table-cell>
                  <table:covered-table-cell/>
                </table:table-row>
              </table:table>
              <text:p text:style-name="P6"><draw:frame draw:style-name="fr1" draw:name="Image28" text:anchor-type="as-char" svg:width="0.45cm" svg:height="0.238cm" draw:z-index="26"><draw:image xlink:href="Pictures/100000000000001100000009D13B81419958D4B9.png" xlink:type="simple" xlink:show="embed" xlink:actuate="onLoad"/></draw:frame> 15<text:span text:style-name="T2">x</text:span> = 168 x 20</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table:number-rows-spanned="2" office:value-type="string">
                    <text:p text:style-name="P13"><draw:frame draw:style-name="fr1" draw:name="Image29" text:anchor-type="as-char" svg:width="0.45cm" svg:height="0.238cm" draw:z-index="28"><draw:image xlink:href="Pictures/100000000000001100000009D13B81419958D4B9.png" xlink:type="simple" xlink:show="embed" xlink:actuate="onLoad"/></draw:frame> <text:span text:style-name="T2">x</text:span> =</text:p>
                  </table:table-cell>
                  <table:table-cell table:style-name="Table28.A1" table:number-rows-spanned="2" office:value-type="string">
                    <text:p text:style-name="P13"><draw:frame draw:style-name="fr1" draw:name="Image30" text:anchor-type="as-char" svg:width="0.238cm" svg:height="1.005cm" draw:z-index="29"><draw:image xlink:href="Pictures/10000000000000090000002679D462C619C31539.png" xlink:type="simple" xlink:show="embed" xlink:actuate="onLoad"/></draw:frame></text:p>
                  </table:table-cell>
                  <table:table-cell table:style-name="Table28.A1" office:value-type="string">
                    <text:p text:style-name="P13">168 x 20</text:p>
                  </table:table-cell>
                  <table:table-cell table:style-name="Table28.A1" table:number-rows-spanned="2" office:value-type="string">
                    <text:p text:style-name="P13"><draw:frame draw:style-name="fr1" draw:name="Image31" text:anchor-type="as-char" svg:width="0.212cm" svg:height="1.005cm" draw:z-index="30"><draw:image xlink:href="Pictures/1000000000000008000000265CA9C31D1E9F9FD4.png" xlink:type="simple" xlink:show="embed" xlink:actuate="onLoad"/></draw:frame></text:p>
                  </table:table-cell>
                  <table:table-cell table:style-name="Table28.A1" table:number-rows-spanned="2" office:value-type="string">
                    <text:p text:style-name="P13">= 224 km.</text:p>
                  </table:table-cell>
                </table:table-row>
                <table:table-row>
                  <table:covered-table-cell/>
                  <table:covered-table-cell/>
                  <table:table-cell table:style-name="Table28.A1" office:value-type="string">
                    <text:p text:style-name="P13">15</text:p>
                  </table:table-cell>
                  <table:covered-table-cell/>
                  <table:covered-table-cell/>
                </table:table-row>
              </table:table>
            </text:section>
          </table:table-cell>
        </table:table-row>
      </table:table>
      <text:p text:style-name="P3"/>
      <table:table table:name="Table29" table:style-name="Table29">
        <table:table-column table:style-name="Table29.A"/>
        <table:table-column table:style-name="Table29.B"/>
        <table:table-row>
          <table:table-cell table:number-rows-spanned="2" office:value-type="string">
            <text:p text:style-name="P12">8. </text:p>
          </table:table-cell>
          <table:table-cell office:value-type="string">
            <text:p text:style-name="Table_20_Contents">The ratio between the speeds of two trains is 7 : 8. If the second train runs 400 km in 4 hours, then the speed of the first train is:<text:bookmark text:name="tblOption_435"/></text:p>
            <table:table table:name="Table30" table:style-name="Table30">
              <table:table-column table:style-name="Table30.A"/>
              <table:table-column table:style-name="Table30.B"/>
              <table:table-row>
                <table:table-cell table:style-name="Table30.A1" office:value-type="string">
                  <text:p text:style-name="Table_20_Contents"><text:bookmark text:name="lnkOptionLink_A_435"/><text:bookmark text:name="tdOptionNo_A_435"/><text:a xlink:type="simple" xlink:href="javascript:%20void%200;" text:style-name="Internet_20_link" text:visited-style-name="Visited_20_Internet_20_Link">A.</text:a><text:bookmark text:name="tdOptionDt_A_435"/></text:p>
                </table:table-cell>
                <table:table-cell table:style-name="Table30.A1" office:value-type="string">
                  <text:p text:style-name="Table_20_Contents">70 km/hr<text:bookmark text:name="tdOptionNo_B_435"/></text:p>
                </table:table-cell>
              </table:table-row>
              <table:table-row>
                <table:table-cell table:style-name="Table30.A1" office:value-type="string">
                  <text:p text:style-name="Table_20_Contents"><text:bookmark text:name="lnkOptionLink_B_435"/><text:a xlink:type="simple" xlink:href="javascript:%20void%200;" text:style-name="Internet_20_link" text:visited-style-name="Visited_20_Internet_20_Link">B.</text:a><text:bookmark text:name="tdOptionDt_B_435"/></text:p>
                </table:table-cell>
                <table:table-cell table:style-name="Table30.A1" office:value-type="string">
                  <text:p text:style-name="Table_20_Contents">75 km/hr<text:bookmark text:name="tdOptionNo_C_435"/></text:p>
                </table:table-cell>
              </table:table-row>
              <table:table-row>
                <table:table-cell table:style-name="Table30.A1" office:value-type="string">
                  <text:p text:style-name="Table_20_Contents"><text:bookmark text:name="lnkOptionLink_C_435"/><text:a xlink:type="simple" xlink:href="javascript:%20void%200;" text:style-name="Internet_20_link" text:visited-style-name="Visited_20_Internet_20_Link">C.</text:a><text:bookmark text:name="tdOptionDt_C_435"/></text:p>
                </table:table-cell>
                <table:table-cell table:style-name="Table30.A1" office:value-type="string">
                  <text:p text:style-name="Table_20_Contents">84 km/hr<text:bookmark text:name="tdOptionNo_D_435"/></text:p>
                </table:table-cell>
              </table:table-row>
              <table:table-row>
                <table:table-cell table:style-name="Table30.A1" office:value-type="string">
                  <text:p text:style-name="Table_20_Contents"><text:bookmark text:name="lnkOptionLink_D_435"/><text:a xlink:type="simple" xlink:href="javascript:%20void%200;" text:style-name="Internet_20_link" text:visited-style-name="Visited_20_Internet_20_Link">D.</text:a><text:bookmark text:name="tdOptionDt_D_435"/></text:p>
                </table:table-cell>
                <table:table-cell table:style-name="Table30.A1" office:value-type="string">
                  <text:p text:style-name="Table_20_Contents">87.5 km/hr</text:p>
                </table:table-cell>
              </table:table-row>
            </table:table>
            <text:p text:style-name="Table_20_Contents"/>
          </table:table-cell>
        </table:table-row>
        <table:table-row>
          <table:covered-table-cell/>
          <table:table-cell office:value-type="string">
            <text:section text:style-name="Sect1" text:name="divAnswer_435">
              <text:p text:style-name="P6">Answer: Option D</text:p>
              <text:p text:style-name="P6">Explanation:</text:p>
              <text:p text:style-name="P6">Let the speed of two trains be 7<text:span text:style-name="T2">x</text:span> and 8<text:span text:style-name="T2">x</text:span> km/hr.</text:p>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table:number-rows-spanned="2" office:value-type="string">
                    <text:p text:style-name="P13">Then, 8<text:span text:style-name="T2">x</text:span> =</text:p>
                  </table:table-cell>
                  <table:table-cell table:style-name="Table31.A1" table:number-rows-spanned="2" office:value-type="string">
                    <text:p text:style-name="P13"><draw:frame draw:style-name="fr1" draw:name="Image32" text:anchor-type="as-char" svg:width="0.238cm" svg:height="1.005cm" draw:z-index="31"><draw:image xlink:href="Pictures/10000000000000090000002679D462C619C31539.png" xlink:type="simple" xlink:show="embed" xlink:actuate="onLoad"/></draw:frame></text:p>
                  </table:table-cell>
                  <table:table-cell table:style-name="Table31.A1" office:value-type="string">
                    <text:p text:style-name="P13">400</text:p>
                  </table:table-cell>
                  <table:table-cell table:style-name="Table31.A1" table:number-rows-spanned="2" office:value-type="string">
                    <text:p text:style-name="P13"><draw:frame draw:style-name="fr1" draw:name="Image33" text:anchor-type="as-char" svg:width="0.212cm" svg:height="1.005cm" draw:z-index="32"><draw:image xlink:href="Pictures/1000000000000008000000265CA9C31D1E9F9FD4.png" xlink:type="simple" xlink:show="embed" xlink:actuate="onLoad"/></draw:frame></text:p>
                  </table:table-cell>
                  <table:table-cell table:style-name="Table31.A1" table:number-rows-spanned="2" office:value-type="string">
                    <text:p text:style-name="P13">= 100</text:p>
                  </table:table-cell>
                </table:table-row>
                <table:table-row>
                  <table:covered-table-cell/>
                  <table:covered-table-cell/>
                  <table:table-cell table:style-name="Table31.A1" office:value-type="string">
                    <text:p text:style-name="P13">4</text:p>
                  </table:table-cell>
                  <table:covered-table-cell/>
                  <table:covered-table-cell/>
                </table:table-row>
              </table:table>
              <table:table table:name="Table32" table:style-name="Table32">
                <table:table-column table:style-name="Table32.A"/>
                <table:table-column table:style-name="Table32.B"/>
                <table:table-column table:style-name="Table32.C"/>
                <table:table-column table:style-name="Table32.D"/>
                <table:table-column table:style-name="Table32.A"/>
                <table:table-row>
                  <table:table-cell table:style-name="Table32.A1" table:number-rows-spanned="2" office:value-type="string">
                    <text:p text:style-name="P13"><draw:frame draw:style-name="fr1" draw:name="Image34" text:anchor-type="as-char" svg:width="0.45cm" svg:height="0.238cm" draw:z-index="33"><draw:image xlink:href="Pictures/10000000000000110000000947FC9DAC76A335C5.png" xlink:type="simple" xlink:show="embed" xlink:actuate="onLoad"/></draw:frame> <text:span text:style-name="T2">x</text:span> =</text:p>
                  </table:table-cell>
                  <table:table-cell table:style-name="Table32.A1" table:number-rows-spanned="2" office:value-type="string">
                    <text:p text:style-name="P13"><draw:frame draw:style-name="fr1" draw:name="Image35" text:anchor-type="as-char" svg:width="0.238cm" svg:height="1.005cm" draw:z-index="34"><draw:image xlink:href="Pictures/10000000000000090000002682A798EEBF4B7045.png" xlink:type="simple" xlink:show="embed" xlink:actuate="onLoad"/></draw:frame></text:p>
                  </table:table-cell>
                  <table:table-cell table:style-name="Table32.A1" office:value-type="string">
                    <text:p text:style-name="P13">100</text:p>
                  </table:table-cell>
                  <table:table-cell table:style-name="Table32.A1" table:number-rows-spanned="2" office:value-type="string">
                    <text:p text:style-name="P13"><draw:frame draw:style-name="fr1" draw:name="Image36" text:anchor-type="as-char" svg:width="0.212cm" svg:height="1.005cm" draw:z-index="35"><draw:image xlink:href="Pictures/1000000000000008000000265CA9C31D1E9F9FD4.png" xlink:type="simple" xlink:show="embed" xlink:actuate="onLoad"/></draw:frame></text:p>
                  </table:table-cell>
                  <table:table-cell table:style-name="Table32.A1" table:number-rows-spanned="2" office:value-type="string">
                    <text:p text:style-name="P13">= 12.5</text:p>
                  </table:table-cell>
                </table:table-row>
                <table:table-row>
                  <table:covered-table-cell/>
                  <table:covered-table-cell/>
                  <table:table-cell table:style-name="Table32.A1" office:value-type="string">
                    <text:p text:style-name="P13">8</text:p>
                  </table:table-cell>
                  <table:covered-table-cell/>
                  <table:covered-table-cell/>
                </table:table-row>
              </table:table>
              <text:p text:style-name="P6"><draw:frame draw:style-name="fr1" draw:name="Image37" text:anchor-type="as-char" svg:width="0.45cm" svg:height="0.291cm" draw:z-index="36"><draw:image xlink:href="Pictures/10000000000000110000000BDEA05C7FAEF6019A.png" xlink:type="simple" xlink:show="embed" xlink:actuate="onLoad"/></draw:frame> Speed of first train = (7 x 12.5) km/hr = 87.5 km/hr.</text:p>
            </text:section>
          </table:table-cell>
        </table:table-row>
      </table:table>
      <text:p text:style-name="P3"/>
      <table:table table:name="Table33" table:style-name="Table33">
        <table:table-column table:style-name="Table33.A"/>
        <table:table-column table:style-name="Table33.B"/>
        <table:table-row>
          <table:table-cell table:number-rows-spanned="2" office:value-type="string">
            <text:p text:style-name="P12">9. </text:p>
          </table:table-cell>
          <table:table-cell office:value-type="string">
            <text:p text:style-name="Table_20_Contents">A man on tour travels first 160 km at 64 km/hr and the next 160 km at 80 km/hr. The average speed for the first 320 km of the tour is: <text:bookmark text:name="tblOption_439"/></text:p>
            <table:table table:name="Table34" table:style-name="Table34">
              <table:table-column table:style-name="Table34.A"/>
              <table:table-column table:style-name="Table34.B"/>
              <table:table-row>
                <table:table-cell table:style-name="Table34.A1" office:value-type="string">
                  <text:p text:style-name="Table_20_Contents"><text:bookmark text:name="lnkOptionLink_A_439"/><text:bookmark text:name="tdOptionNo_A_439"/><text:a xlink:type="simple" xlink:href="javascript:%20void%200;" text:style-name="Internet_20_link" text:visited-style-name="Visited_20_Internet_20_Link">A.</text:a><text:bookmark text:name="tdOptionDt_A_439"/></text:p>
                </table:table-cell>
                <table:table-cell table:style-name="Table34.A1" office:value-type="string">
                  <text:p text:style-name="Table_20_Contents">35.55 km/hr<text:bookmark text:name="tdOptionNo_B_439"/></text:p>
                </table:table-cell>
              </table:table-row>
              <table:table-row>
                <table:table-cell table:style-name="Table34.A1" office:value-type="string">
                  <text:p text:style-name="Table_20_Contents"><text:bookmark text:name="lnkOptionLink_B_439"/><text:a xlink:type="simple" xlink:href="javascript:%20void%200;" text:style-name="Internet_20_link" text:visited-style-name="Visited_20_Internet_20_Link">B.</text:a><text:bookmark text:name="tdOptionDt_B_439"/></text:p>
                </table:table-cell>
                <table:table-cell table:style-name="Table34.A1" office:value-type="string">
                  <text:p text:style-name="Table_20_Contents">36 km/hr<text:bookmark text:name="tdOptionNo_C_439"/></text:p>
                </table:table-cell>
              </table:table-row>
              <table:table-row>
                <table:table-cell table:style-name="Table34.A1" office:value-type="string">
                  <text:p text:style-name="Table_20_Contents"><text:bookmark text:name="lnkOptionLink_C_439"/><text:a xlink:type="simple" xlink:href="javascript:%20void%200;" text:style-name="Internet_20_link" text:visited-style-name="Visited_20_Internet_20_Link">C.</text:a><text:bookmark text:name="tdOptionDt_C_439"/></text:p>
                </table:table-cell>
                <table:table-cell table:style-name="Table34.A1" office:value-type="string">
                  <text:p text:style-name="Table_20_Contents">71.11 km/hr<text:bookmark text:name="tdOptionNo_D_439"/></text:p>
                </table:table-cell>
              </table:table-row>
              <table:table-row>
                <table:table-cell table:style-name="Table34.A1" office:value-type="string">
                  <text:p text:style-name="Table_20_Contents"><text:bookmark text:name="lnkOptionLink_D_439"/><text:a xlink:type="simple" xlink:href="javascript:%20void%200;" text:style-name="Internet_20_link" text:visited-style-name="Visited_20_Internet_20_Link">D.</text:a><text:bookmark text:name="tdOptionDt_D_439"/></text:p>
                </table:table-cell>
                <table:table-cell table:style-name="Table34.A1" office:value-type="string">
                  <text:p text:style-name="Table_20_Contents">71 km/hr</text:p>
                </table:table-cell>
              </table:table-row>
            </table:table>
            <text:p text:style-name="Table_20_Contents"/>
          </table:table-cell>
        </table:table-row>
        <table:table-row>
          <table:covered-table-cell/>
          <table:table-cell office:value-type="string">
            <text:section text:style-name="Sect1" text:name="divAnswer_439">
              <text:p text:style-name="P6">Answer: Option C</text:p>
              <text:p text:style-name="P6">Explanation:</text:p>
              <table:table table:name="Table35" table:style-name="Table35">
                <table:table-column table:style-name="Table35.A"/>
                <table:table-column table:style-name="Table35.B"/>
                <table:table-column table:style-name="Table35.C"/>
                <table:table-column table:style-name="Table35.D"/>
                <table:table-column table:style-name="Table35.C"/>
                <table:table-column table:style-name="Table35.F"/>
                <table:table-column table:style-name="Table35.D"/>
                <table:table-column table:style-name="Table35.H"/>
                <table:table-column table:style-name="Table35.I"/>
                <table:table-row>
                  <table:table-cell table:style-name="Table35.A1" table:number-rows-spanned="2" office:value-type="string">
                    <text:p text:style-name="P13">Total time taken =</text:p>
                  </table:table-cell>
                  <table:table-cell table:style-name="Table35.A1" table:number-rows-spanned="2" office:value-type="string">
                    <text:p text:style-name="P13"><draw:frame draw:style-name="fr1" draw:name="Image38" text:anchor-type="as-char" svg:width="0.238cm" svg:height="1.005cm" draw:z-index="37"><draw:image xlink:href="Pictures/1000000000000009000000265E56738299CB1500.png" xlink:type="simple" xlink:show="embed" xlink:actuate="onLoad"/></draw:frame></text:p>
                  </table:table-cell>
                  <table:table-cell table:style-name="Table35.A1" office:value-type="string">
                    <text:p text:style-name="P13">160</text:p>
                  </table:table-cell>
                  <table:table-cell table:style-name="Table35.A1" table:number-rows-spanned="2" office:value-type="string">
                    <text:p text:style-name="P13">+</text:p>
                  </table:table-cell>
                  <table:table-cell table:style-name="Table35.A1" office:value-type="string">
                    <text:p text:style-name="P13">160</text:p>
                  </table:table-cell>
                  <table:table-cell table:style-name="Table35.A1" table:number-rows-spanned="2" office:value-type="string">
                    <text:p text:style-name="P13"><draw:frame draw:style-name="fr1" draw:name="Image39" text:anchor-type="as-char" svg:width="0.212cm" svg:height="1.005cm" draw:z-index="38"><draw:image xlink:href="Pictures/1000000000000008000000265CA9C31D1E9F9FD4.png" xlink:type="simple" xlink:show="embed" xlink:actuate="onLoad"/></draw:frame>hrs.</text:p>
                  </table:table-cell>
                  <table:table-cell table:style-name="Table35.A1" table:number-rows-spanned="2" office:value-type="string">
                    <text:p text:style-name="P13">=</text:p>
                  </table:table-cell>
                  <table:table-cell table:style-name="Table35.A1" office:value-type="string">
                    <text:p text:style-name="P13">9</text:p>
                  </table:table-cell>
                  <table:table-cell table:style-name="Table35.A1" table:number-rows-spanned="2" office:value-type="string">
                    <text:p text:style-name="P13">hrs.</text:p>
                  </table:table-cell>
                </table:table-row>
                <table:table-row>
                  <table:covered-table-cell/>
                  <table:covered-table-cell/>
                  <table:table-cell table:style-name="Table35.A1" office:value-type="string">
                    <text:p text:style-name="P13">64</text:p>
                  </table:table-cell>
                  <table:covered-table-cell/>
                  <table:table-cell table:style-name="Table35.A1" office:value-type="string">
                    <text:p text:style-name="P13">80</text:p>
                  </table:table-cell>
                  <table:covered-table-cell/>
                  <table:covered-table-cell/>
                  <table:table-cell table:style-name="Table35.A1" office:value-type="string">
                    <text:p text:style-name="P13">2</text:p>
                  </table:table-cell>
                  <table:covered-table-cell/>
                </table:table-row>
              </table:table>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table-cell table:style-name="Table36.A1" table:number-rows-spanned="2" office:value-type="string">
                    <text:p text:style-name="P13"><draw:frame draw:style-name="fr1" draw:name="Image40" text:anchor-type="as-char" svg:width="0.45cm" svg:height="0.291cm" draw:z-index="39"><draw:image xlink:href="Pictures/10000000000000110000000BB2F323EBD0494E97.png" xlink:type="simple" xlink:show="embed" xlink:actuate="onLoad"/></draw:frame> Average speed =</text:p>
                  </table:table-cell>
                  <table:table-cell table:style-name="Table36.A1" table:number-rows-spanned="2" office:value-type="string">
                    <text:p text:style-name="P13"><draw:frame draw:style-name="fr1" draw:name="Image41" text:anchor-type="as-char" svg:width="0.238cm" svg:height="1.005cm" draw:z-index="40"><draw:image xlink:href="Pictures/100000000000000900000026A4C80838AEA71E35.png" xlink:type="simple" xlink:show="embed" xlink:actuate="onLoad"/></draw:frame></text:p>
                  </table:table-cell>
                  <table:table-cell table:style-name="Table36.A1" table:number-rows-spanned="2" office:value-type="string">
                    <text:p text:style-name="P13">320 x</text:p>
                  </table:table-cell>
                  <table:table-cell table:style-name="Table36.A1" office:value-type="string">
                    <text:p text:style-name="P13">2</text:p>
                  </table:table-cell>
                  <table:table-cell table:style-name="Table36.A1" table:number-rows-spanned="2" office:value-type="string">
                    <text:p text:style-name="P13"><draw:frame draw:style-name="fr1" draw:name="Image42" text:anchor-type="as-char" svg:width="0.212cm" svg:height="1.005cm" draw:z-index="41"><draw:image xlink:href="Pictures/1000000000000008000000265CA9C31D1E9F9FD4.png" xlink:type="simple" xlink:show="embed" xlink:actuate="onLoad"/></draw:frame>km/hr</text:p>
                  </table:table-cell>
                  <table:table-cell table:style-name="Table36.A1" table:number-rows-spanned="2" office:value-type="string">
                    <text:p text:style-name="P13">= 71.11 km/hr.</text:p>
                  </table:table-cell>
                </table:table-row>
                <table:table-row>
                  <table:covered-table-cell/>
                  <table:covered-table-cell/>
                  <table:covered-table-cell/>
                  <table:table-cell table:style-name="Table36.A1" office:value-type="string">
                    <text:p text:style-name="P13">9</text:p>
                  </table:table-cell>
                  <table:covered-table-cell/>
                  <table:covered-table-cell/>
                </table:table-row>
              </table:table>
            </text:section>
          </table:table-cell>
        </table:table-row>
      </table:table>
      <text:p text:style-name="P3"/>
      <text:p text:style-name="P3"/>
      <text:p text:style-name="P3"/>
      <text:p text:style-name="P3"/>
      <table:table table:name="Table37" table:style-name="Table37">
        <table:table-column table:style-name="Table37.A"/>
        <table:table-column table:style-name="Table37.B"/>
        <text:soft-page-break/>
        <table:table-row>
          <table:table-cell table:number-rows-spanned="2" office:value-type="string">
            <text:p text:style-name="P12">10. </text:p>
          </table:table-cell>
          <table:table-cell office:value-type="string">
            <text:p text:style-name="Table_20_Contents">A car travelling with <draw:frame draw:style-name="fr1" draw:name="Image43" text:anchor-type="as-char" svg:width="0.265cm" svg:height="0.741cm" draw:z-index="42"><draw:image xlink:href="Pictures/100000000000000A0000001CA484561AD36FEC90.png" xlink:type="simple" xlink:show="embed" xlink:actuate="onLoad"/></draw:frame> of its actual speed covers 42 km in 1 hr 40 min 48 sec. Find the actual speed of the car. <text:bookmark text:name="tblOption_440"/></text:p>
            <table:table table:name="Table38" table:style-name="Table38">
              <table:table-column table:style-name="Table38.A"/>
              <table:table-column table:style-name="Table38.B"/>
              <table:table-row>
                <table:table-cell table:style-name="Table38.A1" office:value-type="string">
                  <text:p text:style-name="Table_20_Contents"><text:bookmark text:name="lnkOptionLink_A_440"/><text:bookmark text:name="tdOptionNo_A_440"/><text:a xlink:type="simple" xlink:href="javascript:%20void%200;" text:style-name="Internet_20_link" text:visited-style-name="Visited_20_Internet_20_Link">A.</text:a><text:bookmark text:name="tdOptionDt_A_440"/></text:p>
                  <table:table table:name="Table39" table:style-name="Table39">
                    <table:table-column table:style-name="Table39.A"/>
                    <table:table-column table:style-name="Table39.B"/>
                    <table:table-column table:style-name="Table39.C"/>
                    <table:table-row>
                      <table:table-cell table:style-name="Table39.A1" table:number-rows-spanned="2" office:value-type="string">
                        <text:p text:style-name="P13">17</text:p>
                      </table:table-cell>
                      <table:table-cell table:style-name="Table39.A1" office:value-type="string">
                        <text:p text:style-name="P13">6</text:p>
                      </table:table-cell>
                      <table:table-cell table:style-name="Table39.A1" table:number-rows-spanned="2" office:value-type="string">
                        <text:p text:style-name="P13">km/hr</text:p>
                      </table:table-cell>
                    </table:table-row>
                    <table:table-row>
                      <table:covered-table-cell/>
                      <table:table-cell table:style-name="Table39.A1" office:value-type="string">
                        <text:p text:style-name="P13">7</text:p>
                      </table:table-cell>
                      <table:covered-table-cell/>
                    </table:table-row>
                  </table:table>
                  <text:p text:style-name="Table_20_Contents"/>
                </table:table-cell>
                <table:table-cell table:style-name="Table38.A1" office:value-type="string">
                  <text:p text:style-name="P14"><text:bookmark text:name="tdOptionNo_B_440"/></text:p>
                </table:table-cell>
              </table:table-row>
              <table:table-row>
                <table:table-cell table:style-name="Table38.A1" office:value-type="string">
                  <text:p text:style-name="Table_20_Contents"><text:bookmark text:name="lnkOptionLink_B_440"/><text:a xlink:type="simple" xlink:href="javascript:%20void%200;" text:style-name="Internet_20_link" text:visited-style-name="Visited_20_Internet_20_Link">B.</text:a><text:bookmark text:name="tdOptionDt_B_440"/></text:p>
                </table:table-cell>
                <table:table-cell table:style-name="Table38.A1" office:value-type="string">
                  <text:p text:style-name="Table_20_Contents">25 km/hr<text:bookmark text:name="tdOptionNo_C_440"/></text:p>
                </table:table-cell>
              </table:table-row>
              <table:table-row>
                <table:table-cell table:style-name="Table38.A1" office:value-type="string">
                  <text:p text:style-name="Table_20_Contents"><text:bookmark text:name="lnkOptionLink_C_440"/><text:a xlink:type="simple" xlink:href="javascript:%20void%200;" text:style-name="Internet_20_link" text:visited-style-name="Visited_20_Internet_20_Link">C.</text:a><text:bookmark text:name="tdOptionDt_C_440"/></text:p>
                </table:table-cell>
                <table:table-cell table:style-name="Table38.A1" office:value-type="string">
                  <text:p text:style-name="Table_20_Contents">30 km/hr<text:bookmark text:name="tdOptionNo_D_440"/></text:p>
                </table:table-cell>
              </table:table-row>
              <table:table-row>
                <table:table-cell table:style-name="Table38.A1" office:value-type="string">
                  <text:p text:style-name="Table_20_Contents"><text:bookmark text:name="lnkOptionLink_D_440"/><text:a xlink:type="simple" xlink:href="javascript:%20void%200;" text:style-name="Internet_20_link" text:visited-style-name="Visited_20_Internet_20_Link">D.</text:a><text:bookmark text:name="tdOptionDt_D_440"/></text:p>
                </table:table-cell>
                <table:table-cell table:style-name="Table38.A1" office:value-type="string">
                  <text:p text:style-name="Table_20_Contents">35 km/hr</text:p>
                </table:table-cell>
              </table:table-row>
            </table:table>
            <text:p text:style-name="Table_20_Contents"/>
          </table:table-cell>
        </table:table-row>
        <table:table-row>
          <table:covered-table-cell/>
          <table:table-cell office:value-type="string">
            <text:section text:style-name="Sect1" text:name="divAnswer_440">
              <text:p text:style-name="P6">Answer: Option D</text:p>
              <text:p text:style-name="P6">Explanation:</text:p>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row>
                  <table:table-cell table:style-name="Table40.A1" table:number-rows-spanned="2" office:value-type="string">
                    <text:p text:style-name="P13">Time taken = 1 hr 40 min 48 sec = 1 hr 40</text:p>
                  </table:table-cell>
                  <table:table-cell table:style-name="Table40.A1" office:value-type="string">
                    <text:p text:style-name="P13">4</text:p>
                  </table:table-cell>
                  <table:table-cell table:style-name="Table40.A1" table:number-rows-spanned="2" office:value-type="string">
                    <text:p text:style-name="P13">min = 1</text:p>
                  </table:table-cell>
                  <table:table-cell table:style-name="Table40.A1" office:value-type="string">
                    <text:p text:style-name="P13">51</text:p>
                  </table:table-cell>
                  <table:table-cell table:style-name="Table40.A1" table:number-rows-spanned="2" office:value-type="string">
                    <text:p text:style-name="P13">hrs =</text:p>
                  </table:table-cell>
                  <table:table-cell table:style-name="Table40.A1" office:value-type="string">
                    <text:p text:style-name="P13">126</text:p>
                  </table:table-cell>
                  <table:table-cell table:style-name="Table40.A1" table:number-rows-spanned="2" office:value-type="string">
                    <text:p text:style-name="P13">hrs.</text:p>
                  </table:table-cell>
                </table:table-row>
                <table:table-row>
                  <table:covered-table-cell/>
                  <table:table-cell table:style-name="Table40.A1" office:value-type="string">
                    <text:p text:style-name="P13">5</text:p>
                  </table:table-cell>
                  <table:covered-table-cell/>
                  <table:table-cell table:style-name="Table40.A1" office:value-type="string">
                    <text:p text:style-name="P13">75</text:p>
                  </table:table-cell>
                  <table:covered-table-cell/>
                  <table:table-cell table:style-name="Table40.A1" office:value-type="string">
                    <text:p text:style-name="P13">75</text:p>
                  </table:table-cell>
                  <table:covered-table-cell/>
                </table:table-row>
              </table:table>
              <text:p text:style-name="P6">Let the actual speed be <text:span text:style-name="T2">x</text:span> km/hr.</text:p>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table:number-rows-spanned="2" office:value-type="string">
                    <text:p text:style-name="P13">Then, </text:p>
                  </table:table-cell>
                  <table:table-cell table:style-name="Table41.A1" office:value-type="string">
                    <text:p text:style-name="P13">5</text:p>
                  </table:table-cell>
                  <table:table-cell table:style-name="Table41.A1" table:number-rows-spanned="2" office:value-type="string">
                    <text:p text:style-name="P13"><text:span text:style-name="T2">x</text:span> x</text:p>
                  </table:table-cell>
                  <table:table-cell table:style-name="Table41.A1" office:value-type="string">
                    <text:p text:style-name="P13">126</text:p>
                  </table:table-cell>
                  <table:table-cell table:style-name="Table41.A1" table:number-rows-spanned="2" office:value-type="string">
                    <text:p text:style-name="P13">= 42</text:p>
                  </table:table-cell>
                </table:table-row>
                <table:table-row>
                  <table:covered-table-cell/>
                  <table:table-cell table:style-name="Table41.A1" office:value-type="string">
                    <text:p text:style-name="P13">7</text:p>
                  </table:table-cell>
                  <table:covered-table-cell/>
                  <table:table-cell table:style-name="Table41.A1" office:value-type="string">
                    <text:p text:style-name="P13">75</text:p>
                  </table:table-cell>
                  <table:covered-table-cell/>
                </table:table-row>
              </table:table>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rows-spanned="2" office:value-type="string">
                    <text:p text:style-name="P13"><draw:frame draw:style-name="fr1" draw:name="Image44" text:anchor-type="as-char" svg:width="0.45cm" svg:height="0.238cm" draw:z-index="43"><draw:image xlink:href="Pictures/1000000000000011000000094FC6A4686486959F.png" xlink:type="simple" xlink:show="embed" xlink:actuate="onLoad"/></draw:frame> <text:span text:style-name="T2">x</text:span> =</text:p>
                  </table:table-cell>
                  <table:table-cell table:style-name="Table42.A1" table:number-rows-spanned="2" office:value-type="string">
                    <text:p text:style-name="P13"><draw:frame draw:style-name="fr1" draw:name="Image45" text:anchor-type="as-char" svg:width="0.238cm" svg:height="1.005cm" draw:z-index="44"><draw:image xlink:href="Pictures/10000000000000090000002640E616FF3F1AECC4.png" xlink:type="simple" xlink:show="embed" xlink:actuate="onLoad"/></draw:frame></text:p>
                  </table:table-cell>
                  <table:table-cell table:style-name="Table42.A1" office:value-type="string">
                    <text:p text:style-name="P13">42 x 7 x 75</text:p>
                  </table:table-cell>
                  <table:table-cell table:style-name="Table42.A1" table:number-rows-spanned="2" office:value-type="string">
                    <text:p text:style-name="P13"><draw:frame draw:style-name="fr1" draw:name="Image46" text:anchor-type="as-char" svg:width="0.212cm" svg:height="1.005cm" draw:z-index="45"><draw:image xlink:href="Pictures/1000000000000008000000265CA9C31D1E9F9FD4.png" xlink:type="simple" xlink:show="embed" xlink:actuate="onLoad"/></draw:frame></text:p>
                  </table:table-cell>
                  <table:table-cell table:style-name="Table42.A1" table:number-rows-spanned="2" office:value-type="string">
                    <text:p text:style-name="P13">= 35 km/hr.</text:p>
                  </table:table-cell>
                </table:table-row>
                <table:table-row>
                  <table:covered-table-cell/>
                  <table:covered-table-cell/>
                  <table:table-cell table:style-name="Table42.A1" office:value-type="string">
                    <text:p text:style-name="P13">5 x 126</text:p>
                  </table:table-cell>
                  <table:covered-table-cell/>
                  <table:covered-table-cell/>
                </table:table-row>
              </table:table>
            </text:section>
          </table:table-cell>
        </table:table-row>
      </table:table>
      <text:p text:style-name="P3"/>
      <table:table table:name="Table43" table:style-name="Table43">
        <table:table-column table:style-name="Table43.A"/>
        <table:table-column table:style-name="Table43.B"/>
        <table:table-row>
          <table:table-cell table:number-rows-spanned="2" office:value-type="string">
            <text:p text:style-name="P12">11. </text:p>
          </table:table-cell>
          <table:table-cell office:value-type="string">
            <text:p text:style-name="Table_20_Contents">In covering a distance of 30 km, Abhay takes 2 hours more than Sameer. If Abhay doubles his speed, then he would take 1 hour less than Sameer. Abhay's speed is: <text:bookmark text:name="tblOption_445"/></text:p>
            <table:table table:name="Table44" table:style-name="Table44">
              <table:table-column table:style-name="Table44.A"/>
              <table:table-column table:style-name="Table44.B"/>
              <table:table-row>
                <table:table-cell table:style-name="Table44.A1" office:value-type="string">
                  <text:p text:style-name="Table_20_Contents"><text:bookmark text:name="lnkOptionLink_A_445"/><text:bookmark text:name="tdOptionNo_A_445"/><text:a xlink:type="simple" xlink:href="javascript:%20void%200;" text:style-name="Internet_20_link" text:visited-style-name="Visited_20_Internet_20_Link">A.</text:a><text:bookmark text:name="tdOptionDt_A_445"/></text:p>
                </table:table-cell>
                <table:table-cell table:style-name="Table44.A1" office:value-type="string">
                  <text:p text:style-name="Table_20_Contents">5 kmph<text:bookmark text:name="tdOptionNo_B_445"/></text:p>
                </table:table-cell>
              </table:table-row>
              <table:table-row>
                <table:table-cell table:style-name="Table44.A1" office:value-type="string">
                  <text:p text:style-name="Table_20_Contents"><text:bookmark text:name="lnkOptionLink_B_445"/><text:a xlink:type="simple" xlink:href="javascript:%20void%200;" text:style-name="Internet_20_link" text:visited-style-name="Visited_20_Internet_20_Link">B.</text:a><text:bookmark text:name="tdOptionDt_B_445"/></text:p>
                </table:table-cell>
                <table:table-cell table:style-name="Table44.A1" office:value-type="string">
                  <text:p text:style-name="Table_20_Contents">6 kmph<text:bookmark text:name="tdOptionNo_C_445"/></text:p>
                </table:table-cell>
              </table:table-row>
              <table:table-row>
                <table:table-cell table:style-name="Table44.A1" office:value-type="string">
                  <text:p text:style-name="Table_20_Contents"><text:bookmark text:name="lnkOptionLink_C_445"/><text:a xlink:type="simple" xlink:href="javascript:%20void%200;" text:style-name="Internet_20_link" text:visited-style-name="Visited_20_Internet_20_Link">C.</text:a><text:bookmark text:name="tdOptionDt_C_445"/></text:p>
                </table:table-cell>
                <table:table-cell table:style-name="Table44.A1" office:value-type="string">
                  <text:p text:style-name="Table_20_Contents">6.25 kmph<text:bookmark text:name="tdOptionNo_D_445"/></text:p>
                </table:table-cell>
              </table:table-row>
              <table:table-row>
                <table:table-cell table:style-name="Table44.A1" office:value-type="string">
                  <text:p text:style-name="Table_20_Contents"><text:bookmark text:name="lnkOptionLink_D_445"/><text:a xlink:type="simple" xlink:href="javascript:%20void%200;" text:style-name="Internet_20_link" text:visited-style-name="Visited_20_Internet_20_Link">D.</text:a><text:bookmark text:name="tdOptionDt_D_445"/></text:p>
                </table:table-cell>
                <table:table-cell table:style-name="Table44.A1" office:value-type="string">
                  <text:p text:style-name="Table_20_Contents">7.5 kmph</text:p>
                </table:table-cell>
              </table:table-row>
            </table:table>
            <text:p text:style-name="Table_20_Contents"/>
          </table:table-cell>
        </table:table-row>
        <table:table-row>
          <table:covered-table-cell/>
          <table:table-cell office:value-type="string">
            <text:section text:style-name="Sect1" text:name="divAnswer_445">
              <text:p text:style-name="P6">Answer: Option A</text:p>
              <text:p text:style-name="P6">Explanation:</text:p>
              <text:p text:style-name="P6">Let Abhay's speed be <text:span text:style-name="T2">x</text:span> km/hr.</text:p>
              <table:table table:name="Table45" table:style-name="Table45">
                <table:table-column table:style-name="Table45.A"/>
                <table:table-column table:style-name="Table45.B"/>
                <table:table-column table:style-name="Table45.C"/>
                <table:table-column table:style-name="Table45.B"/>
                <table:table-column table:style-name="Table45.E"/>
                <table:table-row>
                  <table:table-cell table:style-name="Table45.A1" table:number-rows-spanned="2" office:value-type="string">
                    <text:p text:style-name="P13">Then,</text:p>
                  </table:table-cell>
                  <table:table-cell table:style-name="Table45.A1" office:value-type="string">
                    <text:p text:style-name="P13">30</text:p>
                  </table:table-cell>
                  <table:table-cell table:style-name="Table45.A1" table:number-rows-spanned="2" office:value-type="string">
                    <text:p text:style-name="P13">-</text:p>
                  </table:table-cell>
                  <table:table-cell table:style-name="Table45.A1" office:value-type="string">
                    <text:p text:style-name="P13">30</text:p>
                  </table:table-cell>
                  <table:table-cell table:style-name="Table45.A1" table:number-rows-spanned="2" office:value-type="string">
                    <text:p text:style-name="P13">= 3</text:p>
                  </table:table-cell>
                </table:table-row>
                <table:table-row>
                  <table:covered-table-cell/>
                  <table:table-cell table:style-name="Table45.A1" office:value-type="string">
                    <text:p text:style-name="P17">x</text:p>
                  </table:table-cell>
                  <table:covered-table-cell/>
                  <table:table-cell table:style-name="Table45.A1" office:value-type="string">
                    <text:p text:style-name="P13">2<text:span text:style-name="T2">x</text:span></text:p>
                  </table:table-cell>
                  <table:covered-table-cell/>
                </table:table-row>
              </table:table>
              <text:p text:style-name="P6"><draw:frame draw:style-name="fr1" draw:name="Image47" text:anchor-type="as-char" svg:width="0.45cm" svg:height="0.238cm" draw:z-index="46"><draw:image xlink:href="Pictures/100000000000001100000009492D65620D60CD4A.png" xlink:type="simple" xlink:show="embed" xlink:actuate="onLoad"/></draw:frame> 6<text:span text:style-name="T2">x</text:span> = 30</text:p>
              <text:p text:style-name="P6"><draw:frame draw:style-name="fr1" draw:name="Image48" text:anchor-type="as-char" svg:width="0.45cm" svg:height="0.238cm" draw:z-index="47"><draw:image xlink:href="Pictures/100000000000001100000009D13B81419958D4B9.png" xlink:type="simple" xlink:show="embed" xlink:actuate="onLoad"/></draw:frame> <text:span text:style-name="T2">x</text:span> = 5 km/hr.</text:p>
            </text:section>
          </table:table-cell>
        </table:table-row>
      </table:table>
      <text:p text:style-name="P3"/>
      <table:table table:name="Table46" table:style-name="Table46">
        <table:table-column table:style-name="Table46.A"/>
        <table:table-column table:style-name="Table46.B"/>
        <table:table-row>
          <table:table-cell table:number-rows-spanned="2" office:value-type="string">
            <text:p text:style-name="P12">12. </text:p>
          </table:table-cell>
          <table:table-cell office:value-type="string">
            <text:p text:style-name="Table_20_Contents">Robert is travelling on his cycle and has calculated to reach point A at 2 P.M. if he travels at 10 kmph, he will reach there at 12 noon if he travels at 15 kmph. At what speed must he travel to reach A at 1 P.M.? <text:bookmark text:name="tblOption_441"/></text:p>
            <table:table table:name="Table47" table:style-name="Table47">
              <table:table-column table:style-name="Table47.A"/>
              <table:table-column table:style-name="Table47.B"/>
              <table:table-row>
                <table:table-cell table:style-name="Table47.A1" office:value-type="string">
                  <text:p text:style-name="Table_20_Contents"><text:bookmark text:name="lnkOptionLink_A_441"/><text:bookmark text:name="tdOptionNo_A_441"/><text:a xlink:type="simple" xlink:href="javascript:%20void%200;" text:style-name="Internet_20_link" text:visited-style-name="Visited_20_Internet_20_Link">A.</text:a><text:bookmark text:name="tdOptionDt_A_441"/></text:p>
                </table:table-cell>
                <table:table-cell table:style-name="Table47.A1" office:value-type="string">
                  <text:p text:style-name="Table_20_Contents">8 kmph<text:bookmark text:name="tdOptionNo_B_441"/></text:p>
                </table:table-cell>
              </table:table-row>
              <table:table-row>
                <table:table-cell table:style-name="Table47.A1" office:value-type="string">
                  <text:p text:style-name="Table_20_Contents"><text:bookmark text:name="lnkOptionLink_B_441"/><text:a xlink:type="simple" xlink:href="javascript:%20void%200;" text:style-name="Internet_20_link" text:visited-style-name="Visited_20_Internet_20_Link">B.</text:a><text:bookmark text:name="tdOptionDt_B_441"/></text:p>
                </table:table-cell>
                <table:table-cell table:style-name="Table47.A1" office:value-type="string">
                  <text:p text:style-name="Table_20_Contents">11 kmph<text:bookmark text:name="tdOptionNo_C_441"/></text:p>
                </table:table-cell>
              </table:table-row>
              <table:table-row>
                <table:table-cell table:style-name="Table47.A1" office:value-type="string">
                  <text:p text:style-name="Table_20_Contents"><text:bookmark text:name="lnkOptionLink_C_441"/><text:a xlink:type="simple" xlink:href="javascript:%20void%200;" text:style-name="Internet_20_link" text:visited-style-name="Visited_20_Internet_20_Link">C.</text:a><text:bookmark text:name="tdOptionDt_C_441"/></text:p>
                </table:table-cell>
                <table:table-cell table:style-name="Table47.A1" office:value-type="string">
                  <text:p text:style-name="Table_20_Contents">12 kmph<text:bookmark text:name="tdOptionNo_D_441"/></text:p>
                </table:table-cell>
              </table:table-row>
              <table:table-row>
                <table:table-cell table:style-name="Table47.A1" office:value-type="string">
                  <text:p text:style-name="Table_20_Contents"><text:bookmark text:name="lnkOptionLink_D_441"/><text:a xlink:type="simple" xlink:href="javascript:%20void%200;" text:style-name="Internet_20_link" text:visited-style-name="Visited_20_Internet_20_Link">D.</text:a><text:bookmark text:name="tdOptionDt_D_441"/></text:p>
                </table:table-cell>
                <table:table-cell table:style-name="Table47.A1" office:value-type="string">
                  <text:p text:style-name="Table_20_Contents">14 kmph</text:p>
                </table:table-cell>
              </table:table-row>
            </table:table>
            <text:p text:style-name="Table_20_Contents"/>
          </table:table-cell>
        </table:table-row>
        <table:table-row>
          <table:covered-table-cell/>
          <table:table-cell office:value-type="string">
            <text:section text:style-name="Sect1" text:name="divAnswer_441">
              <text:p text:style-name="P6">Answer: Option C</text:p>
              <text:p text:style-name="P6">Explanation:</text:p>
              <text:p text:style-name="P6">Let the distance travelled by <text:span text:style-name="T2">x</text:span> km.</text:p>
              <table:table table:name="Table48" table:style-name="Table48">
                <table:table-column table:style-name="Table48.A"/>
                <table:table-column table:style-name="Table48.B"/>
                <table:table-column table:style-name="Table48.C"/>
                <table:table-column table:style-name="Table48.B"/>
                <table:table-column table:style-name="Table48.E"/>
                <table:table-row>
                  <table:table-cell table:style-name="Table48.A1" table:number-rows-spanned="2" office:value-type="string">
                    <text:p text:style-name="P13">Then,</text:p>
                  </table:table-cell>
                  <table:table-cell table:style-name="Table48.A1" office:value-type="string">
                    <text:p text:style-name="P17">x</text:p>
                  </table:table-cell>
                  <table:table-cell table:style-name="Table48.A1" table:number-rows-spanned="2" office:value-type="string">
                    <text:p text:style-name="P13">-</text:p>
                  </table:table-cell>
                  <table:table-cell table:style-name="Table48.A1" office:value-type="string">
                    <text:p text:style-name="P17">x</text:p>
                  </table:table-cell>
                  <table:table-cell table:style-name="Table48.A1" table:number-rows-spanned="2" office:value-type="string">
                    <text:p text:style-name="P13">= 2</text:p>
                  </table:table-cell>
                </table:table-row>
                <table:table-row>
                  <table:covered-table-cell/>
                  <table:table-cell table:style-name="Table48.A1" office:value-type="string">
                    <text:p text:style-name="P13">10</text:p>
                  </table:table-cell>
                  <table:covered-table-cell/>
                  <table:table-cell table:style-name="Table48.A1" office:value-type="string">
                    <text:p text:style-name="P13">15</text:p>
                  </table:table-cell>
                  <table:covered-table-cell/>
                </table:table-row>
              </table:table>
              <text:p text:style-name="P6"><draw:frame draw:style-name="fr1" draw:name="Image49" text:anchor-type="as-char" svg:width="0.45cm" svg:height="0.238cm" draw:z-index="48"><draw:image xlink:href="Pictures/100000000000001100000009E0EE100A6706C7DF.png" xlink:type="simple" xlink:show="embed" xlink:actuate="onLoad"/></draw:frame> 3<text:span text:style-name="T2">x</text:span> - 2<text:span text:style-name="T2">x</text:span> = 60</text:p>
              <text:p text:style-name="P6"><draw:frame draw:style-name="fr1" draw:name="Image50" text:anchor-type="as-char" svg:width="0.45cm" svg:height="0.238cm" draw:z-index="49"><draw:image xlink:href="Pictures/100000000000001100000009293E6434E46C0FCC.png" xlink:type="simple" xlink:show="embed" xlink:actuate="onLoad"/></draw:frame> <text:span text:style-name="T2">x</text:span> = 60 km.</text:p>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table:number-rows-spanned="2" office:value-type="string">
                    <text:p text:style-name="P13">Time taken to travel 60 km at 10 km/hr =</text:p>
                  </table:table-cell>
                  <table:table-cell table:style-name="Table49.A1" table:number-rows-spanned="2" office:value-type="string">
                    <text:p text:style-name="P13"><draw:frame draw:style-name="fr1" draw:name="Image51" text:anchor-type="as-char" svg:width="0.238cm" svg:height="1.005cm" draw:z-index="50"><draw:image xlink:href="Pictures/100000000000000900000026C7CC7F55CE933D95.png" xlink:type="simple" xlink:show="embed" xlink:actuate="onLoad"/></draw:frame></text:p>
                  </table:table-cell>
                  <table:table-cell table:style-name="Table49.A1" office:value-type="string">
                    <text:p text:style-name="P13">60</text:p>
                  </table:table-cell>
                  <table:table-cell table:style-name="Table49.A1" table:number-rows-spanned="2" office:value-type="string">
                    <text:p text:style-name="P13"><draw:frame draw:style-name="fr1" draw:name="Image52" text:anchor-type="as-char" svg:width="0.212cm" svg:height="1.005cm" draw:z-index="51"><draw:image xlink:href="Pictures/1000000000000008000000265CA9C31D1E9F9FD4.png" xlink:type="simple" xlink:show="embed" xlink:actuate="onLoad"/></draw:frame>hrs</text:p>
                  </table:table-cell>
                  <table:table-cell table:style-name="Table49.A1" table:number-rows-spanned="2" office:value-type="string">
                    <text:p text:style-name="P13">= 6 hrs.</text:p>
                  </table:table-cell>
                </table:table-row>
                <table:table-row>
                  <table:covered-table-cell/>
                  <table:covered-table-cell/>
                  <table:table-cell table:style-name="Table49.A1" office:value-type="string">
                    <text:p text:style-name="P13">10</text:p>
                  </table:table-cell>
                  <table:covered-table-cell/>
                  <table:covered-table-cell/>
                </table:table-row>
              </table:table>
              <text:p text:style-name="P6">So, Robert started 6 hours before 2 P.M. <text:span text:style-name="T2">i.e.,</text:span> at 8 A.M.</text:p>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table:number-rows-spanned="2" office:value-type="string">
                    <text:p text:style-name="P13"><draw:frame draw:style-name="fr1" draw:name="Image53" text:anchor-type="as-char" svg:width="0.45cm" svg:height="0.291cm" draw:z-index="52"><draw:image xlink:href="Pictures/10000000000000110000000B48FEC4E88D888D36.png" xlink:type="simple" xlink:show="embed" xlink:actuate="onLoad"/></draw:frame> Required speed =</text:p>
                  </table:table-cell>
                  <table:table-cell table:style-name="Table50.A1" table:number-rows-spanned="2" office:value-type="string">
                    <text:p text:style-name="P13"><draw:frame draw:style-name="fr1" draw:name="Image54" text:anchor-type="as-char" svg:width="0.238cm" svg:height="1.005cm" draw:z-index="53"><draw:image xlink:href="Pictures/1000000000000009000000265E56738299CB1500.png" xlink:type="simple" xlink:show="embed" xlink:actuate="onLoad"/></draw:frame></text:p>
                  </table:table-cell>
                  <table:table-cell table:style-name="Table50.A1" office:value-type="string">
                    <text:p text:style-name="P13">60</text:p>
                  </table:table-cell>
                  <table:table-cell table:style-name="Table50.A1" table:number-rows-spanned="2" office:value-type="string">
                    <text:p text:style-name="P13"><draw:frame draw:style-name="fr1" draw:name="Image55" text:anchor-type="as-char" svg:width="0.212cm" svg:height="1.005cm" draw:z-index="54"><draw:image xlink:href="Pictures/1000000000000008000000265CA9C31D1E9F9FD4.png" xlink:type="simple" xlink:show="embed" xlink:actuate="onLoad"/></draw:frame>kmph.</text:p>
                  </table:table-cell>
                  <table:table-cell table:style-name="Table50.A1" table:number-rows-spanned="2" office:value-type="string">
                    <text:p text:style-name="P13">= 12 kmph.</text:p>
                  </table:table-cell>
                </table:table-row>
                <table:table-row>
                  <table:covered-table-cell/>
                  <table:covered-table-cell/>
                  <table:table-cell table:style-name="Table50.A1" office:value-type="string">
                    <text:p text:style-name="P13">5</text:p>
                  </table:table-cell>
                  <table:covered-table-cell/>
                  <table:covered-table-cell/>
                </table:table-row>
              </table:table>
            </text:section>
          </table:table-cell>
        </table:table-row>
      </table:table>
      <text:p text:style-name="P3"/>
      <table:table table:name="Table51" table:style-name="Table51">
        <table:table-column table:style-name="Table51.A"/>
        <table:table-column table:style-name="Table51.B"/>
        <table:table-row>
          <table:table-cell table:number-rows-spanned="2" office:value-type="string">
            <text:p text:style-name="P12">13. </text:p>
          </table:table-cell>
          <table:table-cell office:value-type="string">
            <text:p text:style-name="Table_20_Contents">It takes eight hours for a 600 km journey, if 120 km is done by train and the rest by car. It takes 20 minutes more, if 200 km is done by train and the rest by car. The ratio of the speed of the train to that of the cars is: <text:bookmark text:name="tblOption_448"/></text:p>
            <table:table table:name="Table52" table:style-name="Table52">
              <table:table-column table:style-name="Table52.A"/>
              <table:table-column table:style-name="Table52.B"/>
              <table:table-row>
                <table:table-cell table:style-name="Table52.A1" office:value-type="string">
                  <text:p text:style-name="Table_20_Contents"><text:bookmark text:name="lnkOptionLink_A_448"/><text:bookmark text:name="tdOptionNo_A_448"/><text:a xlink:type="simple" xlink:href="javascript:%20void%200;" text:style-name="Internet_20_link" text:visited-style-name="Visited_20_Internet_20_Link">A.</text:a><text:bookmark text:name="tdOptionDt_A_448"/></text:p>
                </table:table-cell>
                <table:table-cell table:style-name="Table52.A1" office:value-type="string">
                  <text:p text:style-name="Table_20_Contents">2 : 3<text:bookmark text:name="tdOptionNo_B_448"/></text:p>
                </table:table-cell>
              </table:table-row>
              <table:table-row>
                <table:table-cell table:style-name="Table52.A1" office:value-type="string">
                  <text:p text:style-name="Table_20_Contents"><text:bookmark text:name="lnkOptionLink_B_448"/><text:a xlink:type="simple" xlink:href="javascript:%20void%200;" text:style-name="Internet_20_link" text:visited-style-name="Visited_20_Internet_20_Link">B.</text:a><text:bookmark text:name="tdOptionDt_B_448"/></text:p>
                </table:table-cell>
                <table:table-cell table:style-name="Table52.A1" office:value-type="string">
                  <text:p text:style-name="Table_20_Contents">3 : 2<text:bookmark text:name="tdOptionNo_C_448"/></text:p>
                </table:table-cell>
              </table:table-row>
              <table:table-row>
                <table:table-cell table:style-name="Table52.A1" office:value-type="string">
                  <text:p text:style-name="Table_20_Contents"><text:bookmark text:name="lnkOptionLink_C_448"/><text:a xlink:type="simple" xlink:href="javascript:%20void%200;" text:style-name="Internet_20_link" text:visited-style-name="Visited_20_Internet_20_Link">C.</text:a><text:bookmark text:name="tdOptionDt_C_448"/></text:p>
                </table:table-cell>
                <table:table-cell table:style-name="Table52.A1" office:value-type="string">
                  <text:p text:style-name="Table_20_Contents">3 : 4<text:bookmark text:name="tdOptionNo_D_448"/></text:p>
                </table:table-cell>
              </table:table-row>
              <table:table-row>
                <table:table-cell table:style-name="Table52.A1" office:value-type="string">
                  <text:p text:style-name="Table_20_Contents"><text:bookmark text:name="lnkOptionLink_D_448"/><text:a xlink:type="simple" xlink:href="javascript:%20void%200;" text:style-name="Internet_20_link" text:visited-style-name="Visited_20_Internet_20_Link">D.</text:a><text:bookmark text:name="tdOptionDt_D_448"/></text:p>
                </table:table-cell>
                <table:table-cell table:style-name="Table52.A1" office:value-type="string">
                  <text:p text:style-name="Table_20_Contents">4 : 3</text:p>
                </table:table-cell>
              </table:table-row>
            </table:table>
            <text:p text:style-name="Table_20_Contents"/>
          </table:table-cell>
        </table:table-row>
        <table:table-row>
          <table:covered-table-cell/>
          <table:table-cell office:value-type="string">
            <text:section text:style-name="Sect1" text:name="divAnswer_448">
              <text:p text:style-name="P6">Answer: Option C</text:p>
              <text:p text:style-name="P6">Explanation:</text:p>
              <text:p text:style-name="P6">Let the speed of the train be <text:span text:style-name="T2">x</text:span> km/hr and that of the car be <text:span text:style-name="T2">y</text:span> km/hr.</text:p>
              <table:table table:name="Table53" table:style-name="Table53">
                <table:table-column table:style-name="Table53.A"/>
                <table:table-column table:style-name="Table53.B"/>
                <table:table-column table:style-name="Table53.C"/>
                <table:table-column table:style-name="Table53.B"/>
                <table:table-column table:style-name="Table53.E"/>
                <table:table-column table:style-name="Table53.F"/>
                <table:table-column table:style-name="Table53.C"/>
                <table:table-column table:style-name="Table53.F"/>
                <table:table-column table:style-name="Table53.C"/>
                <table:table-column table:style-name="Table53.J"/>
                <table:table-column table:style-name="Table53.K"/>
                <table:table-row>
                  <table:table-cell table:style-name="Table53.A1" table:number-rows-spanned="2" office:value-type="string">
                    <text:p text:style-name="P13">Then,</text:p>
                  </table:table-cell>
                  <table:table-cell table:style-name="Table53.A1" office:value-type="string">
                    <text:p text:style-name="P13">120</text:p>
                  </table:table-cell>
                  <table:table-cell table:style-name="Table53.A1" table:number-rows-spanned="2" office:value-type="string">
                    <text:p text:style-name="P13">+</text:p>
                  </table:table-cell>
                  <table:table-cell table:style-name="Table53.A1" office:value-type="string">
                    <text:p text:style-name="P13">480</text:p>
                  </table:table-cell>
                  <table:table-cell table:style-name="Table53.A1" table:number-rows-spanned="2" office:value-type="string">
                    <text:p text:style-name="P13">= 8       <draw:frame draw:style-name="fr1" draw:name="Image56" text:anchor-type="as-char" svg:width="0.45cm" svg:height="0.238cm" draw:z-index="55"><draw:image xlink:href="Pictures/100000000000001100000009BFF6198D114FD42A.png" xlink:type="simple" xlink:show="embed" xlink:actuate="onLoad"/></draw:frame> </text:p>
                  </table:table-cell>
                  <table:table-cell table:style-name="Table53.A1" office:value-type="string">
                    <text:p text:style-name="P13">1</text:p>
                  </table:table-cell>
                  <table:table-cell table:style-name="Table53.A1" table:number-rows-spanned="2" office:value-type="string">
                    <text:p text:style-name="P13">+</text:p>
                  </table:table-cell>
                  <table:table-cell table:style-name="Table53.A1" office:value-type="string">
                    <text:p text:style-name="P13">4</text:p>
                  </table:table-cell>
                  <table:table-cell table:style-name="Table53.A1" table:number-rows-spanned="2" office:value-type="string">
                    <text:p text:style-name="P13">=</text:p>
                  </table:table-cell>
                  <table:table-cell table:style-name="Table53.A1" office:value-type="string">
                    <text:p text:style-name="P13">1</text:p>
                  </table:table-cell>
                  <table:table-cell table:style-name="Table53.A1" table:number-rows-spanned="2" office:value-type="string">
                    <text:p text:style-name="P13">....(i)</text:p>
                  </table:table-cell>
                </table:table-row>
                <table:table-row>
                  <table:covered-table-cell/>
                  <table:table-cell table:style-name="Table53.A1" office:value-type="string">
                    <text:p text:style-name="P17">x</text:p>
                  </table:table-cell>
                  <table:covered-table-cell/>
                  <table:table-cell table:style-name="Table53.A1" office:value-type="string">
                    <text:p text:style-name="P17">y</text:p>
                  </table:table-cell>
                  <table:covered-table-cell/>
                  <table:table-cell table:style-name="Table53.A1" office:value-type="string">
                    <text:p text:style-name="P17">x</text:p>
                  </table:table-cell>
                  <table:covered-table-cell/>
                  <table:table-cell table:style-name="Table53.A1" office:value-type="string">
                    <text:p text:style-name="P17">y</text:p>
                  </table:table-cell>
                  <table:covered-table-cell/>
                  <table:table-cell table:style-name="Table53.A1" office:value-type="string">
                    <text:p text:style-name="P13">15</text:p>
                  </table:table-cell>
                  <table:covered-table-cell/>
                </table:table-row>
              </table:table>
              <table:table table:name="Table54" table:style-name="Table54">
                <table:table-column table:style-name="Table54.A"/>
                <table:table-column table:style-name="Table54.B"/>
                <table:table-column table:style-name="Table54.C"/>
                <table:table-column table:style-name="Table54.B"/>
                <table:table-column table:style-name="Table54.C"/>
                <table:table-column table:style-name="Table54.F"/>
                <table:table-column table:style-name="Table54.G"/>
                <table:table-column table:style-name="Table54.H"/>
                <table:table-column table:style-name="Table54.C"/>
                <table:table-column table:style-name="Table54.H"/>
                <table:table-column table:style-name="Table54.C"/>
                <table:table-column table:style-name="Table54.F"/>
                <table:table-column table:style-name="Table54.M"/>
                <table:table-row>
                  <table:table-cell table:style-name="Table54.A1" table:number-rows-spanned="2" office:value-type="string">
                    <text:p text:style-name="P13">And,</text:p>
                  </table:table-cell>
                  <table:table-cell table:style-name="Table54.A1" office:value-type="string">
                    <text:p text:style-name="P13">200</text:p>
                  </table:table-cell>
                  <table:table-cell table:style-name="Table54.A1" table:number-rows-spanned="2" office:value-type="string">
                    <text:p text:style-name="P13">+</text:p>
                  </table:table-cell>
                  <table:table-cell table:style-name="Table54.A1" office:value-type="string">
                    <text:p text:style-name="P13">400</text:p>
                  </table:table-cell>
                  <table:table-cell table:style-name="Table54.A1" table:number-rows-spanned="2" office:value-type="string">
                    <text:p text:style-name="P13">=</text:p>
                  </table:table-cell>
                  <table:table-cell table:style-name="Table54.A1" office:value-type="string">
                    <text:p text:style-name="P13">25</text:p>
                  </table:table-cell>
                  <table:table-cell table:style-name="Table54.A1" table:number-rows-spanned="2" office:value-type="string">
                    <text:p text:style-name="P13">    <draw:frame draw:style-name="fr1" draw:name="Image57" text:anchor-type="as-char" svg:width="0.45cm" svg:height="0.238cm" draw:z-index="56"><draw:image xlink:href="Pictures/100000000000001100000009D13B81419958D4B9.png" xlink:type="simple" xlink:show="embed" xlink:actuate="onLoad"/></draw:frame> </text:p>
                  </table:table-cell>
                  <table:table-cell table:style-name="Table54.A1" office:value-type="string">
                    <text:p text:style-name="P13">1</text:p>
                  </table:table-cell>
                  <table:table-cell table:style-name="Table54.A1" table:number-rows-spanned="2" office:value-type="string">
                    <text:p text:style-name="P13">+</text:p>
                  </table:table-cell>
                  <table:table-cell table:style-name="Table54.A1" office:value-type="string">
                    <text:p text:style-name="P13">2</text:p>
                  </table:table-cell>
                  <table:table-cell table:style-name="Table54.A1" table:number-rows-spanned="2" office:value-type="string">
                    <text:p text:style-name="P13">=</text:p>
                  </table:table-cell>
                  <table:table-cell table:style-name="Table54.A1" office:value-type="string">
                    <text:p text:style-name="P13">1</text:p>
                  </table:table-cell>
                  <table:table-cell table:style-name="Table54.A1" table:number-rows-spanned="2" office:value-type="string">
                    <text:p text:style-name="P13">....(ii)</text:p>
                  </table:table-cell>
                </table:table-row>
                <table:table-row>
                  <table:covered-table-cell/>
                  <table:table-cell table:style-name="Table54.A1" office:value-type="string">
                    <text:p text:style-name="P17">x</text:p>
                  </table:table-cell>
                  <table:covered-table-cell/>
                  <table:table-cell table:style-name="Table54.A1" office:value-type="string">
                    <text:p text:style-name="P17">y</text:p>
                  </table:table-cell>
                  <table:covered-table-cell/>
                  <table:table-cell table:style-name="Table54.A1" office:value-type="string">
                    <text:p text:style-name="P13">3</text:p>
                  </table:table-cell>
                  <table:covered-table-cell/>
                  <table:table-cell table:style-name="Table54.A1" office:value-type="string">
                    <text:p text:style-name="P17">x</text:p>
                  </table:table-cell>
                  <table:covered-table-cell/>
                  <table:table-cell table:style-name="Table54.A1" office:value-type="string">
                    <text:p text:style-name="P17">y</text:p>
                  </table:table-cell>
                  <table:covered-table-cell/>
                  <table:table-cell table:style-name="Table54.A1" office:value-type="string">
                    <text:p text:style-name="P13">24</text:p>
                  </table:table-cell>
                  <table:covered-table-cell/>
                </table:table-row>
              </table:table>
              <text:p text:style-name="P6">Solving (i) and (ii), we get: <text:span text:style-name="T2">x</text:span> = 60 and <text:span text:style-name="T2">y</text:span> = 80.</text:p>
              <text:p text:style-name="P6"><draw:frame draw:style-name="fr1" draw:name="Image58" text:anchor-type="as-char" svg:width="0.45cm" svg:height="0.291cm" draw:z-index="57"><draw:image xlink:href="Pictures/10000000000000110000000BFABF1F8C93689A6F.png" xlink:type="simple" xlink:show="embed" xlink:actuate="onLoad"/></draw:frame> Ratio of speeds = 60 : 80 = 3 : 4.</text:p>
            </text:section>
          </table:table-cell>
        </table:table-row>
      </table:table>
      <text:p text:style-name="P3"/>
      <table:table table:name="Table55" table:style-name="Table55">
        <table:table-column table:style-name="Table55.A"/>
        <table:table-column table:style-name="Table55.B"/>
        <table:table-row>
          <table:table-cell table:number-rows-spanned="2" office:value-type="string">
            <text:p text:style-name="P12">14. </text:p>
          </table:table-cell>
          <table:table-cell office:value-type="string">
            <text:p text:style-name="Table_20_Contents">A farmer travelled a distance of 61 km in 9 hours. He travelled partly on foot @ 4 km/hr and partly on bicycle @ 9 km/hr. The distance travelled on foot is: <text:bookmark text:name="tblOption_438"/></text:p>
            <table:table table:name="Table56" table:style-name="Table56">
              <table:table-column table:style-name="Table56.A"/>
              <table:table-column table:style-name="Table56.B"/>
              <table:table-row>
                <table:table-cell table:style-name="Table56.A1" office:value-type="string">
                  <text:p text:style-name="Table_20_Contents"><text:bookmark text:name="lnkOptionLink_A_438"/><text:bookmark text:name="tdOptionNo_A_438"/><text:a xlink:type="simple" xlink:href="javascript:%20void%200;" text:style-name="Internet_20_link" text:visited-style-name="Visited_20_Internet_20_Link">A.</text:a><text:bookmark text:name="tdOptionDt_A_438"/></text:p>
                </table:table-cell>
                <table:table-cell table:style-name="Table56.A1" office:value-type="string">
                  <text:p text:style-name="Table_20_Contents">14 km<text:bookmark text:name="tdOptionNo_B_438"/></text:p>
                </table:table-cell>
              </table:table-row>
              <table:table-row>
                <table:table-cell table:style-name="Table56.A1" office:value-type="string">
                  <text:p text:style-name="Table_20_Contents"><text:bookmark text:name="lnkOptionLink_B_438"/><text:a xlink:type="simple" xlink:href="javascript:%20void%200;" text:style-name="Internet_20_link" text:visited-style-name="Visited_20_Internet_20_Link">B.</text:a><text:bookmark text:name="tdOptionDt_B_438"/></text:p>
                </table:table-cell>
                <table:table-cell table:style-name="Table56.A1" office:value-type="string">
                  <text:p text:style-name="Table_20_Contents">15 km<text:bookmark text:name="tdOptionNo_C_438"/></text:p>
                </table:table-cell>
              </table:table-row>
              <table:table-row>
                <table:table-cell table:style-name="Table56.A1" office:value-type="string">
                  <text:p text:style-name="Table_20_Contents"><text:bookmark text:name="lnkOptionLink_C_438"/><text:a xlink:type="simple" xlink:href="javascript:%20void%200;" text:style-name="Internet_20_link" text:visited-style-name="Visited_20_Internet_20_Link">C.</text:a><text:bookmark text:name="tdOptionDt_C_438"/></text:p>
                </table:table-cell>
                <table:table-cell table:style-name="Table56.A1" office:value-type="string">
                  <text:p text:style-name="Table_20_Contents">16 km<text:bookmark text:name="tdOptionNo_D_438"/></text:p>
                </table:table-cell>
              </table:table-row>
              <table:table-row>
                <table:table-cell table:style-name="Table56.A1" office:value-type="string">
                  <text:p text:style-name="Table_20_Contents"><text:bookmark text:name="lnkOptionLink_D_438"/><text:a xlink:type="simple" xlink:href="javascript:%20void%200;" text:style-name="Internet_20_link" text:visited-style-name="Visited_20_Internet_20_Link">D.</text:a><text:bookmark text:name="tdOptionDt_D_438"/></text:p>
                </table:table-cell>
                <table:table-cell table:style-name="Table56.A1" office:value-type="string">
                  <text:p text:style-name="Table_20_Contents">17 km</text:p>
                </table:table-cell>
              </table:table-row>
            </table:table>
            <text:p text:style-name="Table_20_Contents"/>
          </table:table-cell>
        </table:table-row>
        <table:table-row>
          <table:covered-table-cell/>
          <table:table-cell office:value-type="string">
            <text:section text:style-name="Sect1" text:name="divAnswer_438">
              <text:p text:style-name="P6">Answer: Option C</text:p>
              <text:p text:style-name="P6">Explanation:</text:p>
              <text:p text:style-name="P6">Let the distance travelled on foot be <text:span text:style-name="T2">x</text:span> km.</text:p>
              <text:p text:style-name="P6">Then, distance travelled on bicycle = (61 -<text:span text:style-name="T2">x</text:span>) km.</text:p>
              <table:table table:name="Table57" table:style-name="Table57">
                <table:table-column table:style-name="Table57.A"/>
                <table:table-column table:style-name="Table57.B"/>
                <table:table-column table:style-name="Table57.C"/>
                <table:table-column table:style-name="Table57.D"/>
                <table:table-column table:style-name="Table57.E"/>
                <table:table-row>
                  <table:table-cell table:style-name="Table57.A1" table:number-rows-spanned="2" office:value-type="string">
                    <text:p text:style-name="P13">So,</text:p>
                  </table:table-cell>
                  <table:table-cell table:style-name="Table57.A1" office:value-type="string">
                    <text:p text:style-name="P17">x</text:p>
                  </table:table-cell>
                  <table:table-cell table:style-name="Table57.A1" table:number-rows-spanned="2" office:value-type="string">
                    <text:p text:style-name="P13">+</text:p>
                  </table:table-cell>
                  <table:table-cell table:style-name="Table57.A1" office:value-type="string">
                    <text:p text:style-name="P13">(61 -<text:span text:style-name="T2">x</text:span>)</text:p>
                  </table:table-cell>
                  <table:table-cell table:style-name="Table57.A1" table:number-rows-spanned="2" office:value-type="string">
                    <text:p text:style-name="P13">= 9</text:p>
                  </table:table-cell>
                </table:table-row>
                <table:table-row>
                  <table:covered-table-cell/>
                  <table:table-cell table:style-name="Table57.A1" office:value-type="string">
                    <text:p text:style-name="P13">4</text:p>
                  </table:table-cell>
                  <table:covered-table-cell/>
                  <table:table-cell table:style-name="Table57.A1" office:value-type="string">
                    <text:p text:style-name="P13">9</text:p>
                  </table:table-cell>
                  <table:covered-table-cell/>
                </table:table-row>
              </table:table>
              <text:p text:style-name="P6"><draw:frame draw:style-name="fr1" draw:name="Image59" text:anchor-type="as-char" svg:width="0.45cm" svg:height="0.238cm" draw:z-index="58"><draw:image xlink:href="Pictures/1000000000000011000000099F881B990641AB10.png" xlink:type="simple" xlink:show="embed" xlink:actuate="onLoad"/></draw:frame> 9<text:span text:style-name="T2">x</text:span> + 4(61 -<text:span text:style-name="T2">x</text:span>) = 9 x 36</text:p>
              <text:p text:style-name="P6"><draw:frame draw:style-name="fr1" draw:name="Image60" text:anchor-type="as-char" svg:width="0.45cm" svg:height="0.238cm" draw:z-index="59"><draw:image xlink:href="Pictures/10000000000000110000000903017BA02FBDE496.png" xlink:type="simple" xlink:show="embed" xlink:actuate="onLoad"/></draw:frame> 5<text:span text:style-name="T2">x</text:span> = 80</text:p>
              <text:p text:style-name="P6"><draw:frame draw:style-name="fr1" draw:name="Image61" text:anchor-type="as-char" svg:width="0.45cm" svg:height="0.238cm" draw:z-index="60"><draw:image xlink:href="Pictures/100000000000001100000009D13B81419958D4B9.png" xlink:type="simple" xlink:show="embed" xlink:actuate="onLoad"/></draw:frame> <text:span text:style-name="T2">x</text:span> = 16 km.</text:p>
            </text:section>
          </table:table-cell>
        </table:table-row>
      </table:table>
      <text:p text:style-name="P3"/>
      <table:table table:name="Table58" table:style-name="Table58">
        <table:table-column table:style-name="Table58.A"/>
        <table:table-column table:style-name="Table58.B"/>
        <table:table-row>
          <table:table-cell table:number-rows-spanned="2" office:value-type="string">
            <text:p text:style-name="P12">15. </text:p>
          </table:table-cell>
          <table:table-cell office:value-type="string">
            <text:p text:style-name="Table_20_Contents">A man covered a certain distance at some speed. Had he moved 3 kmph faster, he would have taken 40 minutes less. If he had moved 2 kmph slower, he would have taken 40 minutes more. The distance (in km) is: <text:bookmark text:name="tblOption_442"/></text:p>
            <table:table table:name="Table59" table:style-name="Table59">
              <table:table-column table:style-name="Table59.A"/>
              <table:table-column table:style-name="Table59.B"/>
              <table:table-row>
                <table:table-cell table:style-name="Table59.A1" office:value-type="string">
                  <text:p text:style-name="Table_20_Contents"><text:bookmark text:name="lnkOptionLink_A_442"/><text:bookmark text:name="tdOptionNo_A_442"/><text:a xlink:type="simple" xlink:href="javascript:%20void%200;" text:style-name="Internet_20_link" text:visited-style-name="Visited_20_Internet_20_Link">A.</text:a><text:bookmark text:name="tdOptionDt_A_442"/></text:p>
                </table:table-cell>
                <table:table-cell table:style-name="Table59.A1" office:value-type="string">
                  <text:p text:style-name="Table_20_Contents">35<text:bookmark text:name="tdOptionNo_B_442"/></text:p>
                </table:table-cell>
              </table:table-row>
              <table:table-row>
                <table:table-cell table:style-name="Table59.A1" office:value-type="string">
                  <text:p text:style-name="Table_20_Contents"><text:bookmark text:name="lnkOptionLink_B_442"/><text:a xlink:type="simple" xlink:href="javascript:%20void%200;" text:style-name="Internet_20_link" text:visited-style-name="Visited_20_Internet_20_Link">B.</text:a><text:bookmark text:name="tdOptionDt_B_442"/></text:p>
                  <table:table table:name="Table60" table:style-name="Table60">
                    <table:table-column table:style-name="Table60.A"/>
                    <table:table-column table:style-name="Table60.B"/>
                    <table:table-row>
                      <table:table-cell table:style-name="Table60.A1" table:number-rows-spanned="2" office:value-type="string">
                        <text:p text:style-name="P13">36</text:p>
                      </table:table-cell>
                      <table:table-cell table:style-name="Table60.A1" office:value-type="string">
                        <text:p text:style-name="P13">2</text:p>
                      </table:table-cell>
                    </table:table-row>
                    <table:table-row>
                      <table:covered-table-cell/>
                      <table:table-cell table:style-name="Table60.A1" office:value-type="string">
                        <text:p text:style-name="P13">3</text:p>
                      </table:table-cell>
                    </table:table-row>
                  </table:table>
                  <text:p text:style-name="Table_20_Contents"/>
                </table:table-cell>
                <table:table-cell table:style-name="Table59.A1" office:value-type="string">
                  <text:p text:style-name="P14"><text:bookmark text:name="tdOptionNo_C_442"/></text:p>
                </table:table-cell>
              </table:table-row>
              <table:table-row>
                <table:table-cell table:style-name="Table59.A1" office:value-type="string">
                  <text:p text:style-name="Table_20_Contents"><text:bookmark text:name="lnkOptionLink_C_442"/><text:a xlink:type="simple" xlink:href="javascript:%20void%200;" text:style-name="Internet_20_link" text:visited-style-name="Visited_20_Internet_20_Link">C.</text:a><text:bookmark text:name="tdOptionDt_C_442"/></text:p>
                  <table:table table:name="Table61" table:style-name="Table61">
                    <table:table-column table:style-name="Table61.A"/>
                    <table:table-column table:style-name="Table61.B"/>
                    <table:table-row>
                      <table:table-cell table:style-name="Table61.A1" table:number-rows-spanned="2" office:value-type="string">
                        <text:p text:style-name="P13">37</text:p>
                      </table:table-cell>
                      <table:table-cell table:style-name="Table61.A1" office:value-type="string">
                        <text:p text:style-name="P13">1</text:p>
                      </table:table-cell>
                    </table:table-row>
                    <table:table-row>
                      <table:covered-table-cell/>
                      <table:table-cell table:style-name="Table61.A1" office:value-type="string">
                        <text:p text:style-name="P13">2</text:p>
                      </table:table-cell>
                    </table:table-row>
                  </table:table>
                  <text:p text:style-name="Table_20_Contents"/>
                </table:table-cell>
                <table:table-cell table:style-name="Table59.A1" office:value-type="string">
                  <text:p text:style-name="P14"><text:bookmark text:name="tdOptionNo_D_442"/></text:p>
                </table:table-cell>
              </table:table-row>
              <table:table-row>
                <table:table-cell table:style-name="Table59.A1" office:value-type="string">
                  <text:p text:style-name="Table_20_Contents"><text:bookmark text:name="lnkOptionLink_D_442"/><text:a xlink:type="simple" xlink:href="javascript:%20void%200;" text:style-name="Internet_20_link" text:visited-style-name="Visited_20_Internet_20_Link">D.</text:a><text:bookmark text:name="tdOptionDt_D_442"/></text:p>
                </table:table-cell>
                <table:table-cell table:style-name="Table59.A1" office:value-type="string">
                  <text:p text:style-name="Table_20_Contents">40</text:p>
                </table:table-cell>
              </table:table-row>
            </table:table>
            <text:p text:style-name="Table_20_Contents"/>
          </table:table-cell>
        </table:table-row>
        <table:table-row>
          <table:covered-table-cell/>
          <table:table-cell office:value-type="string">
            <text:section text:style-name="Sect1" text:name="divAnswer_442">
              <text:p text:style-name="P6">Answer: Option D</text:p>
              <text:p text:style-name="P6">Explanation:</text:p>
              <text:p text:style-name="P6">Let distance = <text:span text:style-name="T2">x</text:span> km and usual rate = <text:span text:style-name="T2">y</text:span> kmph.</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table-cell table:style-name="Table62.A1" table:number-rows-spanned="2" office:value-type="string">
                    <text:p text:style-name="P13">Then,</text:p>
                  </table:table-cell>
                  <table:table-cell table:style-name="Table62.A1" office:value-type="string">
                    <text:p text:style-name="P17">x</text:p>
                  </table:table-cell>
                  <table:table-cell table:style-name="Table62.A1" table:number-rows-spanned="2" office:value-type="string">
                    <text:p text:style-name="P13">-</text:p>
                  </table:table-cell>
                  <table:table-cell table:style-name="Table62.A1" office:value-type="string">
                    <text:p text:style-name="P17">x</text:p>
                  </table:table-cell>
                  <table:table-cell table:style-name="Table62.A1" table:number-rows-spanned="2" office:value-type="string">
                    <text:p text:style-name="P13">=</text:p>
                  </table:table-cell>
                  <table:table-cell table:style-name="Table62.A1" office:value-type="string">
                    <text:p text:style-name="P13">40</text:p>
                  </table:table-cell>
                  <table:table-cell table:style-name="Table62.A1" table:number-rows-spanned="2" office:value-type="string">
                    <text:p text:style-name="P13">  <draw:frame draw:style-name="fr1" draw:name="Image62" text:anchor-type="as-char" svg:width="0.45cm" svg:height="0.238cm" draw:z-index="61"><draw:image xlink:href="Pictures/100000000000001100000009B87A02E79E039EFF.png" xlink:type="simple" xlink:show="embed" xlink:actuate="onLoad"/></draw:frame>   2<text:span text:style-name="T2">y</text:span>(<text:span text:style-name="T2">y</text:span> + 3) = 9<text:span text:style-name="T2">x</text:span> ....(i) </text:p>
                  </table:table-cell>
                </table:table-row>
                <table:table-row>
                  <table:covered-table-cell/>
                  <table:table-cell table:style-name="Table62.A1" office:value-type="string">
                    <text:p text:style-name="P17">y</text:p>
                  </table:table-cell>
                  <table:covered-table-cell/>
                  <table:table-cell table:style-name="Table62.A1" office:value-type="string">
                    <text:p text:style-name="P13"><text:span text:style-name="T2">y</text:span> + 3</text:p>
                  </table:table-cell>
                  <table:covered-table-cell/>
                  <table:table-cell table:style-name="Table62.A1" office:value-type="string">
                    <text:p text:style-name="P13">60</text:p>
                  </table:table-cell>
                  <table:covered-table-cell/>
                </table:table-row>
              </table:table>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G"/>
                <table:table-row>
                  <table:table-cell table:style-name="Table63.A1" table:number-rows-spanned="2" office:value-type="string">
                    <text:p text:style-name="P13">And,</text:p>
                  </table:table-cell>
                  <table:table-cell table:style-name="Table63.A1" office:value-type="string">
                    <text:p text:style-name="P17">x</text:p>
                  </table:table-cell>
                  <table:table-cell table:style-name="Table63.A1" table:number-rows-spanned="2" office:value-type="string">
                    <text:p text:style-name="P13">-</text:p>
                  </table:table-cell>
                  <table:table-cell table:style-name="Table63.A1" office:value-type="string">
                    <text:p text:style-name="P17">x</text:p>
                  </table:table-cell>
                  <table:table-cell table:style-name="Table63.A1" table:number-rows-spanned="2" office:value-type="string">
                    <text:p text:style-name="P13">=</text:p>
                  </table:table-cell>
                  <table:table-cell table:style-name="Table63.A1" office:value-type="string">
                    <text:p text:style-name="P13">40</text:p>
                  </table:table-cell>
                  <table:table-cell table:style-name="Table63.A1" table:number-rows-spanned="2" office:value-type="string">
                    <text:p text:style-name="P13">  <draw:frame draw:style-name="fr1" draw:name="Image63" text:anchor-type="as-char" svg:width="0.45cm" svg:height="0.238cm" draw:z-index="62"><draw:image xlink:href="Pictures/100000000000001100000009D13B81419958D4B9.png" xlink:type="simple" xlink:show="embed" xlink:actuate="onLoad"/></draw:frame>   <text:span text:style-name="T2">y</text:span>(<text:span text:style-name="T2">y</text:span> - 2) = 3<text:span text:style-name="T2">x</text:span> ....(ii) </text:p>
                  </table:table-cell>
                </table:table-row>
                <table:table-row>
                  <table:covered-table-cell/>
                  <table:table-cell table:style-name="Table63.A1" office:value-type="string">
                    <text:p text:style-name="P13"><text:span text:style-name="T2">y</text:span> -2</text:p>
                  </table:table-cell>
                  <table:covered-table-cell/>
                  <table:table-cell table:style-name="Table63.A1" office:value-type="string">
                    <text:p text:style-name="P17">y</text:p>
                  </table:table-cell>
                  <table:covered-table-cell/>
                  <table:table-cell table:style-name="Table63.A1" office:value-type="string">
                    <text:p text:style-name="P13">60</text:p>
                  </table:table-cell>
                  <table:covered-table-cell/>
                </table:table-row>
              </table:table>
              <text:p text:style-name="P6">On dividing (i) by (ii), we get: <text:span text:style-name="T2">x</text:span> = 40.</text:p>
            </text:section>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text:soft-page-break/></text:p>
      <text:p text:style-name="P11"/>
      <table:table table:name="Table69" table:style-name="Table69">
        <table:table-column table:style-name="Table69.A"/>
        <table:table-column table:style-name="Table69.B"/>
        <table:table-row>
          <table:table-cell table:number-rows-spanned="2" office:value-type="string">
            <text:p text:style-name="P12">1. </text:p>
          </table:table-cell>
          <table:table-cell office:value-type="string">
            <table:table table:name="Table70" table:style-name="Table70">
              <table:table-column table:style-name="Table70.A"/>
              <table:table-column table:style-name="Table70.B"/>
              <table:table-row>
                <table:table-cell table:style-name="Table70.A1" table:number-columns-spanned="2" office:value-type="string">
                  <text:p text:style-name="P6">Two towns are connected by railway. Can you find the distance between them? </text:p>
                </table:table-cell>
                <table:covered-table-cell/>
              </table:table-row>
              <table:table-row>
                <table:table-cell office:value-type="string">
                  <text:p text:style-name="P9">I. </text:p>
                </table:table-cell>
                <table:table-cell office:value-type="string">
                  <text:p text:style-name="P10">The speed of the mail train is 12 km/hr more than that of an express train. </text:p>
                </table:table-cell>
              </table:table-row>
              <table:table-row>
                <table:table-cell office:value-type="string">
                  <text:p text:style-name="P9"> II. </text:p>
                </table:table-cell>
                <table:table-cell office:value-type="string">
                  <text:p text:style-name="P12">A mail train takes 40 minutes less than an express train to cover the distance. <text:bookmark text:name="tblOption_450"/></text:p>
                  <table:table table:name="Table71" table:style-name="Table71">
                    <table:table-column table:style-name="Table71.A"/>
                    <table:table-column table:style-name="Table71.B"/>
                    <table:table-row>
                      <table:table-cell table:style-name="Table71.A1" office:value-type="string">
                        <text:p text:style-name="Table_20_Contents"><text:bookmark text:name="lnkOptionLink_A_450"/><text:bookmark text:name="tdOptionNo_A_450"/><text:a xlink:type="simple" xlink:href="javascript:%20void%200;" text:style-name="Internet_20_link" text:visited-style-name="Visited_20_Internet_20_Link">A.</text:a><text:bookmark text:name="tdOptionDt_A_450"/></text:p>
                      </table:table-cell>
                      <table:table-cell table:style-name="Table71.A1" office:value-type="string">
                        <text:p text:style-name="Table_20_Contents">I alone sufficient while II alone not sufficient to answer<text:bookmark text:name="tdOptionNo_B_450"/></text:p>
                      </table:table-cell>
                    </table:table-row>
                    <table:table-row>
                      <table:table-cell table:style-name="Table71.A1" office:value-type="string">
                        <text:p text:style-name="Table_20_Contents"><text:bookmark text:name="lnkOptionLink_B_450"/><text:a xlink:type="simple" xlink:href="javascript:%20void%200;" text:style-name="Internet_20_link" text:visited-style-name="Visited_20_Internet_20_Link">B.</text:a><text:bookmark text:name="tdOptionDt_B_450"/></text:p>
                      </table:table-cell>
                      <table:table-cell table:style-name="Table71.A1" office:value-type="string">
                        <text:p text:style-name="Table_20_Contents">II alone sufficient while I alone not sufficient to answer<text:bookmark text:name="tdOptionNo_C_450"/></text:p>
                      </table:table-cell>
                    </table:table-row>
                    <table:table-row>
                      <table:table-cell table:style-name="Table71.A1" office:value-type="string">
                        <text:p text:style-name="Table_20_Contents"><text:bookmark text:name="lnkOptionLink_C_450"/><text:a xlink:type="simple" xlink:href="javascript:%20void%200;" text:style-name="Internet_20_link" text:visited-style-name="Visited_20_Internet_20_Link">C.</text:a><text:bookmark text:name="tdOptionDt_C_450"/></text:p>
                      </table:table-cell>
                      <table:table-cell table:style-name="Table71.A1" office:value-type="string">
                        <text:p text:style-name="Table_20_Contents">Either I or II alone sufficient to answer<text:bookmark text:name="tdOptionNo_D_450"/></text:p>
                      </table:table-cell>
                    </table:table-row>
                    <table:table-row>
                      <table:table-cell table:style-name="Table71.A1" office:value-type="string">
                        <text:p text:style-name="Table_20_Contents"><text:bookmark text:name="lnkOptionLink_D_450"/><text:a xlink:type="simple" xlink:href="javascript:%20void%200;" text:style-name="Internet_20_link" text:visited-style-name="Visited_20_Internet_20_Link">D.</text:a><text:bookmark text:name="tdOptionDt_D_450"/></text:p>
                      </table:table-cell>
                      <table:table-cell table:style-name="Table71.A1" office:value-type="string">
                        <text:p text:style-name="Table_20_Contents">Both I and II are not sufficient to answer<text:bookmark text:name="tdOptionNo_E_450"/></text:p>
                      </table:table-cell>
                    </table:table-row>
                    <table:table-row>
                      <table:table-cell table:style-name="Table71.A1" office:value-type="string">
                        <text:p text:style-name="Table_20_Contents"><text:bookmark text:name="lnkOptionLink_E_450"/><text:a xlink:type="simple" xlink:href="javascript:%20void%200;" text:style-name="Internet_20_link" text:visited-style-name="Visited_20_Internet_20_Link">E.</text:a><text:bookmark text:name="tdOptionDt_E_450"/></text:p>
                      </table:table-cell>
                      <table:table-cell table:style-name="Table71.A1" office:value-type="string">
                        <text:p text:style-name="Table_20_Contents">Both I and II are necessary to answer</text:p>
                      </table:table-cell>
                    </table:table-row>
                  </table:table>
                  <text:p text:style-name="Table_20_Contents"/>
                </table:table-cell>
              </table:table-row>
            </table:table>
          </table:table-cell>
        </table:table-row>
        <table:table-row>
          <table:covered-table-cell/>
          <table:table-cell office:value-type="string">
            <text:section text:style-name="Sect1" text:name="divAnswer_450">
              <text:p text:style-name="P6">Answer: Option D</text:p>
              <text:p text:style-name="P6">Explanation:</text:p>
              <text:p text:style-name="P6">Let the distance between the two stations be <text:span text:style-name="T2">x</text:span> km.</text:p>
              <text:p text:style-name="P6"> <text:span text:style-name="T5">I.</text:span> Then, speed of the mail train = (<text:span text:style-name="T2">y</text:span> + 12) km/hr.</text:p>
              <table:table table:name="Table72" table:style-name="Table72">
                <table:table-column table:style-name="Table72.A"/>
                <table:table-column table:style-name="Table72.B"/>
                <table:table-column table:style-name="Table72.C"/>
                <table:table-column table:style-name="Table72.D"/>
                <table:table-column table:style-name="Table72.E"/>
                <table:table-column table:style-name="Table72.F"/>
                <table:table-column table:style-name="Table72.C"/>
                <table:table-row>
                  <table:table-cell table:style-name="Table72.A1" table:number-rows-spanned="2" office:value-type="string">
                    <text:p text:style-name="P13"><text:span text:style-name="T5">II.</text:span> </text:p>
                  </table:table-cell>
                  <table:table-cell table:style-name="Table72.A1" office:value-type="string">
                    <text:p text:style-name="P17">x</text:p>
                  </table:table-cell>
                  <table:table-cell table:style-name="Table72.A1" table:number-rows-spanned="2" office:value-type="string">
                    <text:p text:style-name="P13">-</text:p>
                  </table:table-cell>
                  <table:table-cell table:style-name="Table72.A1" office:value-type="string">
                    <text:p text:style-name="P17">x</text:p>
                  </table:table-cell>
                  <table:table-cell table:style-name="Table72.A1" table:number-rows-spanned="2" office:value-type="string">
                    <text:p text:style-name="P13">=</text:p>
                  </table:table-cell>
                  <table:table-cell table:style-name="Table72.A1" office:value-type="string">
                    <text:p text:style-name="P13">40</text:p>
                  </table:table-cell>
                  <table:table-cell table:style-name="Table72.A1" table:number-rows-spanned="2" office:value-type="string">
                    <text:p text:style-name="P13">.</text:p>
                  </table:table-cell>
                </table:table-row>
                <table:table-row>
                  <table:covered-table-cell/>
                  <table:table-cell table:style-name="Table72.A1" office:value-type="string">
                    <text:p text:style-name="P17">y</text:p>
                  </table:table-cell>
                  <table:covered-table-cell/>
                  <table:table-cell table:style-name="Table72.A1" office:value-type="string">
                    <text:p text:style-name="P13">(<text:span text:style-name="T2">y</text:span> + 12)</text:p>
                  </table:table-cell>
                  <table:covered-table-cell/>
                  <table:table-cell table:style-name="Table72.A1" office:value-type="string">
                    <text:p text:style-name="P13">60</text:p>
                  </table:table-cell>
                  <table:covered-table-cell/>
                </table:table-row>
              </table:table>
              <text:p text:style-name="P6">Thus, even I and II together do not give <text:span text:style-name="T2">x</text:span>.</text:p>
              <text:p text:style-name="P6"><draw:frame draw:style-name="fr1" draw:name="Image74" text:anchor-type="as-char" svg:width="0.45cm" svg:height="0.291cm" draw:z-index="76"><draw:image xlink:href="Pictures/10000000000000110000000BE94E61E56F8284F6.png" xlink:type="simple" xlink:show="embed" xlink:actuate="onLoad"/></draw:frame> Correct answer is (D).</text:p>
            </text:section>
          </table:table-cell>
        </table:table-row>
      </table:table>
      <text:p text:style-name="P11"/>
      <text:p text:style-name="P11"/>
      <text:p text:style-name="P11"/>
      <table:table table:name="Table73" table:style-name="Table73">
        <table:table-column table:style-name="Table73.A"/>
        <table:table-column table:style-name="Table73.B"/>
        <table:table-row>
          <table:table-cell table:number-rows-spanned="2" office:value-type="string">
            <text:p text:style-name="P12">2. </text:p>
          </table:table-cell>
          <table:table-cell office:value-type="string">
            <table:table table:name="Table74" table:style-name="Table74">
              <table:table-column table:style-name="Table74.A"/>
              <table:table-column table:style-name="Table74.B"/>
              <table:table-row>
                <table:table-cell table:style-name="Table74.A1" table:number-columns-spanned="2" office:value-type="string">
                  <text:p text:style-name="P6">The towns A, B and C are on a straight line. Town C is between A and B. The distance from A to B is 100 km. How far is A from C? </text:p>
                </table:table-cell>
                <table:covered-table-cell/>
              </table:table-row>
              <table:table-row>
                <table:table-cell office:value-type="string">
                  <text:p text:style-name="P9">I. </text:p>
                </table:table-cell>
                <table:table-cell office:value-type="string">
                  <text:p text:style-name="P10">The distance from A to B is 25% more than the distance from C to B. </text:p>
                </table:table-cell>
              </table:table-row>
              <table:table-row>
                <table:table-cell office:value-type="string">
                  <text:p text:style-name="P9"> II. </text:p>
                </table:table-cell>
                <table:table-cell office:value-type="string">
                  <text:p text:style-name="P12">The distance from A to C is <draw:frame draw:style-name="fr1" draw:name="Image75" text:anchor-type="as-char" svg:width="0.265cm" svg:height="0.741cm" draw:z-index="73"><draw:image xlink:href="Pictures/100000000000000A0000001C428C690F40B2579C.png" xlink:type="simple" xlink:show="embed" xlink:actuate="onLoad"/></draw:frame> of the distance C to B. <text:bookmark text:name="tblOption_451"/></text:p>
                  <table:table table:name="Table75" table:style-name="Table75">
                    <table:table-column table:style-name="Table75.A"/>
                    <table:table-column table:style-name="Table75.B"/>
                    <table:table-row>
                      <table:table-cell table:style-name="Table75.A1" office:value-type="string">
                        <text:p text:style-name="Table_20_Contents"><text:bookmark text:name="lnkOptionLink_A_451"/><text:bookmark text:name="tdOptionNo_A_451"/><text:a xlink:type="simple" xlink:href="javascript:%20void%200;" text:style-name="Internet_20_link" text:visited-style-name="Visited_20_Internet_20_Link">A.</text:a><text:bookmark text:name="tdOptionDt_A_451"/></text:p>
                      </table:table-cell>
                      <table:table-cell table:style-name="Table75.A1" office:value-type="string">
                        <text:p text:style-name="Table_20_Contents">I alone sufficient while II alone not sufficient to answer<text:bookmark text:name="tdOptionNo_B_451"/></text:p>
                      </table:table-cell>
                    </table:table-row>
                    <table:table-row>
                      <table:table-cell table:style-name="Table75.A1" office:value-type="string">
                        <text:p text:style-name="Table_20_Contents"><text:bookmark text:name="lnkOptionLink_B_451"/><text:a xlink:type="simple" xlink:href="javascript:%20void%200;" text:style-name="Internet_20_link" text:visited-style-name="Visited_20_Internet_20_Link">B.</text:a><text:bookmark text:name="tdOptionDt_B_451"/></text:p>
                      </table:table-cell>
                      <table:table-cell table:style-name="Table75.A1" office:value-type="string">
                        <text:p text:style-name="Table_20_Contents">II alone sufficient while I alone not sufficient to answer<text:bookmark text:name="tdOptionNo_C_451"/></text:p>
                      </table:table-cell>
                    </table:table-row>
                    <table:table-row>
                      <table:table-cell table:style-name="Table75.A1" office:value-type="string">
                        <text:p text:style-name="Table_20_Contents"><text:bookmark text:name="lnkOptionLink_C_451"/><text:a xlink:type="simple" xlink:href="javascript:%20void%200;" text:style-name="Internet_20_link" text:visited-style-name="Visited_20_Internet_20_Link">C.</text:a><text:bookmark text:name="tdOptionDt_C_451"/></text:p>
                      </table:table-cell>
                      <table:table-cell table:style-name="Table75.A1" office:value-type="string">
                        <text:p text:style-name="Table_20_Contents">Either I or II alone sufficient to answer<text:bookmark text:name="tdOptionNo_D_451"/></text:p>
                      </table:table-cell>
                    </table:table-row>
                    <table:table-row>
                      <table:table-cell table:style-name="Table75.A1" office:value-type="string">
                        <text:p text:style-name="Table_20_Contents"><text:bookmark text:name="lnkOptionLink_D_451"/><text:a xlink:type="simple" xlink:href="javascript:%20void%200;" text:style-name="Internet_20_link" text:visited-style-name="Visited_20_Internet_20_Link">D.</text:a><text:bookmark text:name="tdOptionDt_D_451"/></text:p>
                      </table:table-cell>
                      <table:table-cell table:style-name="Table75.A1" office:value-type="string">
                        <text:p text:style-name="Table_20_Contents">Both I and II are not sufficient to answer<text:bookmark text:name="tdOptionNo_E_451"/></text:p>
                      </table:table-cell>
                    </table:table-row>
                    <table:table-row>
                      <table:table-cell table:style-name="Table75.A1" office:value-type="string">
                        <text:p text:style-name="Table_20_Contents"><text:bookmark text:name="lnkOptionLink_E_451"/><text:a xlink:type="simple" xlink:href="javascript:%20void%200;" text:style-name="Internet_20_link" text:visited-style-name="Visited_20_Internet_20_Link">E.</text:a><text:bookmark text:name="tdOptionDt_E_451"/></text:p>
                      </table:table-cell>
                      <table:table-cell table:style-name="Table75.A1" office:value-type="string">
                        <text:p text:style-name="Table_20_Contents">Both I and II are necessary to answer</text:p>
                      </table:table-cell>
                    </table:table-row>
                  </table:table>
                  <text:p text:style-name="Table_20_Contents"/>
                </table:table-cell>
              </table:table-row>
            </table:table>
          </table:table-cell>
        </table:table-row>
        <table:table-row>
          <table:covered-table-cell/>
          <table:table-cell office:value-type="string">
            <text:section text:style-name="Sect1" text:name="divAnswer_451">
              <text:p text:style-name="P6">Answer: Option C</text:p>
              <text:p text:style-name="P6">Explanation:</text:p>
              <text:p text:style-name="Preformatted_20_Text">.__________.______________________________________.</text:p>
              <text:p text:style-name="P5">A <text:s text:c="4"/>x <text:s text:c="3"/>C <text:s text:c="11"/>(100 - x) <text:s text:c="16"/>B <text:s text:c="6"/></text:p>
              <text:p text:style-name="P6">Let AC = <text:span text:style-name="T2">x</text:span> km. Then, CB = (100 -<text:span text:style-name="T2">x</text:span>) km.</text:p>
              <text:p text:style-name="P6"/>
              <text:p text:style-name="P6"> <text:span text:style-name="T5">I.</text:span> AB = 125% of CB</text:p>
              <table:table table:name="Table76" table:style-name="Table76">
                <table:table-column table:style-name="Table76.A"/>
                <table:table-column table:style-name="Table76.B"/>
                <table:table-column table:style-name="Table76.C"/>
                <table:table-row>
                  <table:table-cell table:style-name="Table76.A1" table:number-rows-spanned="2" office:value-type="string">
                    <text:p text:style-name="P13"><draw:frame draw:style-name="fr1" draw:name="Image76" text:anchor-type="as-char" svg:width="0.45cm" svg:height="0.238cm" draw:z-index="79"><draw:image xlink:href="Pictures/10000000000000110000000993DFC833A08536E7.png" xlink:type="simple" xlink:show="embed" xlink:actuate="onLoad"/></draw:frame> 100 =</text:p>
                  </table:table-cell>
                  <table:table-cell table:style-name="Table76.A1" office:value-type="string">
                    <text:p text:style-name="P13">125</text:p>
                  </table:table-cell>
                  <table:table-cell table:style-name="Table76.A1" table:number-rows-spanned="2" office:value-type="string">
                    <text:p text:style-name="P13">x (100 - <text:span text:style-name="T2">x</text:span>)</text:p>
                  </table:table-cell>
                </table:table-row>
                <table:table-row>
                  <table:covered-table-cell/>
                  <table:table-cell table:style-name="Table76.A1" office:value-type="string">
                    <text:p text:style-name="P13">100</text:p>
                  </table:table-cell>
                  <table:covered-table-cell/>
                </table:table-row>
              </table:table>
              <table:table table:name="Table77" table:style-name="Table77">
                <table:table-column table:style-name="Table77.A"/>
                <table:table-column table:style-name="Table77.B"/>
                <table:table-column table:style-name="Table77.C"/>
                <table:table-row>
                  <table:table-cell table:style-name="Table77.A1" table:number-rows-spanned="2" office:value-type="string">
                    <text:p text:style-name="P13"><draw:frame draw:style-name="fr1" draw:name="Image77" text:anchor-type="as-char" svg:width="0.45cm" svg:height="0.238cm" draw:z-index="80"><draw:image xlink:href="Pictures/1000000000000011000000099F881B990641AB10.png" xlink:type="simple" xlink:show="embed" xlink:actuate="onLoad"/></draw:frame> 100 - <text:span text:style-name="T2">x</text:span> =</text:p>
                  </table:table-cell>
                  <table:table-cell table:style-name="Table77.A1" office:value-type="string">
                    <text:p text:style-name="P13">100 x 100</text:p>
                  </table:table-cell>
                  <table:table-cell table:style-name="Table77.A1" table:number-rows-spanned="2" office:value-type="string">
                    <text:p text:style-name="P13">= 80</text:p>
                  </table:table-cell>
                </table:table-row>
                <table:table-row>
                  <table:covered-table-cell/>
                  <table:table-cell table:style-name="Table77.A1" office:value-type="string">
                    <text:p text:style-name="P13">125</text:p>
                  </table:table-cell>
                  <table:covered-table-cell/>
                </table:table-row>
              </table:table>
              <text:p text:style-name="P6"><draw:frame draw:style-name="fr1" draw:name="Image78" text:anchor-type="as-char" svg:width="0.45cm" svg:height="0.238cm" draw:z-index="74"><draw:image xlink:href="Pictures/1000000000000011000000096EC7C93620409925.png" xlink:type="simple" xlink:show="embed" xlink:actuate="onLoad"/></draw:frame> <text:span text:style-name="T2">x</text:span> = 20 km.</text:p>
              <text:p text:style-name="P6"><draw:frame draw:style-name="fr1" draw:name="Image79" text:anchor-type="as-char" svg:width="0.45cm" svg:height="0.291cm" draw:z-index="75"><draw:image xlink:href="Pictures/10000000000000110000000B0FFBB833950BCC7A.png" xlink:type="simple" xlink:show="embed" xlink:actuate="onLoad"/></draw:frame> AC = 20 km.</text:p>
              <text:p text:style-name="P6">Thus, I alone gives the answer.</text:p>
              <text:p text:style-name="P6"/>
              <table:table table:name="Table78" table:style-name="Table78">
                <table:table-column table:style-name="Table78.A"/>
                <table:table-column table:style-name="Table78.B"/>
                <table:table-column table:style-name="Table78.C"/>
                <table:table-row>
                  <table:table-cell table:style-name="Table78.A1" table:number-rows-spanned="2" office:value-type="string">
                    <text:p text:style-name="P13"><text:span text:style-name="T5">II.</text:span> AC =</text:p>
                  </table:table-cell>
                  <table:table-cell table:style-name="Table78.A1" office:value-type="string">
                    <text:p text:style-name="P13">1</text:p>
                  </table:table-cell>
                  <table:table-cell table:style-name="Table78.A1" table:number-rows-spanned="2" office:value-type="string">
                    <text:p text:style-name="P13">CB</text:p>
                  </table:table-cell>
                </table:table-row>
                <table:table-row>
                  <table:covered-table-cell/>
                  <table:table-cell table:style-name="Table78.A1" office:value-type="string">
                    <text:p text:style-name="P13">4</text:p>
                  </table:table-cell>
                  <table:covered-table-cell/>
                </table:table-row>
              </table:table>
              <table:table table:name="Table79" table:style-name="Table79">
                <table:table-column table:style-name="Table79.A"/>
                <table:table-column table:style-name="Table79.B"/>
                <table:table-column table:style-name="Table79.C"/>
                <table:table-row>
                  <table:table-cell table:style-name="Table79.A1" table:number-rows-spanned="2" office:value-type="string">
                    <text:p text:style-name="P13"><draw:frame draw:style-name="fr1" draw:name="Image80" text:anchor-type="as-char" svg:width="0.45cm" svg:height="0.238cm" draw:z-index="81"><draw:image xlink:href="Pictures/1000000000000011000000098F4A526A3450662D.png" xlink:type="simple" xlink:show="embed" xlink:actuate="onLoad"/></draw:frame> <text:span text:style-name="T2">x</text:span> = </text:p>
                  </table:table-cell>
                  <table:table-cell table:style-name="Table79.A1" office:value-type="string">
                    <text:p text:style-name="P13">1</text:p>
                  </table:table-cell>
                  <table:table-cell table:style-name="Table79.A1" table:number-rows-spanned="2" office:value-type="string">
                    <text:p text:style-name="P13">(100 - <text:span text:style-name="T2">x</text:span>)</text:p>
                  </table:table-cell>
                </table:table-row>
                <table:table-row>
                  <table:covered-table-cell/>
                  <table:table-cell table:style-name="Table79.A1" office:value-type="string">
                    <text:p text:style-name="P13">4</text:p>
                  </table:table-cell>
                  <table:covered-table-cell/>
                </table:table-row>
              </table:table>
              <text:p text:style-name="P6"><draw:frame draw:style-name="fr1" draw:name="Image81" text:anchor-type="as-char" svg:width="0.45cm" svg:height="0.238cm" draw:z-index="77"><draw:image xlink:href="Pictures/1000000000000011000000098F4A526A3450662D.png" xlink:type="simple" xlink:show="embed" xlink:actuate="onLoad"/></draw:frame> <text:span text:style-name="T2">5x</text:span> = 100</text:p>
              <text:p text:style-name="P6"><text:span text:style-name="T2">x</text:span> = 20.</text:p>
              <text:p text:style-name="P6"><draw:frame draw:style-name="fr1" draw:name="Image82" text:anchor-type="as-char" svg:width="0.45cm" svg:height="0.291cm" draw:z-index="78"><draw:image xlink:href="Pictures/10000000000000110000000B2344CA2418E0657E.png" xlink:type="simple" xlink:show="embed" xlink:actuate="onLoad"/></draw:frame> AC = 20 km.</text:p>
              <text:p text:style-name="P6">Thus, II alone gives the answer.</text:p>
              <text:p text:style-name="P6"><draw:frame draw:style-name="fr1" draw:name="Image83" text:anchor-type="as-char" svg:width="0.45cm" svg:height="0.291cm" draw:z-index="82"><draw:image xlink:href="Pictures/10000000000000110000000B93A2A1B519177592.png" xlink:type="simple" xlink:show="embed" xlink:actuate="onLoad"/></draw:frame> Correct answer is (C).</text:p>
            </text:section>
          </table:table-cell>
        </table:table-row>
      </table:table>
      <text:p text:style-name="P11"/>
      <text:p text:style-name="P11"/>
      <table:table table:name="Table80" table:style-name="Table80">
        <table:table-column table:style-name="Table80.A"/>
        <table:table-column table:style-name="Table80.B"/>
        <table:table-row>
          <table:table-cell table:number-rows-spanned="2" office:value-type="string">
            <text:p text:style-name="P12">3. </text:p>
          </table:table-cell>
          <table:table-cell office:value-type="string">
            <table:table table:name="Table81" table:style-name="Table81">
              <table:table-column table:style-name="Table81.A"/>
              <table:table-column table:style-name="Table81.B"/>
              <table:table-row>
                <table:table-cell table:style-name="Table81.A1" table:number-columns-spanned="2" office:value-type="string">
                  <text:p text:style-name="P6">Two cars pass each other in opposite direction. How long would they take to be 500 km apart? </text:p>
                </table:table-cell>
                <table:covered-table-cell/>
              </table:table-row>
              <table:table-row>
                <table:table-cell office:value-type="string">
                  <text:p text:style-name="P9">I. </text:p>
                </table:table-cell>
                <table:table-cell office:value-type="string">
                  <text:p text:style-name="P10">The sum of their speeds is 135 km/hr. </text:p>
                </table:table-cell>
              </table:table-row>
              <table:table-row>
                <table:table-cell office:value-type="string">
                  <text:p text:style-name="P9"> II. </text:p>
                </table:table-cell>
                <table:table-cell office:value-type="string">
                  <text:p text:style-name="P12">The difference of their speed is 25 km/hr. <text:bookmark text:name="tblOption_452"/></text:p>
                  <table:table table:name="Table82" table:style-name="Table82">
                    <table:table-column table:style-name="Table82.A"/>
                    <table:table-column table:style-name="Table82.B"/>
                    <table:table-row>
                      <table:table-cell table:style-name="Table82.A1" office:value-type="string">
                        <text:p text:style-name="Table_20_Contents"><text:bookmark text:name="lnkOptionLink_A_452"/><text:bookmark text:name="tdOptionNo_A_452"/><text:a xlink:type="simple" xlink:href="javascript:%20void%200;" text:style-name="Internet_20_link" text:visited-style-name="Visited_20_Internet_20_Link">A.</text:a><text:bookmark text:name="tdOptionDt_A_452"/></text:p>
                      </table:table-cell>
                      <table:table-cell table:style-name="Table82.A1" office:value-type="string">
                        <text:p text:style-name="Table_20_Contents">I alone sufficient while II alone not sufficient to answer<text:bookmark text:name="tdOptionNo_B_452"/></text:p>
                      </table:table-cell>
                    </table:table-row>
                    <table:table-row>
                      <table:table-cell table:style-name="Table82.A1" office:value-type="string">
                        <text:p text:style-name="Table_20_Contents"><text:bookmark text:name="lnkOptionLink_B_452"/><text:a xlink:type="simple" xlink:href="javascript:%20void%200;" text:style-name="Internet_20_link" text:visited-style-name="Visited_20_Internet_20_Link">B.</text:a><text:bookmark text:name="tdOptionDt_B_452"/></text:p>
                      </table:table-cell>
                      <table:table-cell table:style-name="Table82.A1" office:value-type="string">
                        <text:p text:style-name="Table_20_Contents">II alone sufficient while I alone not sufficient to answer<text:bookmark text:name="tdOptionNo_C_452"/></text:p>
                      </table:table-cell>
                    </table:table-row>
                    <table:table-row>
                      <table:table-cell table:style-name="Table82.A1" office:value-type="string">
                        <text:p text:style-name="Table_20_Contents"><text:bookmark text:name="lnkOptionLink_C_452"/><text:a xlink:type="simple" xlink:href="javascript:%20void%200;" text:style-name="Internet_20_link" text:visited-style-name="Visited_20_Internet_20_Link">C.</text:a><text:bookmark text:name="tdOptionDt_C_452"/></text:p>
                      </table:table-cell>
                      <table:table-cell table:style-name="Table82.A1" office:value-type="string">
                        <text:p text:style-name="Table_20_Contents">Either I or II alone sufficient to answer<text:bookmark text:name="tdOptionNo_D_452"/></text:p>
                      </table:table-cell>
                    </table:table-row>
                    <table:table-row>
                      <table:table-cell table:style-name="Table82.A1" office:value-type="string">
                        <text:p text:style-name="Table_20_Contents"><text:bookmark text:name="lnkOptionLink_D_452"/><text:a xlink:type="simple" xlink:href="javascript:%20void%200;" text:style-name="Internet_20_link" text:visited-style-name="Visited_20_Internet_20_Link">D.</text:a><text:bookmark text:name="tdOptionDt_D_452"/></text:p>
                      </table:table-cell>
                      <table:table-cell table:style-name="Table82.A1" office:value-type="string">
                        <text:p text:style-name="Table_20_Contents">Both I and II are not sufficient to answer<text:bookmark text:name="tdOptionNo_E_452"/></text:p>
                      </table:table-cell>
                    </table:table-row>
                    <table:table-row>
                      <table:table-cell table:style-name="Table82.A1" office:value-type="string">
                        <text:p text:style-name="Table_20_Contents"><text:bookmark text:name="lnkOptionLink_E_452"/><text:a xlink:type="simple" xlink:href="javascript:%20void%200;" text:style-name="Internet_20_link" text:visited-style-name="Visited_20_Internet_20_Link">E.</text:a><text:bookmark text:name="tdOptionDt_E_452"/></text:p>
                      </table:table-cell>
                      <table:table-cell table:style-name="Table82.A1" office:value-type="string">
                        <text:p text:style-name="Table_20_Contents">Both I and II are necessary to answer</text:p>
                      </table:table-cell>
                    </table:table-row>
                  </table:table>
                  <text:p text:style-name="Table_20_Contents"/>
                </table:table-cell>
              </table:table-row>
            </table:table>
          </table:table-cell>
        </table:table-row>
        <table:table-row>
          <table:covered-table-cell/>
          <table:table-cell office:value-type="string">
            <text:section text:style-name="Sect1" text:name="divAnswer_452">
              <text:p text:style-name="P6">Answer: Option A</text:p>
              <text:p text:style-name="P6">Explanation:</text:p>
              <text:p text:style-name="P6">I gives, relative speed = 135 km/hr.</text:p>
              <table:table table:name="Table83" table:style-name="Table83">
                <table:table-column table:style-name="Table83.A"/>
                <table:table-column table:style-name="Table83.B"/>
                <table:table-column table:style-name="Table83.C"/>
                <table:table-row>
                  <table:table-cell table:style-name="Table83.A1" table:number-rows-spanned="2" office:value-type="string">
                    <text:p text:style-name="P13"><draw:frame draw:style-name="fr1" draw:name="Image84" text:anchor-type="as-char" svg:width="0.45cm" svg:height="0.291cm" draw:z-index="83"><draw:image xlink:href="Pictures/10000000000000110000000B1AED47CF729975EF.png" xlink:type="simple" xlink:show="embed" xlink:actuate="onLoad"/></draw:frame> Time taken =</text:p>
                  </table:table-cell>
                  <table:table-cell table:style-name="Table83.A1" office:value-type="string">
                    <text:p text:style-name="P13">500</text:p>
                  </table:table-cell>
                  <table:table-cell table:style-name="Table83.A1" table:number-rows-spanned="2" office:value-type="string">
                    <text:p text:style-name="P13">hrs.</text:p>
                  </table:table-cell>
                </table:table-row>
                <table:table-row>
                  <table:covered-table-cell/>
                  <table:table-cell table:style-name="Table83.A1" office:value-type="string">
                    <text:p text:style-name="P13">135</text:p>
                  </table:table-cell>
                  <table:covered-table-cell/>
                </table:table-row>
              </table:table>
              <text:p text:style-name="P6">II does not give the relative speed.</text:p>
              <text:p text:style-name="P6"><draw:frame draw:style-name="fr1" draw:name="Image85" text:anchor-type="as-char" svg:width="0.45cm" svg:height="0.291cm" draw:z-index="84"><draw:image xlink:href="Pictures/10000000000000110000000BBBDD3A9E3780BD37.png" xlink:type="simple" xlink:show="embed" xlink:actuate="onLoad"/></draw:frame> I alone gives the answer and II is irrelevant.</text:p>
              <text:p text:style-name="P6"><draw:frame draw:style-name="fr1" draw:name="Image86" text:anchor-type="as-char" svg:width="0.45cm" svg:height="0.291cm" draw:z-index="85"><draw:image xlink:href="Pictures/10000000000000110000000BAF205B2B5C97999A.png" xlink:type="simple" xlink:show="embed" xlink:actuate="onLoad"/></draw:frame> Correct answer is (A).</text:p>
            </text:section>
          </table:table-cell>
        </table:table-row>
      </table:table>
      <text:p text:style-name="P11"/>
      <text:p text:style-name="P11"/>
      <table:table table:name="Table84" table:style-name="Table84">
        <table:table-column table:style-name="Table84.A"/>
        <table:table-column table:style-name="Table84.B"/>
        <table:table-row>
          <table:table-cell table:number-rows-spanned="2" office:value-type="string">
            <text:p text:style-name="P12">4. </text:p>
          </table:table-cell>
          <table:table-cell office:value-type="string">
            <table:table table:name="Table85" table:style-name="Table85">
              <table:table-column table:style-name="Table85.A"/>
              <table:table-column table:style-name="Table85.B"/>
              <table:table-row>
                <table:table-cell table:style-name="Table85.A1" table:number-columns-spanned="2" office:value-type="string">
                  <text:p text:style-name="P6">How much time did X take to reach the destination? </text:p>
                </table:table-cell>
                <table:covered-table-cell/>
              </table:table-row>
              <table:table-row>
                <table:table-cell office:value-type="string">
                  <text:p text:style-name="P9">I. </text:p>
                </table:table-cell>
                <table:table-cell office:value-type="string">
                  <text:p text:style-name="P10">The ratio between the speed of X and Y is 3 : 4. </text:p>
                </table:table-cell>
              </table:table-row>
              <table:table-row>
                <table:table-cell office:value-type="string">
                  <text:p text:style-name="P9"> II. </text:p>
                </table:table-cell>
                <table:table-cell office:value-type="string">
                  <text:p text:style-name="P12">Y takes 36 minutes to reach the same destination. <text:bookmark text:name="tblOption_449"/></text:p>
                  <table:table table:name="Table86" table:style-name="Table86">
                    <table:table-column table:style-name="Table86.A"/>
                    <table:table-column table:style-name="Table86.B"/>
                    <table:table-row>
                      <table:table-cell table:style-name="Table86.A1" office:value-type="string">
                        <text:p text:style-name="Table_20_Contents"><text:bookmark text:name="lnkOptionLink_A_449"/><text:bookmark text:name="tdOptionNo_A_449"/><text:a xlink:type="simple" xlink:href="javascript:%20void%200;" text:style-name="Internet_20_link" text:visited-style-name="Visited_20_Internet_20_Link">A.</text:a><text:bookmark text:name="tdOptionDt_A_449"/></text:p>
                      </table:table-cell>
                      <table:table-cell table:style-name="Table86.A1" office:value-type="string">
                        <text:p text:style-name="Table_20_Contents">I alone sufficient while II alone not sufficient to answer<text:bookmark text:name="tdOptionNo_B_449"/></text:p>
                      </table:table-cell>
                    </table:table-row>
                    <table:table-row>
                      <table:table-cell table:style-name="Table86.A1" office:value-type="string">
                        <text:p text:style-name="Table_20_Contents"><text:bookmark text:name="lnkOptionLink_B_449"/><text:a xlink:type="simple" xlink:href="javascript:%20void%200;" text:style-name="Internet_20_link" text:visited-style-name="Visited_20_Internet_20_Link">B.</text:a><text:bookmark text:name="tdOptionDt_B_449"/></text:p>
                      </table:table-cell>
                      <table:table-cell table:style-name="Table86.A1" office:value-type="string">
                        <text:p text:style-name="Table_20_Contents">II alone sufficient while I alone not sufficient to answer<text:bookmark text:name="tdOptionNo_C_449"/></text:p>
                      </table:table-cell>
                    </table:table-row>
                    <table:table-row>
                      <table:table-cell table:style-name="Table86.A1" office:value-type="string">
                        <text:p text:style-name="Table_20_Contents"><text:bookmark text:name="lnkOptionLink_C_449"/><text:a xlink:type="simple" xlink:href="javascript:%20void%200;" text:style-name="Internet_20_link" text:visited-style-name="Visited_20_Internet_20_Link">C.</text:a><text:bookmark text:name="tdOptionDt_C_449"/></text:p>
                      </table:table-cell>
                      <table:table-cell table:style-name="Table86.A1" office:value-type="string">
                        <text:p text:style-name="Table_20_Contents">Either I or II alone sufficient to answer<text:bookmark text:name="tdOptionNo_D_449"/></text:p>
                      </table:table-cell>
                    </table:table-row>
                    <table:table-row>
                      <table:table-cell table:style-name="Table86.A1" office:value-type="string">
                        <text:p text:style-name="Table_20_Contents"><text:bookmark text:name="lnkOptionLink_D_449"/><text:a xlink:type="simple" xlink:href="javascript:%20void%200;" text:style-name="Internet_20_link" text:visited-style-name="Visited_20_Internet_20_Link">D.</text:a><text:bookmark text:name="tdOptionDt_D_449"/></text:p>
                      </table:table-cell>
                      <table:table-cell table:style-name="Table86.A1" office:value-type="string">
                        <text:p text:style-name="Table_20_Contents">Both I and II are not sufficient to answer<text:bookmark text:name="tdOptionNo_E_449"/></text:p>
                      </table:table-cell>
                    </table:table-row>
                    <table:table-row>
                      <table:table-cell table:style-name="Table86.A1" office:value-type="string">
                        <text:p text:style-name="Table_20_Contents"><text:bookmark text:name="lnkOptionLink_E_449"/><text:a xlink:type="simple" xlink:href="javascript:%20void%200;" text:style-name="Internet_20_link" text:visited-style-name="Visited_20_Internet_20_Link">E.</text:a><text:bookmark text:name="tdOptionDt_E_449"/></text:p>
                      </table:table-cell>
                      <table:table-cell table:style-name="Table86.A1" office:value-type="string">
                        <text:p text:style-name="Table_20_Contents">Both I and II are necessary to answer</text:p>
                      </table:table-cell>
                    </table:table-row>
                  </table:table>
                  <text:p text:style-name="Table_20_Contents"/>
                </table:table-cell>
              </table:table-row>
            </table:table>
          </table:table-cell>
        </table:table-row>
        <table:table-row>
          <table:covered-table-cell/>
          <table:table-cell office:value-type="string">
            <text:section text:style-name="Sect1" text:name="divAnswer_449">
              <text:p text:style-name="P6">Answer: Option E</text:p>
              <text:p text:style-name="P6">Explanation:</text:p>
              <text:p text:style-name="P6">Since ratio of speed of X : Y is 3 : 4, then ratio of time will be 4 : 3.</text:p>
              <text:p text:style-name="P6"> <text:span text:style-name="T5">I.</text:span> If Y takes 3 min, then X takes 4 min.</text:p>
              <table:table table:name="Table87" table:style-name="Table87">
                <table:table-column table:style-name="Table87.A"/>
                <table:table-column table:style-name="Table87.B"/>
                <table:table-column table:style-name="Table87.C"/>
                <table:table-column table:style-name="Table87.D"/>
                <table:table-column table:style-name="Table87.E"/>
                <table:table-column table:style-name="Table87.F"/>
                <table:table-row>
                  <table:table-cell table:style-name="Table87.A1" table:number-rows-spanned="2" office:value-type="string">
                    <text:p text:style-name="P13"><text:span text:style-name="T5">II.</text:span> If Y takes 36 min, then X takes </text:p>
                  </table:table-cell>
                  <table:table-cell table:style-name="Table87.A1" table:number-rows-spanned="2" office:value-type="string">
                    <text:p text:style-name="P13"><draw:frame draw:style-name="fr1" draw:name="Image87" text:anchor-type="as-char" svg:width="0.238cm" svg:height="1.005cm" draw:z-index="86"><draw:image xlink:href="Pictures/10000000000000090000002679D462C619C31539.png" xlink:type="simple" xlink:show="embed" xlink:actuate="onLoad"/></draw:frame></text:p>
                  </table:table-cell>
                  <table:table-cell table:style-name="Table87.A1" office:value-type="string">
                    <text:p text:style-name="P13">4</text:p>
                  </table:table-cell>
                  <table:table-cell table:style-name="Table87.A1" table:number-rows-spanned="2" office:value-type="string">
                    <text:p text:style-name="P13">x 36</text:p>
                  </table:table-cell>
                  <table:table-cell table:style-name="Table87.A1" table:number-rows-spanned="2" office:value-type="string">
                    <text:p text:style-name="P13"><draw:frame draw:style-name="fr1" draw:name="Image88" text:anchor-type="as-char" svg:width="0.212cm" svg:height="1.005cm" draw:z-index="87"><draw:image xlink:href="Pictures/1000000000000008000000265CA9C31D1E9F9FD4.png" xlink:type="simple" xlink:show="embed" xlink:actuate="onLoad"/></draw:frame>min</text:p>
                  </table:table-cell>
                  <table:table-cell table:style-name="Table87.A1" table:number-rows-spanned="2" office:value-type="string">
                    <text:p text:style-name="P13">= 48 min.</text:p>
                  </table:table-cell>
                </table:table-row>
                <table:table-row>
                  <table:covered-table-cell/>
                  <table:covered-table-cell/>
                  <table:table-cell table:style-name="Table87.A1" office:value-type="string">
                    <text:p text:style-name="P13">3</text:p>
                  </table:table-cell>
                  <table:covered-table-cell/>
                  <table:covered-table-cell/>
                  <table:covered-table-cell/>
                </table:table-row>
              </table:table>
              <text:p text:style-name="P6">Thus, I and II together give the answer.</text:p>
              <text:p text:style-name="P6"><draw:frame draw:style-name="fr1" draw:name="Image89" text:anchor-type="as-char" svg:width="0.45cm" svg:height="0.291cm" draw:z-index="88"><draw:image xlink:href="Pictures/10000000000000110000000B60917D469C7B0636.png" xlink:type="simple" xlink:show="embed" xlink:actuate="onLoad"/></draw:frame> Correct answer is (E).</text:p>
            </text:section>
          </table:table-cell>
        </table:table-row>
      </table:table>
      <text:p text:style-name="P11"/>
      <text:p text:style-name="P11"/>
      <text:p text:style-name="P11"/>
      <text:p text:style-name="P11"/>
      <text:p text:style-name="P11"/>
      <text:p text:style-name="P11"/>
      <text:p text:style-name="P4"><text:bookmark text:name="lnkDirectionShowHide"/><text:soft-page-break/><text:a xlink:type="simple" xlink:href="javascript:%20void%200;" text:style-name="Internet_20_link" text:visited-style-name="Visited_20_Internet_20_Link">Directions to Solve</text:a></text:p>
      <text:section text:style-name="Sect1" text:name="divDirection">
        <text:section text:style-name="Sect1" text:name="divDirectionText">
          <text:p text:style-name="Text_20_body">Each of the questions given below consists of a statement and / or a question and two statements numbered I and II given below it. You have to decide whether the data provided in the statement(s) is / are sufficient to answer the given question. Read the both statements and </text:p>
          <text:list xml:id="list5899419414101817772" text:style-name="L1">
            <text:list-item>
              <text:p text:style-name="P23">Give answer (A) if the data in Statement I alone are sufficient to answer the question, while the data in Statement II alone are not sufficient to answer the question. </text:p>
            </text:list-item>
            <text:list-item>
              <text:p text:style-name="P23">Give answer (B) if the data in Statement II alone are sufficient to answer the question, while the data in Statement I alone are not sufficient to answer the question. </text:p>
            </text:list-item>
            <text:list-item>
              <text:p text:style-name="P23">Give answer (C) if the data either in Statement I or in Statement II alone are sufficient to answer the question. </text:p>
            </text:list-item>
            <text:list-item>
              <text:p text:style-name="P23">Give answer (D) if the data even in both Statements I and II together are not sufficient to answer the question. </text:p>
            </text:list-item>
            <text:list-item>
              <text:p text:style-name="P18">Give answer(E) if the data in both Statements I and II together are necessary to answer the question. </text:p>
            </text:list-item>
          </text:list>
        </text:section>
      </text:section>
      <text:p text:style-name="P11">Speed, Time and Distance: <text:span text:style-name="T4">IMPORTANT FORMULAS</text:span></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B"/>
        <table:table-column table:style-name="Table64.C"/>
        <table:table-column table:style-name="Table64.D"/>
        <table:table-column table:style-name="Table64.E"/>
        <table:table-column table:style-name="Table64.K"/>
        <table:table-row>
          <table:table-cell table:style-name="Table64.A1" table:number-rows-spanned="2" office:value-type="string">
            <text:p text:style-name="P13">Speed =</text:p>
          </table:table-cell>
          <table:table-cell table:style-name="Table64.A1" table:number-rows-spanned="2" office:value-type="string">
            <text:p text:style-name="P13"><draw:frame draw:style-name="fr1" draw:name="Image64" text:anchor-type="as-char" svg:width="0.238cm" svg:height="1.005cm" draw:z-index="63"><draw:image xlink:href="Pictures/100000000000000900000026C7CC7F55CE933D95.png" xlink:type="simple" xlink:show="embed" xlink:actuate="onLoad"/></draw:frame></text:p>
          </table:table-cell>
          <table:table-cell table:style-name="Table64.A1" office:value-type="string">
            <text:p text:style-name="P13">Distance</text:p>
          </table:table-cell>
          <table:table-cell table:style-name="Table64.A1" table:number-rows-spanned="2" office:value-type="string">
            <text:p text:style-name="P13"><draw:frame draw:style-name="fr1" draw:name="Image65" text:anchor-type="as-char" svg:width="0.212cm" svg:height="1.005cm" draw:z-index="64"><draw:image xlink:href="Pictures/1000000000000008000000265CA9C31D1E9F9FD4.png" xlink:type="simple" xlink:show="embed" xlink:actuate="onLoad"/></draw:frame></text:p>
          </table:table-cell>
          <table:table-cell table:style-name="Table64.A1" table:number-rows-spanned="2" office:value-type="string">
            <text:p text:style-name="P13">,</text:p>
          </table:table-cell>
          <table:table-cell table:style-name="Table64.A1" table:number-rows-spanned="2" office:value-type="string">
            <text:p text:style-name="P13">Time =</text:p>
          </table:table-cell>
          <table:table-cell table:style-name="Table64.A1" table:number-rows-spanned="2" office:value-type="string">
            <text:p text:style-name="P13"><draw:frame draw:style-name="fr1" draw:name="Image66" text:anchor-type="as-char" svg:width="0.238cm" svg:height="1.005cm" draw:z-index="65"><draw:image xlink:href="Pictures/10000000000000090000002679D462C619C31539.png" xlink:type="simple" xlink:show="embed" xlink:actuate="onLoad"/></draw:frame></text:p>
          </table:table-cell>
          <table:table-cell table:style-name="Table64.A1" office:value-type="string">
            <text:p text:style-name="P13">Distance</text:p>
          </table:table-cell>
          <table:table-cell table:style-name="Table64.A1" table:number-rows-spanned="2" office:value-type="string">
            <text:p text:style-name="P13"><draw:frame draw:style-name="fr1" draw:name="Image67" text:anchor-type="as-char" svg:width="0.212cm" svg:height="1.005cm" draw:z-index="66"><draw:image xlink:href="Pictures/1000000000000008000000265CA9C31D1E9F9FD4.png" xlink:type="simple" xlink:show="embed" xlink:actuate="onLoad"/></draw:frame></text:p>
          </table:table-cell>
          <table:table-cell table:style-name="Table64.A1" table:number-rows-spanned="2" office:value-type="string">
            <text:p text:style-name="P13">,</text:p>
          </table:table-cell>
          <table:table-cell table:style-name="Table64.A1" table:number-rows-spanned="2" office:value-type="string">
            <text:p text:style-name="P13">Distance = (Speed x Time).</text:p>
          </table:table-cell>
        </table:table-row>
        <table:table-row>
          <table:covered-table-cell/>
          <table:covered-table-cell/>
          <table:table-cell table:style-name="Table64.A1" office:value-type="string">
            <text:p text:style-name="P13">Time</text:p>
          </table:table-cell>
          <table:covered-table-cell/>
          <table:covered-table-cell/>
          <table:covered-table-cell/>
          <table:covered-table-cell/>
          <table:table-cell table:style-name="Table64.A1" office:value-type="string">
            <text:p text:style-name="P13">Speed</text:p>
          </table:table-cell>
          <table:covered-table-cell/>
          <table:covered-table-cell/>
          <table:covered-table-cell/>
        </table:table-row>
      </table:table>
      <text:list xml:id="list3770118932497400322" text:style-name="L2">
        <text:list-item>
          <text:p text:style-name="P19">km/hr to m/sec conversion:</text:p>
        </text:list-item>
      </text:list>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row>
          <table:table-cell table:style-name="Table65.A1" table:number-rows-spanned="2" office:value-type="string">
            <text:p text:style-name="P13"><text:span text:style-name="T2">x</text:span> km/hr =</text:p>
          </table:table-cell>
          <table:table-cell table:style-name="Table65.A1" table:number-rows-spanned="2" office:value-type="string">
            <text:p text:style-name="P13"><draw:frame draw:style-name="fr1" draw:name="Image68" text:anchor-type="as-char" svg:width="0.238cm" svg:height="1.005cm" draw:z-index="67"><draw:image xlink:href="Pictures/10000000000000090000002679D462C619C31539.png" xlink:type="simple" xlink:show="embed" xlink:actuate="onLoad"/></draw:frame></text:p>
          </table:table-cell>
          <table:table-cell table:style-name="Table65.A1" table:number-rows-spanned="2" office:value-type="string">
            <text:p text:style-name="P13"><text:span text:style-name="T2">x</text:span> x</text:p>
          </table:table-cell>
          <table:table-cell table:style-name="Table65.A1" office:value-type="string">
            <text:p text:style-name="P13">5</text:p>
          </table:table-cell>
          <table:table-cell table:style-name="Table65.A1" table:number-rows-spanned="2" office:value-type="string">
            <text:p text:style-name="P13"><draw:frame draw:style-name="fr1" draw:name="Image69" text:anchor-type="as-char" svg:width="0.212cm" svg:height="1.005cm" draw:z-index="68"><draw:image xlink:href="Pictures/1000000000000008000000265CA9C31D1E9F9FD4.png" xlink:type="simple" xlink:show="embed" xlink:actuate="onLoad"/></draw:frame></text:p>
          </table:table-cell>
          <table:table-cell table:style-name="Table65.A1" table:number-rows-spanned="2" office:value-type="string">
            <text:p text:style-name="P13">m/sec.</text:p>
          </table:table-cell>
        </table:table-row>
        <table:table-row>
          <table:covered-table-cell/>
          <table:covered-table-cell/>
          <table:covered-table-cell/>
          <table:table-cell table:style-name="Table65.A1" office:value-type="string">
            <text:p text:style-name="P13">18</text:p>
          </table:table-cell>
          <table:covered-table-cell/>
          <table:covered-table-cell/>
        </table:table-row>
      </table:table>
      <text:list xml:id="list1144513633509094559" text:style-name="L3">
        <text:list-item>
          <text:p text:style-name="P20">m/sec to km/hr conversion:</text:p>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table-cell table:style-name="Table66.A1" table:number-rows-spanned="2" office:value-type="string">
            <text:p text:style-name="P13"><text:span text:style-name="T2">x</text:span> m/sec =</text:p>
          </table:table-cell>
          <table:table-cell table:style-name="Table66.A1" table:number-rows-spanned="2" office:value-type="string">
            <text:p text:style-name="P13"><draw:frame draw:style-name="fr1" draw:name="Image70" text:anchor-type="as-char" svg:width="0.238cm" svg:height="1.005cm" draw:z-index="69"><draw:image xlink:href="Pictures/10000000000000090000002679D462C619C31539.png" xlink:type="simple" xlink:show="embed" xlink:actuate="onLoad"/></draw:frame></text:p>
          </table:table-cell>
          <table:table-cell table:style-name="Table66.A1" table:number-rows-spanned="2" office:value-type="string">
            <text:p text:style-name="P13"><text:span text:style-name="T2">x</text:span> x</text:p>
          </table:table-cell>
          <table:table-cell table:style-name="Table66.A1" office:value-type="string">
            <text:p text:style-name="P13">18</text:p>
          </table:table-cell>
          <table:table-cell table:style-name="Table66.A1" table:number-rows-spanned="2" office:value-type="string">
            <text:p text:style-name="P13"><draw:frame draw:style-name="fr1" draw:name="Image71" text:anchor-type="as-char" svg:width="0.212cm" svg:height="1.005cm" draw:z-index="70"><draw:image xlink:href="Pictures/1000000000000008000000265CA9C31D1E9F9FD4.png" xlink:type="simple" xlink:show="embed" xlink:actuate="onLoad"/></draw:frame></text:p>
          </table:table-cell>
          <table:table-cell table:style-name="Table66.A1" table:number-rows-spanned="2" office:value-type="string">
            <text:p text:style-name="P13">km/hr.</text:p>
          </table:table-cell>
        </table:table-row>
        <table:table-row>
          <table:covered-table-cell/>
          <table:covered-table-cell/>
          <table:covered-table-cell/>
          <table:table-cell table:style-name="Table66.A1" office:value-type="string">
            <text:p text:style-name="P13">5</text:p>
          </table:table-cell>
          <table:covered-table-cell/>
          <table:covered-table-cell/>
        </table:table-row>
      </table:table>
      <text:list xml:id="list5663480585153491683" text:style-name="L4">
        <text:list-item>
          <text:p text:style-name="P21">If the ratio of the speeds of A and B is <text:span text:style-name="T2">a</text:span> : <text:span text:style-name="T2">b</text:span>, then the ratio of the</text:p>
        </text:list-item>
      </text:list>
      <table:table table:name="Table67" table:style-name="Table67">
        <table:table-column table:style-name="Table67.A"/>
        <table:table-column table:style-name="Table67.B"/>
        <table:table-column table:style-name="Table67.C"/>
        <table:table-column table:style-name="Table67.B"/>
        <table:table-column table:style-name="Table67.E"/>
        <table:table-row>
          <table:table-cell table:style-name="Table67.A1" table:number-rows-spanned="2" office:value-type="string">
            <text:p text:style-name="P13">the times taken by then to cover the same distance is</text:p>
          </table:table-cell>
          <table:table-cell table:style-name="Table67.A1" office:value-type="string">
            <text:p text:style-name="P13">1</text:p>
          </table:table-cell>
          <table:table-cell table:style-name="Table67.A1" table:number-rows-spanned="2" office:value-type="string">
            <text:p text:style-name="P13">:</text:p>
          </table:table-cell>
          <table:table-cell table:style-name="Table67.A1" office:value-type="string">
            <text:p text:style-name="P13">1</text:p>
          </table:table-cell>
          <table:table-cell table:style-name="Table67.A1" table:number-rows-spanned="2" office:value-type="string">
            <text:p text:style-name="P13">or <text:span text:style-name="T2">b</text:span> : <text:span text:style-name="T2">a</text:span>.</text:p>
          </table:table-cell>
        </table:table-row>
        <table:table-row>
          <table:covered-table-cell/>
          <table:table-cell table:style-name="Table67.A1" office:value-type="string">
            <text:p text:style-name="P17">a</text:p>
          </table:table-cell>
          <table:covered-table-cell/>
          <table:table-cell table:style-name="Table67.A1" office:value-type="string">
            <text:p text:style-name="P17">b</text:p>
          </table:table-cell>
          <table:covered-table-cell/>
        </table:table-row>
      </table:table>
      <text:list xml:id="list8468061905510491471" text:style-name="L5">
        <text:list-item>
          <text:p text:style-name="P22">Suppose a man covers a certain distance at <text:span text:style-name="T2">x</text:span> km/hr and an equal distance at <text:span text:style-name="T2">y</text:span> km/hr. Then,</text:p>
        </text:list-item>
      </text:list>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table:number-rows-spanned="2" office:value-type="string">
            <text:p text:style-name="P13">the average speed during the whole journey is</text:p>
          </table:table-cell>
          <table:table-cell table:style-name="Table68.A1" table:number-rows-spanned="2" office:value-type="string">
            <text:p text:style-name="P13"><draw:frame draw:style-name="fr1" draw:name="Image72" text:anchor-type="as-char" svg:width="0.238cm" svg:height="1.005cm" draw:z-index="71"><draw:image xlink:href="Pictures/10000000000000090000002679D462C619C31539.png" xlink:type="simple" xlink:show="embed" xlink:actuate="onLoad"/></draw:frame></text:p>
          </table:table-cell>
          <table:table-cell table:style-name="Table68.A1" office:value-type="string">
            <text:p text:style-name="P13">2<text:span text:style-name="T2">xy</text:span></text:p>
          </table:table-cell>
          <table:table-cell table:style-name="Table68.A1" table:number-rows-spanned="2" office:value-type="string">
            <text:p text:style-name="P13"><draw:frame draw:style-name="fr1" draw:name="Image73" text:anchor-type="as-char" svg:width="0.212cm" svg:height="1.005cm" draw:z-index="72"><draw:image xlink:href="Pictures/1000000000000008000000265CA9C31D1E9F9FD4.png" xlink:type="simple" xlink:show="embed" xlink:actuate="onLoad"/></draw:frame></text:p>
          </table:table-cell>
          <table:table-cell table:style-name="Table68.A1" table:number-rows-spanned="2" office:value-type="string">
            <text:p text:style-name="P13">km/hr.</text:p>
          </table:table-cell>
        </table:table-row>
        <table:table-row>
          <table:covered-table-cell/>
          <table:covered-table-cell/>
          <table:table-cell table:style-name="Table68.A1" office:value-type="string">
            <text:p text:style-name="P13"><text:span text:style-name="T2">x</text:span> + <text:span text:style-name="T2">y</text:span></text:p>
          </table:table-cell>
          <table:covered-table-cell/>
          <table:covered-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10:32:38.706705147</meta:creation-date>
    <dc:date>2018-12-06T10:42:41.318422218</dc:date>
    <meta:editing-duration>PT21M50S</meta:editing-duration>
    <meta:editing-cycles>4</meta:editing-cycles>
    <meta:generator>LibreOffice/5.1.6.2$Linux_X86_64 LibreOffice_project/10m0$Build-2</meta:generator>
    <meta:document-statistic meta:table-count="87" meta:image-count="89" meta:object-count="0" meta:page-count="11" meta:paragraph-count="652" meta:word-count="2319" meta:character-count="9873" meta:non-whitespace-character-count="7985"/>
  </office:meta>
</office:document-meta>
</file>